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宋体" svg:font-family="宋体"/>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style>
    <style:style style:name="ce3" style:family="table-cell" style:parent-style-name="Default" style:data-style-name="N0">
      <style:table-cell-properties style:vertical-align="middle"/>
    </style:style>
    <style:style style:name="co1" style:family="table-column">
      <style:table-column-properties fo:break-before="auto" style:column-width="6.77333333333333cm"/>
    </style:style>
    <style:style style:name="co2" style:family="table-column">
      <style:table-column-properties fo:break-before="auto" style:column-width="10.1070833333333cm"/>
    </style:style>
    <style:style style:name="co3" style:family="table-column">
      <style:table-column-properties fo:break-before="auto" style:column-width="5.159375cm"/>
    </style:style>
    <style:style style:name="co4" style:family="table-column">
      <style:table-column-properties fo:break-before="auto" style:column-width="5.37104166666667cm"/>
    </style:style>
    <style:style style:name="co5" style:family="table-column">
      <style:table-column-properties fo:break-before="auto" style:column-width="4.41854166666667cm"/>
    </style:style>
    <style:style style:name="co6" style:family="table-column">
      <style:table-column-properties fo:break-before="auto" style:column-width="4.445cm"/>
    </style:style>
    <style:style style:name="co7" style:family="table-column">
      <style:table-column-properties fo:break-before="auto" style:column-width="4.365625cm"/>
    </style:style>
    <style:style style:name="co8" style:family="table-column">
      <style:table-column-properties fo:break-before="auto" style:column-width="3.889375cm"/>
    </style:style>
    <style:style style:name="co9" style:family="table-column">
      <style:table-column-properties fo:break-before="auto" style:column-width="3.54541666666667cm"/>
    </style:style>
    <style:style style:name="co10" style:family="table-column">
      <style:table-column-properties fo:break-before="auto" style:column-width="3.28083333333333cm"/>
    </style:style>
    <style:style style:name="co11" style:family="table-column">
      <style:table-column-properties fo:break-before="auto" style:column-width="4.10104166666667cm"/>
    </style:style>
    <style:style style:name="co12" style:family="table-column">
      <style:table-column-properties fo:break-before="auto" style:column-width="4.15395833333333cm"/>
    </style:style>
    <style:style style:name="co13" style:family="table-column">
      <style:table-column-properties fo:break-before="auto" style:column-width="5.26520833333333cm"/>
    </style:style>
    <style:style style:name="co14" style:family="table-column">
      <style:table-column-properties fo:break-before="auto" style:column-width="5.715cm"/>
    </style:style>
    <style:style style:name="co15" style:family="table-column">
      <style:table-column-properties fo:break-before="auto" style:column-width="2.27541666666667cm"/>
    </style:style>
    <style:style style:name="co16" style:family="table-column">
      <style:table-column-properties fo:break-before="auto" style:column-width="2.35479166666667cm"/>
    </style:style>
    <style:style style:name="co17" style:family="table-column">
      <style:table-column-properties fo:break-before="auto" style:column-width="2.38125cm"/>
    </style:style>
    <style:style style:name="co18" style:family="table-column">
      <style:table-column-properties fo:break-before="auto" style:column-width="2.24895833333333cm"/>
    </style:style>
    <style:style style:name="co19" style:family="table-column">
      <style:table-column-properties fo:break-before="auto" style:column-width="1.905cm"/>
    </style:style>
    <style:style style:name="co20" style:family="table-column">
      <style:table-column-properties fo:break-before="auto" style:column-width="1.69333333333333cm"/>
    </style:style>
    <style:style style:name="co21" style:family="table-column">
      <style:table-column-properties fo:break-before="auto" style:column-width="8.94291666666667cm"/>
    </style:style>
    <style:style style:name="co22" style:family="table-column">
      <style:table-column-properties fo:break-before="auto" style:column-width="2.778125cm"/>
    </style:style>
    <style:style style:name="co23" style:family="table-column">
      <style:table-column-properties fo:break-before="auto" style:column-width="10.7420833333333cm"/>
    </style:style>
    <style:style style:name="ro1" style:family="table-row">
      <style:table-row-properties style:row-height="67.5pt" style:use-optimal-row-height="true" fo:break-before="auto"/>
    </style:style>
    <style:style style:name="ro2" style:family="table-row">
      <style:table-row-properties style:row-height="13.5pt" style:use-optimal-row-height="true" fo:break-before="auto"/>
    </style:style>
    <style:style style:name="ro3" style:family="table-row">
      <style:table-row-properties style:row-height="14.1pt" style:use-optimal-row-height="true" fo:break-before="auto"/>
    </style:style>
    <style:style style:name="ro4" style:family="table-row">
      <style:table-row-properties style:row-height="34.15pt" style:use-optimal-row-height="false" fo:break-before="auto"/>
    </style:style>
    <style:style style:name="ro5" style:family="table-row">
      <style:table-row-properties style:row-height="15.6pt" style:use-optimal-row-height="false" fo:break-before="auto"/>
    </style:style>
    <style:style style:name="ro6" style:family="table-row">
      <style:table-row-properties style:row-height="16.35pt" style:use-optimal-row-height="false" fo:break-before="auto"/>
    </style:style>
    <style:style style:name="ro7" style:family="table-row">
      <style:table-row-properties style:row-height="40.5pt" style:use-optimal-row-height="true" fo:break-before="auto"/>
    </style:style>
    <style:style style:name="ro8" style:family="table-row">
      <style:table-row-properties style:row-height="27pt" style:use-optimal-row-height="true" fo:break-before="auto"/>
    </style:style>
    <style:style style:name="ro9" style:family="table-row">
      <style:table-row-properties style:row-height="54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paragraph" style:name="a3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fo:wrap-option="wrap" fo:padding-top="0.05in" fo:padding-bottom="0.05in" fo:padding-left="0.1in" fo:padding-right="0.1in" draw:textarea-vertical-align="top" draw:textarea-horizontal-align="left" draw:fill="solid" draw:fill-color="#d7e4bd"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false"/>
      <table:content-validations>
        <table:content-validation table:name="val1" table:condition="cell-content-text-length-is-between(1,20)" table:allow-empty-cell="false">
          <table:help-message table:display="true"/>
          <table:error-message table:display="true"/>
        </table:content-validation>
        <table:content-validation table:name="val2" table:condition="cell-content-is-whole-number() and cell-content-is-between(1,1000)">
          <table:help-message table:display="true"/>
          <table:error-message table:display="true"/>
        </table:content-validation>
        <table:content-validation table:name="val3" table:condition="cell-content-is-in-list(&quot;提醒&quot;;&quot;一般&quot;;&quot;紧急&quot;)">
          <table:help-message table:display="true"/>
          <table:error-message table:display="true"/>
        </table:content-validation>
        <table:content-validation table:name="val4">
          <table:help-message table:display="true"/>
          <table:error-message table:display="true"/>
        </table:content-validation>
        <table:content-validation table:name="val5" table:condition="cell-content-is-in-list(&quot;提醒&quot;;&quot;一般&quot;;&quot;紧急&quot;)" table:allow-empty-cell="false">
          <table:help-message table:display="true"/>
          <table:error-message table:display="true"/>
        </table:content-validation>
        <table:content-validation table:name="val6" table:condition="cell-content-text-length-is-between(1,10000)" table:allow-empty-cell="false">
          <table:help-message table:display="true"/>
          <table:error-message table:display="true"/>
        </table:content-validation>
        <table:content-validation table:name="val7" table:condition="cell-content-is-in-list(&quot;业务监控&quot;;&quot;错误码监控&quot;)">
          <table:help-message table:display="true"/>
          <table:error-message table:display="true"/>
        </table:content-validation>
        <table:content-validation table:name="val8" table:condition="cell-content-is-in-list(&quot;立即触发&quot;;&quot;满足条件触发&quot;)">
          <table:help-message table:display="true"/>
          <table:error-message table:display="true"/>
        </table:content-validation>
        <table:content-validation table:name="val9" table:condition="cell-content-is-in-list(&quot;restart&quot;;&quot;save_log&quot;;&quot;dump&quot;;&quot;restart&quot;;&quot;save_log&quot;;&quot;restart&quot;;&quot;dump&quot;;&quot;save_log&quot;;&quot;dump&quot;;&quot;restart&quot;;&quot;save_log&quot;;&quot;dump&quot;)">
          <table:help-message table:display="true"/>
          <table:error-message table:display="true"/>
        </table:content-validation>
        <table:content-validation table:name="val10" table:condition="cell-content-text-length-is-between(1,255)" table:allow-empty-cell="false">
          <table:help-message table:display="true"/>
          <table:error-message table:display="true"/>
        </table:content-validation>
        <table:content-validation table:name="val11" table:condition="cell-content-is-in-list(&quot;业务监控&quot;;&quot;错误码监控&quot;)" table:allow-empty-cell="false">
          <table:help-message/>
          <table:error-message/>
        </table:content-validation>
        <table:content-validation table:name="val12" table:condition="cell-content-text-length-is-between(1,250)" table:allow-empty-cell="false">
          <table:help-message table:display="true"/>
          <table:error-message table:display="true"/>
        </table:content-validation>
        <table:content-validation table:name="val13" table:condition="cell-content-text-length-is-between(1,250)">
          <table:help-message table:display="true"/>
          <table:error-message table:display="true"/>
        </table:content-validation>
        <table:content-validation table:name="val14" table:condition="cell-content-is-in-list(&quot;立即触发&quot;;&quot;满足条件触发&quot;)" table:allow-empty-cell="false">
          <table:help-message/>
          <table:error-message/>
        </table:content-validation>
        <table:content-validation table:name="val15" table:condition="cell-content-is-whole-number() and cell-content-is-between(1,86400)">
          <table:help-message table:display="true"/>
          <table:error-message table:display="true"/>
        </table:content-validation>
        <table:content-validation table:name="val16" table:condition="cell-content-text-length()&gt;=1" table:allow-empty-cell="false">
          <table:help-message table:display="true"/>
          <table:error-message table:display="true"/>
        </table:content-validation>
        <table:content-validation table:name="val17" table:condition="cell-content-text-length-is-between(1,255)" table:allow-empty-cell="false">
          <table:help-message table:display="true"/>
          <table:error-message table:display="true"/>
        </table:content-validation>
        <table:content-validation table:name="val18" table:condition="cell-content-text-length-is-between(1,250)">
          <table:help-message table:display="true"/>
          <table:error-message table:display="true"/>
        </table:content-validation>
        <table:content-validation table:name="val19" table:condition="cell-content-text-length-is-between(1,250)" table:allow-empty-cell="false">
          <table:help-message table:display="true"/>
          <table:error-message table:display="true"/>
        </table:content-validation>
        <table:content-validation table:name="val20" table:condition="cell-content-text-length-is-between(1,10000)" table:allow-empty-cell="false">
          <table:help-message table:display="true"/>
          <table:error-message table:display="true"/>
        </table:content-validation>
        <table:content-validation table:name="val21" table:condition="cell-content-is-in-list(&quot;zh_CN&quot;;&quot;en_US&quot;;&quot;es&quot;;&quot;ru&quot;;&quot;fr&quot;;&quot;it&quot;;&quot;pl&quot;;&quot;tr&quot;;&quot;nl&quot;;&quot;pt&quot;;&quot;de&quot;;&quot;cs&quot;;&quot;bg&quot;;&quot;hu&quot;;&quot;th&quot;;&quot;da&quot;;&quot;ja&quot;;&quot;zh_TW&quot;;&quot;ko&quot;;&quot;fi&quot;;&quot;vi&quot;;&quot;et&quot;;&quot;el&quot;;&quot;sk&quot;;&quot;ro&quot;;&quot;sv&quot;;&quot;no&quot;;&quot;hr&quot;;&quot;sl&quot;;&quot;sr&quot;;&quot;lv&quot;;&quot;lt&quot;;&quot;pt_BR&quot;;&quot;kk&quot;;&quot;ky&quot;;&quot;ar&quot;;&quot;fa&quot;;&quot;he&quot;;&quot;uz&quot;;&quot;uk&quot;)" table:allow-empty-cell="false">
          <table:help-message/>
          <table:error-message/>
        </table:content-validation>
      </table:content-validations>
      <table:table table:name="告警策略"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2"/>
        <table:table-column table:style-name="co17" table:default-cell-style-name="ce2"/>
        <table:table-column table:style-name="co18" table:default-cell-style-name="ce2"/>
        <table:table-column table:style-name="co19" table:number-columns-repeated="1002" table:default-cell-style-name="ce2"/>
        <table:table-column table:style-name="co19" table:number-columns-repeated="3" table:default-cell-style-name="ce1"/>
        <table:table-column table:style-name="co20" table:number-columns-repeated="15360" table:default-cell-style-name="ce1"/>
        <table:table-row table:style-name="ro1">
          <table:table-cell office:value-type="string" table:content-validation-name="val1" table:style-name="ce2">
            <text:p>所属组件标识*（必填）</text:p>
          </table:table-cell>
          <table:table-cell office:value-type="string" table:content-validation-name="val10" table:style-name="ce2">
            <text:p>策略名称*（必填；1-255个字）</text:p>
          </table:table-cell>
          <table:table-cell office:value-type="string" table:style-name="ce2">
            <text:p>策略类型*（必填）</text:p>
          </table:table-cell>
          <table:table-cell office:value-type="string" table:content-validation-name="val12" table:style-name="ce2">
            <text:p>告警规则*（必填,指标名称不含空格，当符号为=时，后面值可以是字符串，当符号是&gt;、&lt;、&gt;=、&lt;=时，后面的值只能为数字（1~86400））</text:p>
          </table:table-cell>
          <table:table-cell office:value-type="string" table:content-validation-name="val13" table:style-name="ce2">
            <text:p>指标名称</text:p>
          </table:table-cell>
          <table:table-cell office:value-type="string" table:content-validation-name="val13" table:style-name="ce2">
            <text:p>告警规则描述</text:p>
          </table:table-cell>
          <table:table-cell office:value-type="string" table:style-name="ce2">
            <text:p>触发方式*（必填）</text:p>
          </table:table-cell>
          <table:table-cell office:value-type="string" table:style-name="ce2">
            <text:p>持续时间（单位s）</text:p>
          </table:table-cell>
          <table:table-cell office:value-type="string" table:content-validation-name="val2" table:style-name="ce2">
            <text:p>出现次数（单位次）</text:p>
          </table:table-cell>
          <table:table-cell office:value-type="string" table:content-validation-name="val4" table:style-name="ce2">
            <text:p>告警等级*（必填）</text:p>
          </table:table-cell>
          <table:table-cell office:value-type="string" table:content-validation-name="val6" table:style-name="ce2">
            <text:p>告警描述*（必填）</text:p>
          </table:table-cell>
          <table:table-cell office:value-type="string" table:content-validation-name="val6" table:style-name="ce2">
            <text:p>处理意见*（必填）</text:p>
          </table:table-cell>
          <table:table-cell office:value-type="string" table:content-validation-name="val13" table:style-name="ce2">
            <text:p>运维对象</text:p>
          </table:table-cell>
          <table:table-cell office:value-type="string" table:content-validation-name="val4" table:style-name="ce2">
            <text:p>运维手段</text:p>
          </table:table-cell>
          <table:table-cell office:value-type="string" table:style-name="ce2">
            <text:p>保留字段_1</text:p>
          </table:table-cell>
          <table:table-cell office:value-type="string" table:style-name="ce2">
            <text:p>保留字段_2</text:p>
          </table:table-cell>
          <table:table-cell office:value-type="string" table:style-name="ce2">
            <text:p>保留字段_3</text:p>
          </table:table-cell>
          <table:table-cell office:value-type="string" table:style-name="ce2">
            <text:p>保留字段_4</text:p>
          </table:table-cell>
          <table:table-cell office:value-type="string" table:style-name="ce2">
            <text:p>保留字段_5</text:p>
          </table:table-cell>
          <table:table-cell table:number-columns-repeated="16365"/>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0</text:p>
          </table:table-cell>
          <table:table-cell office:value-type="string" table:content-validation-name="val7" table:style-name="ce3">
            <text:p>业务监控</text:p>
          </table:table-cell>
          <table:table-cell office:value-type="string" table:content-validation-name="val12" table:style-name="ce3">
            <text:p>DownDomainOnlineNum=0</text:p>
          </table:table-cell>
          <table:table-cell office:value-type="string" table:content-validation-name="val10" table:style-name="ce3">
            <text:p>monitor.alarmstrategy.ncg.variable.0</text:p>
          </table:table-cell>
          <table:table-cell office:value-type="string" table:style-name="ce3">
            <text:p>monitor.alarmstrategy.ncg.rule.description.0</text:p>
          </table:table-cell>
          <table:table-cell office:value-type="string" table:content-validation-name="val8" table:style-name="ce3">
            <text:p>立即触发</text:p>
          </table:table-cell>
          <table:table-cell table:content-validation-name="val15" table:style-name="ce3"/>
          <table:table-cell table:content-validation-name="val2" table:style-name="ce3"/>
          <table:table-cell office:value-type="string" table:content-validation-name="val3" table:style-name="ce3">
            <text:p>一般</text:p>
          </table:table-cell>
          <table:table-cell office:value-type="string" table:content-validation-name="val10" table:style-name="ce3">
            <text:p>monitor.alarmstrategy.ncg.description.0</text:p>
          </table:table-cell>
          <table:table-cell office:value-type="string" table:content-validation-name="val6" table:style-name="ce3">
            <text:p>monitor.alarmstrategy.ncg.suggestion.0</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007" table:style-name="ce2"/>
          <table:table-cell table:number-columns-repeated="15363"/>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1</text:p>
          </table:table-cell>
          <table:table-cell office:value-type="string" table:content-validation-name="val7" table:style-name="ce3">
            <text:p>业务监控</text:p>
          </table:table-cell>
          <table:table-cell office:value-type="string" table:content-validation-name="val12" table:style-name="ce3">
            <text:p>GetStreamUrlResult=Fail</text:p>
          </table:table-cell>
          <table:table-cell office:value-type="string" table:content-validation-name="val10" table:style-name="ce3">
            <text:p>monitor.alarmstrategy.ncg.variable.1</text:p>
          </table:table-cell>
          <table:table-cell office:value-type="string" table:style-name="ce3">
            <text:p>monitor.alarmstrategy.ncg.rule.description.1</text:p>
          </table:table-cell>
          <table:table-cell office:value-type="string" table:content-validation-name="val8" table:style-name="ce3">
            <text:p>满足条件触发</text:p>
          </table:table-cell>
          <table:table-cell office:value-type="float" office:value="300" table:content-validation-name="val15" table:style-name="ce3">
            <text:p>300</text:p>
          </table:table-cell>
          <table:table-cell office:value-type="float" office:value="100" table:content-validation-name="val2" table:style-name="ce3">
            <text:p>100</text:p>
          </table:table-cell>
          <table:table-cell office:value-type="string" table:content-validation-name="val3" table:style-name="ce3">
            <text:p>一般</text:p>
          </table:table-cell>
          <table:table-cell office:value-type="string" table:content-validation-name="val10" table:style-name="ce3">
            <text:p>monitor.alarmstrategy.ncg.description.1</text:p>
          </table:table-cell>
          <table:table-cell office:value-type="string" table:content-validation-name="val6" table:style-name="ce3">
            <text:p>monitor.alarmstrategy.ncg.suggestion.1</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007" table:style-name="ce2"/>
          <table:table-cell table:number-columns-repeated="15363"/>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2</text:p>
          </table:table-cell>
          <table:table-cell office:value-type="string" table:content-validation-name="val7" table:style-name="ce3">
            <text:p>业务监控</text:p>
          </table:table-cell>
          <table:table-cell office:value-type="string" table:content-validation-name="val12" table:style-name="ce3">
            <text:p>GetPreviewStreamUrlResult=Fail</text:p>
          </table:table-cell>
          <table:table-cell office:value-type="string" table:content-validation-name="val10" table:style-name="ce3">
            <text:p>monitor.alarmstrategy.ncg.variable.2</text:p>
          </table:table-cell>
          <table:table-cell office:value-type="string" table:style-name="ce3">
            <text:p>monitor.alarmstrategy.ncg.rule.description.2</text:p>
          </table:table-cell>
          <table:table-cell office:value-type="string" table:content-validation-name="val8" table:style-name="ce3">
            <text:p>满足条件触发</text:p>
          </table:table-cell>
          <table:table-cell office:value-type="float" office:value="300" table:content-validation-name="val15" table:style-name="ce3">
            <text:p>300</text:p>
          </table:table-cell>
          <table:table-cell office:value-type="float" office:value="100" table:content-validation-name="val2" table:style-name="ce3">
            <text:p>100</text:p>
          </table:table-cell>
          <table:table-cell office:value-type="string" table:content-validation-name="val3" table:style-name="ce3">
            <text:p>一般</text:p>
          </table:table-cell>
          <table:table-cell office:value-type="string" table:content-validation-name="val10" table:style-name="ce3">
            <text:p>monitor.alarmstrategy.ncg.description.2</text:p>
          </table:table-cell>
          <table:table-cell office:value-type="string" table:content-validation-name="val6" table:style-name="ce3">
            <text:p>monitor.alarmstrategy.ncg.suggestion.2</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007" table:style-name="ce2"/>
          <table:table-cell table:number-columns-repeated="15363"/>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3</text:p>
          </table:table-cell>
          <table:table-cell office:value-type="string" table:content-validation-name="val7" table:style-name="ce3">
            <text:p>业务监控</text:p>
          </table:table-cell>
          <table:table-cell office:value-type="string" table:content-validation-name="val12" table:style-name="ce3">
            <text:p>GetFileStreamUrlResult=Fail</text:p>
          </table:table-cell>
          <table:table-cell office:value-type="string" table:content-validation-name="val10" table:style-name="ce3">
            <text:p>monitor.alarmstrategy.ncg.variable.3</text:p>
          </table:table-cell>
          <table:table-cell office:value-type="string" table:style-name="ce3">
            <text:p>monitor.alarmstrategy.ncg.rule.description.3</text:p>
          </table:table-cell>
          <table:table-cell office:value-type="string" table:content-validation-name="val8" table:style-name="ce3">
            <text:p>满足条件触发</text:p>
          </table:table-cell>
          <table:table-cell office:value-type="float" office:value="300" table:content-validation-name="val15" table:style-name="ce3">
            <text:p>300</text:p>
          </table:table-cell>
          <table:table-cell office:value-type="float" office:value="100" table:content-validation-name="val2" table:style-name="ce3">
            <text:p>100</text:p>
          </table:table-cell>
          <table:table-cell office:value-type="string" table:content-validation-name="val3" table:style-name="ce3">
            <text:p>一般</text:p>
          </table:table-cell>
          <table:table-cell office:value-type="string" table:content-validation-name="val10" table:style-name="ce3">
            <text:p>monitor.alarmstrategy.ncg.description.3</text:p>
          </table:table-cell>
          <table:table-cell office:value-type="string" table:content-validation-name="val6" table:style-name="ce3">
            <text:p>monitor.alarmstrategy.ncg.suggestion.3</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007" table:style-name="ce2"/>
          <table:table-cell table:number-columns-repeated="15363"/>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4</text:p>
          </table:table-cell>
          <table:table-cell office:value-type="string" table:content-validation-name="val7" table:style-name="ce3">
            <text:p>业务监控</text:p>
          </table:table-cell>
          <table:table-cell office:value-type="string" table:content-validation-name="val12" table:style-name="ce3">
            <text:p>GetVoiceTalkStreamUrlResult=Fail</text:p>
          </table:table-cell>
          <table:table-cell office:value-type="string" table:content-validation-name="val10" table:style-name="ce3">
            <text:p>monitor.alarmstrategy.ncg.variable.4</text:p>
          </table:table-cell>
          <table:table-cell office:value-type="string" table:style-name="ce3">
            <text:p>monitor.alarmstrategy.ncg.rule.description.4</text:p>
          </table:table-cell>
          <table:table-cell office:value-type="string" table:content-validation-name="val8" table:style-name="ce3">
            <text:p>满足条件触发</text:p>
          </table:table-cell>
          <table:table-cell office:value-type="float" office:value="300" table:content-validation-name="val15" table:style-name="ce3">
            <text:p>300</text:p>
          </table:table-cell>
          <table:table-cell office:value-type="float" office:value="100" table:content-validation-name="val2" table:style-name="ce3">
            <text:p>100</text:p>
          </table:table-cell>
          <table:table-cell office:value-type="string" table:content-validation-name="val3" table:style-name="ce3">
            <text:p>一般</text:p>
          </table:table-cell>
          <table:table-cell office:value-type="string" table:content-validation-name="val10" table:style-name="ce3">
            <text:p>monitor.alarmstrategy.ncg.description.4</text:p>
          </table:table-cell>
          <table:table-cell office:value-type="string" table:content-validation-name="val6" table:style-name="ce3">
            <text:p>monitor.alarmstrategy.ncg.suggestion.4</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007" table:style-name="ce2"/>
          <table:table-cell table:number-columns-repeated="15363"/>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5</text:p>
          </table:table-cell>
          <table:table-cell office:value-type="string" table:content-validation-name="val7" table:style-name="ce3">
            <text:p>业务监控</text:p>
          </table:table-cell>
          <table:table-cell office:value-type="string" table:content-validation-name="val12" table:style-name="ce3">
            <text:p>QueryRecordTimeout=Fail</text:p>
          </table:table-cell>
          <table:table-cell office:value-type="string" table:content-validation-name="val10" table:style-name="ce3">
            <text:p>monitor.alarmstrategy.ncg.variable.5</text:p>
          </table:table-cell>
          <table:table-cell office:value-type="string" table:style-name="ce3">
            <text:p>monitor.alarmstrategy.ncg.rule.description.5</text:p>
          </table:table-cell>
          <table:table-cell office:value-type="string" table:content-validation-name="val8" table:style-name="ce3">
            <text:p>满足条件触发</text:p>
          </table:table-cell>
          <table:table-cell office:value-type="float" office:value="300" table:content-validation-name="val15" table:style-name="ce3">
            <text:p>300</text:p>
          </table:table-cell>
          <table:table-cell office:value-type="float" office:value="100" table:content-validation-name="val2" table:style-name="ce3">
            <text:p>100</text:p>
          </table:table-cell>
          <table:table-cell office:value-type="string" table:content-validation-name="val3" table:style-name="ce3">
            <text:p>一般</text:p>
          </table:table-cell>
          <table:table-cell office:value-type="string" table:content-validation-name="val10" table:style-name="ce3">
            <text:p>monitor.alarmstrategy.ncg.description.5</text:p>
          </table:table-cell>
          <table:table-cell office:value-type="string" table:content-validation-name="val6" table:style-name="ce3">
            <text:p>monitor.alarmstrategy.ncg.suggestion.5</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007" table:style-name="ce2"/>
          <table:table-cell table:number-columns-repeated="15363"/>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6</text:p>
          </table:table-cell>
          <table:table-cell office:value-type="string" table:content-validation-name="val7" table:style-name="ce3">
            <text:p>业务监控</text:p>
          </table:table-cell>
          <table:table-cell office:value-type="string" table:content-validation-name="val12" table:style-name="ce3">
            <text:p>WaitDownInviteRspTimeout=Fail</text:p>
          </table:table-cell>
          <table:table-cell office:value-type="string" table:content-validation-name="val10" table:style-name="ce3">
            <text:p>monitor.alarmstrategy.ncg.variable.6</text:p>
          </table:table-cell>
          <table:table-cell office:value-type="string" table:style-name="ce3">
            <text:p>monitor.alarmstrategy.ncg.rule.description.6</text:p>
          </table:table-cell>
          <table:table-cell office:value-type="string" table:content-validation-name="val8" table:style-name="ce3">
            <text:p>满足条件触发</text:p>
          </table:table-cell>
          <table:table-cell office:value-type="float" office:value="300" table:content-validation-name="val15" table:style-name="ce3">
            <text:p>300</text:p>
          </table:table-cell>
          <table:table-cell office:value-type="float" office:value="100" table:content-validation-name="val2" table:style-name="ce3">
            <text:p>100</text:p>
          </table:table-cell>
          <table:table-cell office:value-type="string" table:content-validation-name="val3" table:style-name="ce3">
            <text:p>一般</text:p>
          </table:table-cell>
          <table:table-cell office:value-type="string" table:content-validation-name="val10" table:style-name="ce3">
            <text:p>monitor.alarmstrategy.ncg.description.6</text:p>
          </table:table-cell>
          <table:table-cell office:value-type="string" table:content-validation-name="val6" table:style-name="ce3">
            <text:p>monitor.alarmstrategy.ncg.suggestion.6</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007" table:style-name="ce2"/>
          <table:table-cell table:number-columns-repeated="15363"/>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7</text:p>
          </table:table-cell>
          <table:table-cell office:value-type="string" table:content-validation-name="val7" table:style-name="ce3">
            <text:p>业务监控</text:p>
          </table:table-cell>
          <table:table-cell office:value-type="string" table:content-validation-name="val12" table:style-name="ce3">
            <text:p>RecvDownStreamRspTimeout=Fail</text:p>
          </table:table-cell>
          <table:table-cell office:value-type="string" table:content-validation-name="val10" table:style-name="ce3">
            <text:p>monitor.alarmstrategy.ncg.variable.7</text:p>
          </table:table-cell>
          <table:table-cell office:value-type="string" table:style-name="ce3">
            <text:p>monitor.alarmstrategy.ncg.rule.description.7</text:p>
          </table:table-cell>
          <table:table-cell office:value-type="string" table:content-validation-name="val8" table:style-name="ce3">
            <text:p>满足条件触发</text:p>
          </table:table-cell>
          <table:table-cell office:value-type="float" office:value="300" table:content-validation-name="val15" table:style-name="ce3">
            <text:p>300</text:p>
          </table:table-cell>
          <table:table-cell office:value-type="float" office:value="100" table:content-validation-name="val2" table:style-name="ce3">
            <text:p>100</text:p>
          </table:table-cell>
          <table:table-cell office:value-type="string" table:content-validation-name="val3" table:style-name="ce3">
            <text:p>一般</text:p>
          </table:table-cell>
          <table:table-cell office:value-type="string" table:content-validation-name="val10" table:style-name="ce3">
            <text:p>monitor.alarmstrategy.ncg.description.7</text:p>
          </table:table-cell>
          <table:table-cell office:value-type="string" table:content-validation-name="val6" table:style-name="ce3">
            <text:p>monitor.alarmstrategy.ncg.suggestion.7</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007" table:style-name="ce2"/>
          <table:table-cell table:number-columns-repeated="15363"/>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8</text:p>
          </table:table-cell>
          <table:table-cell office:value-type="string" table:content-validation-name="val7" table:style-name="ce3">
            <text:p>业务监控</text:p>
          </table:table-cell>
          <table:table-cell office:value-type="string" table:content-validation-name="val12" table:style-name="ce3">
            <text:p>ReturnToUpDomainGetStreamReturn=Fail</text:p>
          </table:table-cell>
          <table:table-cell office:value-type="string" table:content-validation-name="val10" table:style-name="ce3">
            <text:p>monitor.alarmstrategy.ncg.variable.8</text:p>
          </table:table-cell>
          <table:table-cell office:value-type="string" table:style-name="ce3">
            <text:p>monitor.alarmstrategy.ncg.rule.description.8</text:p>
          </table:table-cell>
          <table:table-cell office:value-type="string" table:content-validation-name="val8" table:style-name="ce3">
            <text:p>满足条件触发</text:p>
          </table:table-cell>
          <table:table-cell office:value-type="float" office:value="600" table:content-validation-name="val15" table:style-name="ce3">
            <text:p>600</text:p>
          </table:table-cell>
          <table:table-cell office:value-type="float" office:value="50" table:content-validation-name="val2" table:style-name="ce3">
            <text:p>50</text:p>
          </table:table-cell>
          <table:table-cell office:value-type="string" table:content-validation-name="val3" table:style-name="ce3">
            <text:p>一般</text:p>
          </table:table-cell>
          <table:table-cell office:value-type="string" table:content-validation-name="val10" table:style-name="ce3">
            <text:p>monitor.alarmstrategy.ncg.description.8</text:p>
          </table:table-cell>
          <table:table-cell office:value-type="string" table:content-validation-name="val6" table:style-name="ce3">
            <text:p>monitor.alarmstrategy.ncg.suggestion.8</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007" table:style-name="ce2"/>
          <table:table-cell table:number-columns-repeated="15363"/>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9</text:p>
          </table:table-cell>
          <table:table-cell office:value-type="string" table:content-validation-name="val7" table:style-name="ce3">
            <text:p>业务监控</text:p>
          </table:table-cell>
          <table:table-cell office:value-type="string" table:content-validation-name="val12" table:style-name="ce3">
            <text:p>ReturnToClientGetStreamReturn=Fail</text:p>
          </table:table-cell>
          <table:table-cell office:value-type="string" table:content-validation-name="val10" table:style-name="ce3">
            <text:p>monitor.alarmstrategy.ncg.variable.9</text:p>
          </table:table-cell>
          <table:table-cell office:value-type="string" table:style-name="ce3">
            <text:p>monitor.alarmstrategy.ncg.rule.description.9</text:p>
          </table:table-cell>
          <table:table-cell office:value-type="string" table:content-validation-name="val8" table:style-name="ce3">
            <text:p>满足条件触发</text:p>
          </table:table-cell>
          <table:table-cell office:value-type="float" office:value="600" table:content-validation-name="val15" table:style-name="ce3">
            <text:p>600</text:p>
          </table:table-cell>
          <table:table-cell office:value-type="float" office:value="50" table:content-validation-name="val2" table:style-name="ce3">
            <text:p>50</text:p>
          </table:table-cell>
          <table:table-cell office:value-type="string" table:content-validation-name="val3" table:style-name="ce3">
            <text:p>一般</text:p>
          </table:table-cell>
          <table:table-cell office:value-type="string" table:content-validation-name="val10" table:style-name="ce3">
            <text:p>monitor.alarmstrategy.ncg.description.9</text:p>
          </table:table-cell>
          <table:table-cell office:value-type="string" table:content-validation-name="val6" table:style-name="ce3">
            <text:p>monitor.alarmstrategy.ncg.suggestion.9</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007" table:style-name="ce2"/>
          <table:table-cell table:number-columns-repeated="15363"/>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10</text:p>
          </table:table-cell>
          <table:table-cell office:value-type="string" table:content-validation-name="val7" table:style-name="ce3">
            <text:p>业务监控</text:p>
          </table:table-cell>
          <table:table-cell office:value-type="string" table:content-validation-name="val12" table:style-name="ce3">
            <text:p>ReturnToClientGetStreamUrlReturn=Fail</text:p>
          </table:table-cell>
          <table:table-cell office:value-type="string" table:content-validation-name="val10" table:style-name="ce3">
            <text:p>monitor.alarmstrategy.ncg.variable.10</text:p>
          </table:table-cell>
          <table:table-cell office:value-type="string" table:style-name="ce3">
            <text:p>monitor.alarmstrategy.ncg.rule.description.10</text:p>
          </table:table-cell>
          <table:table-cell office:value-type="string" table:content-validation-name="val8" table:style-name="ce3">
            <text:p>满足条件触发</text:p>
          </table:table-cell>
          <table:table-cell office:value-type="float" office:value="600" table:content-validation-name="val15" table:style-name="ce3">
            <text:p>600</text:p>
          </table:table-cell>
          <table:table-cell office:value-type="float" office:value="50" table:content-validation-name="val2" table:style-name="ce3">
            <text:p>50</text:p>
          </table:table-cell>
          <table:table-cell office:value-type="string" table:content-validation-name="val3" table:style-name="ce3">
            <text:p>一般</text:p>
          </table:table-cell>
          <table:table-cell office:value-type="string" table:content-validation-name="val10" table:style-name="ce3">
            <text:p>monitor.alarmstrategy.ncg.description.10</text:p>
          </table:table-cell>
          <table:table-cell office:value-type="string" table:content-validation-name="val6" table:style-name="ce3">
            <text:p>monitor.alarmstrategy.ncg.suggestion.10</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007" table:style-name="ce2"/>
          <table:table-cell table:number-columns-repeated="15363"/>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11</text:p>
          </table:table-cell>
          <table:table-cell office:value-type="string" table:content-validation-name="val7" table:style-name="ce3">
            <text:p>业务监控</text:p>
          </table:table-cell>
          <table:table-cell office:value-type="string" table:content-validation-name="val12" table:style-name="ce3">
            <text:p>StartCascadeInitReturn=Fail</text:p>
          </table:table-cell>
          <table:table-cell office:value-type="string" table:content-validation-name="val10" table:style-name="ce3">
            <text:p>monitor.alarmstrategy.ncg.variable.11</text:p>
          </table:table-cell>
          <table:table-cell office:value-type="string" table:style-name="ce3">
            <text:p>monitor.alarmstrategy.ncg.rule.description.11</text:p>
          </table:table-cell>
          <table:table-cell office:value-type="string" table:content-validation-name="val8" table:style-name="ce3">
            <text:p>立即触发</text:p>
          </table:table-cell>
          <table:table-cell table:content-validation-name="val15" table:style-name="ce3"/>
          <table:table-cell table:content-validation-name="val2" table:style-name="ce3"/>
          <table:table-cell office:value-type="string" table:content-validation-name="val3" table:style-name="ce3">
            <text:p>紧急</text:p>
          </table:table-cell>
          <table:table-cell office:value-type="string" table:content-validation-name="val10" table:style-name="ce3">
            <text:p>monitor.alarmstrategy.ncg.description.11</text:p>
          </table:table-cell>
          <table:table-cell office:value-type="string" table:content-validation-name="val6" table:style-name="ce3">
            <text:p>monitor.alarmstrategy.ncg.suggestion.11</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007" table:style-name="ce2"/>
          <table:table-cell table:number-columns-repeated="15363"/>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12</text:p>
          </table:table-cell>
          <table:table-cell office:value-type="string" table:content-validation-name="val7" table:style-name="ce3">
            <text:p>业务监控</text:p>
          </table:table-cell>
          <table:table-cell office:value-type="string" table:content-validation-name="val12" table:style-name="ce3">
            <text:p>DownCameraIndexCodeRepeated=Fail</text:p>
          </table:table-cell>
          <table:table-cell office:value-type="string" table:content-validation-name="val10" table:style-name="ce3">
            <text:p>monitor.alarmstrategy.ncg.variable.12</text:p>
          </table:table-cell>
          <table:table-cell office:value-type="string" table:style-name="ce3">
            <text:p>monitor.alarmstrategy.ncg.rule.description.12</text:p>
          </table:table-cell>
          <table:table-cell office:value-type="string" table:content-validation-name="val8" table:style-name="ce3">
            <text:p>立即触发</text:p>
          </table:table-cell>
          <table:table-cell table:content-validation-name="val15" table:style-name="ce3"/>
          <table:table-cell table:content-validation-name="val2" table:style-name="ce3"/>
          <table:table-cell office:value-type="string" table:content-validation-name="val3" table:style-name="ce3">
            <text:p>一般</text:p>
          </table:table-cell>
          <table:table-cell office:value-type="string" table:content-validation-name="val10" table:style-name="ce3">
            <text:p>monitor.alarmstrategy.ncg.description.12</text:p>
          </table:table-cell>
          <table:table-cell office:value-type="string" table:content-validation-name="val6" table:style-name="ce3">
            <text:p>monitor.alarmstrategy.ncg.suggestion.12</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007" table:style-name="ce2"/>
          <table:table-cell table:number-columns-repeated="15363"/>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13</text:p>
          </table:table-cell>
          <table:table-cell office:value-type="string" table:content-validation-name="val7" table:style-name="ce3">
            <text:p>业务监控</text:p>
          </table:table-cell>
          <table:table-cell office:value-type="string" table:content-validation-name="val12" table:style-name="ce3">
            <text:p>CascadeCpu&gt;=60</text:p>
          </table:table-cell>
          <table:table-cell office:value-type="string" table:content-validation-name="val10" table:style-name="ce3">
            <text:p>monitor.alarmstrategy.ncg.variable.13</text:p>
          </table:table-cell>
          <table:table-cell office:value-type="string" table:style-name="ce3">
            <text:p>monitor.alarmstrategy.ncg.rule.description.13</text:p>
          </table:table-cell>
          <table:table-cell office:value-type="string" table:content-validation-name="val8" table:style-name="ce3">
            <text:p>满足条件触发</text:p>
          </table:table-cell>
          <table:table-cell office:value-type="float" office:value="600" table:content-validation-name="val15" table:style-name="ce3">
            <text:p>600</text:p>
          </table:table-cell>
          <table:table-cell office:value-type="float" office:value="5" table:content-validation-name="val2" table:style-name="ce3">
            <text:p>5</text:p>
          </table:table-cell>
          <table:table-cell office:value-type="string" table:content-validation-name="val3" table:style-name="ce3">
            <text:p>一般</text:p>
          </table:table-cell>
          <table:table-cell office:value-type="string" table:content-validation-name="val10" table:style-name="ce3">
            <text:p>monitor.alarmstrategy.ncg.description.13</text:p>
          </table:table-cell>
          <table:table-cell office:value-type="string" table:content-validation-name="val6" table:style-name="ce3">
            <text:p>monitor.alarmstrategy.ncg.suggestion.13</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007" table:style-name="ce2"/>
          <table:table-cell table:number-columns-repeated="15363"/>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14</text:p>
          </table:table-cell>
          <table:table-cell office:value-type="string" table:content-validation-name="val7" table:style-name="ce3">
            <text:p>业务监控</text:p>
          </table:table-cell>
          <table:table-cell office:value-type="string" table:content-validation-name="val12" table:style-name="ce3">
            <text:p>CascadeMemory&gt;=2048</text:p>
          </table:table-cell>
          <table:table-cell office:value-type="string" table:content-validation-name="val10" table:style-name="ce3">
            <text:p>monitor.alarmstrategy.ncg.variable.14</text:p>
          </table:table-cell>
          <table:table-cell office:value-type="string" table:style-name="ce3">
            <text:p>monitor.alarmstrategy.ncg.rule.description.14</text:p>
          </table:table-cell>
          <table:table-cell office:value-type="string" table:content-validation-name="val8" table:style-name="ce3">
            <text:p>满足条件触发</text:p>
          </table:table-cell>
          <table:table-cell office:value-type="float" office:value="600" table:content-validation-name="val15" table:style-name="ce3">
            <text:p>600</text:p>
          </table:table-cell>
          <table:table-cell office:value-type="float" office:value="5" table:content-validation-name="val2" table:style-name="ce3">
            <text:p>5</text:p>
          </table:table-cell>
          <table:table-cell office:value-type="string" table:content-validation-name="val3" table:style-name="ce3">
            <text:p>一般</text:p>
          </table:table-cell>
          <table:table-cell office:value-type="string" table:content-validation-name="val10" table:style-name="ce3">
            <text:p>monitor.alarmstrategy.ncg.description.14</text:p>
          </table:table-cell>
          <table:table-cell office:value-type="string" table:content-validation-name="val6" table:style-name="ce3">
            <text:p>monitor.alarmstrategy.ncg.suggestion.14</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007" table:style-name="ce2"/>
          <table:table-cell table:number-columns-repeated="15363"/>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15</text:p>
          </table:table-cell>
          <table:table-cell office:value-type="string" table:content-validation-name="val7" table:style-name="ce3">
            <text:p>业务监控</text:p>
          </table:table-cell>
          <table:table-cell office:value-type="string" table:content-validation-name="val12" table:style-name="ce3">
            <text:p>ProcessHandleNum&gt;=6000</text:p>
          </table:table-cell>
          <table:table-cell office:value-type="string" table:content-validation-name="val10" table:style-name="ce3">
            <text:p>monitor.alarmstrategy.ncg.variable.15</text:p>
          </table:table-cell>
          <table:table-cell office:value-type="string" table:style-name="ce3">
            <text:p>monitor.alarmstrategy.ncg.rule.description.15</text:p>
          </table:table-cell>
          <table:table-cell office:value-type="string" table:content-validation-name="val8" table:style-name="ce3">
            <text:p>满足条件触发</text:p>
          </table:table-cell>
          <table:table-cell office:value-type="float" office:value="600" table:content-validation-name="val15" table:style-name="ce3">
            <text:p>600</text:p>
          </table:table-cell>
          <table:table-cell office:value-type="float" office:value="5" table:content-validation-name="val2" table:style-name="ce3">
            <text:p>5</text:p>
          </table:table-cell>
          <table:table-cell office:value-type="string" table:content-validation-name="val3" table:style-name="ce3">
            <text:p>一般</text:p>
          </table:table-cell>
          <table:table-cell office:value-type="string" table:content-validation-name="val10" table:style-name="ce3">
            <text:p>monitor.alarmstrategy.ncg.description.15</text:p>
          </table:table-cell>
          <table:table-cell office:value-type="string" table:content-validation-name="val6" table:style-name="ce3">
            <text:p>monitor.alarmstrategy.ncg.suggestion.15</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6370"/>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16</text:p>
          </table:table-cell>
          <table:table-cell office:value-type="string" table:content-validation-name="val7" table:style-name="ce3">
            <text:p>业务监控</text:p>
          </table:table-cell>
          <table:table-cell office:value-type="string" table:content-validation-name="val12" table:style-name="ce3">
            <text:p>iCmdDensity&gt;=100</text:p>
          </table:table-cell>
          <table:table-cell office:value-type="string" table:content-validation-name="val10" table:style-name="ce3">
            <text:p>monitor.alarmstrategy.ncg.variable.16</text:p>
          </table:table-cell>
          <table:table-cell office:value-type="string" table:style-name="ce3">
            <text:p>monitor.alarmstrategy.ncg.rule.description.16</text:p>
          </table:table-cell>
          <table:table-cell office:value-type="string" table:content-validation-name="val8" table:style-name="ce3">
            <text:p>满足条件触发</text:p>
          </table:table-cell>
          <table:table-cell office:value-type="float" office:value="600" table:content-validation-name="val15" table:style-name="ce3">
            <text:p>600</text:p>
          </table:table-cell>
          <table:table-cell office:value-type="float" office:value="5" table:content-validation-name="val2" table:style-name="ce3">
            <text:p>5</text:p>
          </table:table-cell>
          <table:table-cell office:value-type="string" table:content-validation-name="val3" table:style-name="ce3">
            <text:p>一般</text:p>
          </table:table-cell>
          <table:table-cell office:value-type="string" table:content-validation-name="val10" table:style-name="ce3">
            <text:p>monitor.alarmstrategy.ncg.description.16</text:p>
          </table:table-cell>
          <table:table-cell office:value-type="string" table:content-validation-name="val6" table:style-name="ce3">
            <text:p>monitor.alarmstrategy.ncg.suggestion.16</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6370"/>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17</text:p>
          </table:table-cell>
          <table:table-cell office:value-type="string" table:content-validation-name="val7" table:style-name="ce3">
            <text:p>业务监控</text:p>
          </table:table-cell>
          <table:table-cell office:value-type="string" table:content-validation-name="val12" table:style-name="ce3">
            <text:p>DownDomainOnlineNum=0</text:p>
          </table:table-cell>
          <table:table-cell office:value-type="string" table:content-validation-name="val10" table:style-name="ce3">
            <text:p>monitor.alarmstrategy.ncg.variable.17</text:p>
          </table:table-cell>
          <table:table-cell office:value-type="string" table:style-name="ce3">
            <text:p>monitor.alarmstrategy.ncg.rule.description.17</text:p>
          </table:table-cell>
          <table:table-cell office:value-type="string" table:content-validation-name="val8" table:style-name="ce3">
            <text:p>立即触发</text:p>
          </table:table-cell>
          <table:table-cell table:content-validation-name="val15" table:style-name="ce3"/>
          <table:table-cell table:content-validation-name="val2" table:style-name="ce3"/>
          <table:table-cell office:value-type="string" table:content-validation-name="val3" table:style-name="ce3">
            <text:p>一般</text:p>
          </table:table-cell>
          <table:table-cell office:value-type="string" table:content-validation-name="val10" table:style-name="ce3">
            <text:p>monitor.alarmstrategy.ncg.description.17</text:p>
          </table:table-cell>
          <table:table-cell office:value-type="string" table:content-validation-name="val6" table:style-name="ce3">
            <text:p>monitor.alarmstrategy.ncg.suggestion.17</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6370"/>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18</text:p>
          </table:table-cell>
          <table:table-cell office:value-type="string" table:content-validation-name="val7" table:style-name="ce3">
            <text:p>业务监控</text:p>
          </table:table-cell>
          <table:table-cell office:value-type="string" table:content-validation-name="val12" table:style-name="ce3">
            <text:p>GetStreamUrlResult=Fail</text:p>
          </table:table-cell>
          <table:table-cell office:value-type="string" table:content-validation-name="val10" table:style-name="ce3">
            <text:p>monitor.alarmstrategy.ncg.variable.18</text:p>
          </table:table-cell>
          <table:table-cell office:value-type="string" table:style-name="ce3">
            <text:p>monitor.alarmstrategy.ncg.rule.description.18</text:p>
          </table:table-cell>
          <table:table-cell office:value-type="string" table:content-validation-name="val8" table:style-name="ce3">
            <text:p>满足条件触发</text:p>
          </table:table-cell>
          <table:table-cell office:value-type="float" office:value="300" table:content-validation-name="val15" table:style-name="ce3">
            <text:p>300</text:p>
          </table:table-cell>
          <table:table-cell office:value-type="float" office:value="100" table:content-validation-name="val2" table:style-name="ce3">
            <text:p>100</text:p>
          </table:table-cell>
          <table:table-cell office:value-type="string" table:content-validation-name="val3" table:style-name="ce3">
            <text:p>一般</text:p>
          </table:table-cell>
          <table:table-cell office:value-type="string" table:content-validation-name="val10" table:style-name="ce3">
            <text:p>monitor.alarmstrategy.ncg.description.18</text:p>
          </table:table-cell>
          <table:table-cell office:value-type="string" table:content-validation-name="val6" table:style-name="ce3">
            <text:p>monitor.alarmstrategy.ncg.suggestion.18</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6370"/>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19</text:p>
          </table:table-cell>
          <table:table-cell office:value-type="string" table:content-validation-name="val7" table:style-name="ce3">
            <text:p>业务监控</text:p>
          </table:table-cell>
          <table:table-cell office:value-type="string" table:content-validation-name="val12" table:style-name="ce3">
            <text:p>GetPreviewStreamUrlResult=Fail</text:p>
          </table:table-cell>
          <table:table-cell office:value-type="string" table:content-validation-name="val10" table:style-name="ce3">
            <text:p>monitor.alarmstrategy.ncg.variable.19</text:p>
          </table:table-cell>
          <table:table-cell office:value-type="string" table:style-name="ce3">
            <text:p>monitor.alarmstrategy.ncg.rule.description.19</text:p>
          </table:table-cell>
          <table:table-cell office:value-type="string" table:content-validation-name="val8" table:style-name="ce3">
            <text:p>满足条件触发</text:p>
          </table:table-cell>
          <table:table-cell office:value-type="float" office:value="300" table:content-validation-name="val15" table:style-name="ce3">
            <text:p>300</text:p>
          </table:table-cell>
          <table:table-cell office:value-type="float" office:value="100" table:content-validation-name="val2" table:style-name="ce3">
            <text:p>100</text:p>
          </table:table-cell>
          <table:table-cell office:value-type="string" table:content-validation-name="val3" table:style-name="ce3">
            <text:p>一般</text:p>
          </table:table-cell>
          <table:table-cell office:value-type="string" table:content-validation-name="val10" table:style-name="ce3">
            <text:p>monitor.alarmstrategy.ncg.description.19</text:p>
          </table:table-cell>
          <table:table-cell office:value-type="string" table:content-validation-name="val6" table:style-name="ce3">
            <text:p>monitor.alarmstrategy.ncg.suggestion.19</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6370"/>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20</text:p>
          </table:table-cell>
          <table:table-cell office:value-type="string" table:content-validation-name="val7" table:style-name="ce3">
            <text:p>业务监控</text:p>
          </table:table-cell>
          <table:table-cell office:value-type="string" table:content-validation-name="val12" table:style-name="ce3">
            <text:p>GetFileStreamUrlResult=Fail</text:p>
          </table:table-cell>
          <table:table-cell office:value-type="string" table:content-validation-name="val10" table:style-name="ce3">
            <text:p>monitor.alarmstrategy.ncg.variable.20</text:p>
          </table:table-cell>
          <table:table-cell office:value-type="string" table:style-name="ce3">
            <text:p>monitor.alarmstrategy.ncg.rule.description.20</text:p>
          </table:table-cell>
          <table:table-cell office:value-type="string" table:content-validation-name="val8" table:style-name="ce3">
            <text:p>满足条件触发</text:p>
          </table:table-cell>
          <table:table-cell office:value-type="float" office:value="300" table:content-validation-name="val15" table:style-name="ce3">
            <text:p>300</text:p>
          </table:table-cell>
          <table:table-cell office:value-type="float" office:value="100" table:content-validation-name="val2" table:style-name="ce3">
            <text:p>100</text:p>
          </table:table-cell>
          <table:table-cell office:value-type="string" table:content-validation-name="val3" table:style-name="ce3">
            <text:p>一般</text:p>
          </table:table-cell>
          <table:table-cell office:value-type="string" table:content-validation-name="val10" table:style-name="ce3">
            <text:p>monitor.alarmstrategy.ncg.description.20</text:p>
          </table:table-cell>
          <table:table-cell office:value-type="string" table:content-validation-name="val6" table:style-name="ce3">
            <text:p>monitor.alarmstrategy.ncg.suggestion.20</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6370"/>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21</text:p>
          </table:table-cell>
          <table:table-cell office:value-type="string" table:content-validation-name="val7" table:style-name="ce3">
            <text:p>业务监控</text:p>
          </table:table-cell>
          <table:table-cell office:value-type="string" table:content-validation-name="val12" table:style-name="ce3">
            <text:p>GetVoiceTalkStreamUrlResult=Fail</text:p>
          </table:table-cell>
          <table:table-cell office:value-type="string" table:content-validation-name="val10" table:style-name="ce3">
            <text:p>monitor.alarmstrategy.ncg.variable.21</text:p>
          </table:table-cell>
          <table:table-cell office:value-type="string" table:style-name="ce3">
            <text:p>monitor.alarmstrategy.ncg.rule.description.21</text:p>
          </table:table-cell>
          <table:table-cell office:value-type="string" table:content-validation-name="val8" table:style-name="ce3">
            <text:p>满足条件触发</text:p>
          </table:table-cell>
          <table:table-cell office:value-type="float" office:value="300" table:content-validation-name="val15" table:style-name="ce3">
            <text:p>300</text:p>
          </table:table-cell>
          <table:table-cell office:value-type="float" office:value="100" table:content-validation-name="val2" table:style-name="ce3">
            <text:p>100</text:p>
          </table:table-cell>
          <table:table-cell office:value-type="string" table:content-validation-name="val3" table:style-name="ce3">
            <text:p>一般</text:p>
          </table:table-cell>
          <table:table-cell office:value-type="string" table:content-validation-name="val10" table:style-name="ce3">
            <text:p>monitor.alarmstrategy.ncg.description.21</text:p>
          </table:table-cell>
          <table:table-cell office:value-type="string" table:content-validation-name="val6" table:style-name="ce3">
            <text:p>monitor.alarmstrategy.ncg.suggestion.21</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6370"/>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22</text:p>
          </table:table-cell>
          <table:table-cell office:value-type="string" table:content-validation-name="val7" table:style-name="ce3">
            <text:p>业务监控</text:p>
          </table:table-cell>
          <table:table-cell office:value-type="string" table:content-validation-name="val12" table:style-name="ce3">
            <text:p>QueryRecordTimeout=Fail</text:p>
          </table:table-cell>
          <table:table-cell office:value-type="string" table:content-validation-name="val10" table:style-name="ce3">
            <text:p>monitor.alarmstrategy.ncg.variable.22</text:p>
          </table:table-cell>
          <table:table-cell office:value-type="string" table:style-name="ce3">
            <text:p>monitor.alarmstrategy.ncg.rule.description.22</text:p>
          </table:table-cell>
          <table:table-cell office:value-type="string" table:content-validation-name="val8" table:style-name="ce3">
            <text:p>满足条件触发</text:p>
          </table:table-cell>
          <table:table-cell office:value-type="float" office:value="300" table:content-validation-name="val15" table:style-name="ce3">
            <text:p>300</text:p>
          </table:table-cell>
          <table:table-cell office:value-type="float" office:value="100" table:content-validation-name="val2" table:style-name="ce3">
            <text:p>100</text:p>
          </table:table-cell>
          <table:table-cell office:value-type="string" table:content-validation-name="val3" table:style-name="ce3">
            <text:p>一般</text:p>
          </table:table-cell>
          <table:table-cell office:value-type="string" table:content-validation-name="val10" table:style-name="ce3">
            <text:p>monitor.alarmstrategy.ncg.description.22</text:p>
          </table:table-cell>
          <table:table-cell office:value-type="string" table:content-validation-name="val6" table:style-name="ce3">
            <text:p>monitor.alarmstrategy.ncg.suggestion.22</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6370"/>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23</text:p>
          </table:table-cell>
          <table:table-cell office:value-type="string" table:content-validation-name="val7" table:style-name="ce3">
            <text:p>业务监控</text:p>
          </table:table-cell>
          <table:table-cell office:value-type="string" table:content-validation-name="val12" table:style-name="ce3">
            <text:p>WaitDownInviteRspTimeout=Fail</text:p>
          </table:table-cell>
          <table:table-cell office:value-type="string" table:content-validation-name="val10" table:style-name="ce3">
            <text:p>monitor.alarmstrategy.ncg.variable.23</text:p>
          </table:table-cell>
          <table:table-cell office:value-type="string" table:style-name="ce3">
            <text:p>monitor.alarmstrategy.ncg.rule.description.23</text:p>
          </table:table-cell>
          <table:table-cell office:value-type="string" table:content-validation-name="val8" table:style-name="ce3">
            <text:p>满足条件触发</text:p>
          </table:table-cell>
          <table:table-cell office:value-type="float" office:value="300" table:content-validation-name="val15" table:style-name="ce3">
            <text:p>300</text:p>
          </table:table-cell>
          <table:table-cell office:value-type="float" office:value="100" table:content-validation-name="val2" table:style-name="ce3">
            <text:p>100</text:p>
          </table:table-cell>
          <table:table-cell office:value-type="string" table:content-validation-name="val3" table:style-name="ce3">
            <text:p>一般</text:p>
          </table:table-cell>
          <table:table-cell office:value-type="string" table:content-validation-name="val10" table:style-name="ce3">
            <text:p>monitor.alarmstrategy.ncg.description.23</text:p>
          </table:table-cell>
          <table:table-cell office:value-type="string" table:content-validation-name="val6" table:style-name="ce3">
            <text:p>monitor.alarmstrategy.ncg.suggestion.23</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6370"/>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24</text:p>
          </table:table-cell>
          <table:table-cell office:value-type="string" table:content-validation-name="val7" table:style-name="ce3">
            <text:p>业务监控</text:p>
          </table:table-cell>
          <table:table-cell office:value-type="string" table:content-validation-name="val12" table:style-name="ce3">
            <text:p>RecvDownStreamRspTimeout=Fail</text:p>
          </table:table-cell>
          <table:table-cell office:value-type="string" table:content-validation-name="val10" table:style-name="ce3">
            <text:p>monitor.alarmstrategy.ncg.variable.24</text:p>
          </table:table-cell>
          <table:table-cell office:value-type="string" table:style-name="ce3">
            <text:p>monitor.alarmstrategy.ncg.rule.description.24</text:p>
          </table:table-cell>
          <table:table-cell office:value-type="string" table:content-validation-name="val8" table:style-name="ce3">
            <text:p>满足条件触发</text:p>
          </table:table-cell>
          <table:table-cell office:value-type="float" office:value="300" table:content-validation-name="val15" table:style-name="ce3">
            <text:p>300</text:p>
          </table:table-cell>
          <table:table-cell office:value-type="float" office:value="100" table:content-validation-name="val2" table:style-name="ce3">
            <text:p>100</text:p>
          </table:table-cell>
          <table:table-cell office:value-type="string" table:content-validation-name="val3" table:style-name="ce3">
            <text:p>一般</text:p>
          </table:table-cell>
          <table:table-cell office:value-type="string" table:content-validation-name="val10" table:style-name="ce3">
            <text:p>monitor.alarmstrategy.ncg.description.24</text:p>
          </table:table-cell>
          <table:table-cell office:value-type="string" table:content-validation-name="val6" table:style-name="ce3">
            <text:p>monitor.alarmstrategy.ncg.suggestion.24</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6370"/>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25</text:p>
          </table:table-cell>
          <table:table-cell office:value-type="string" table:content-validation-name="val7" table:style-name="ce3">
            <text:p>业务监控</text:p>
          </table:table-cell>
          <table:table-cell office:value-type="string" table:content-validation-name="val12" table:style-name="ce3">
            <text:p>ReturnToUpDomainGetStreamReturn=Fail</text:p>
          </table:table-cell>
          <table:table-cell office:value-type="string" table:content-validation-name="val10" table:style-name="ce3">
            <text:p>monitor.alarmstrategy.ncg.variable.25</text:p>
          </table:table-cell>
          <table:table-cell office:value-type="string" table:style-name="ce3">
            <text:p>monitor.alarmstrategy.ncg.rule.description.25</text:p>
          </table:table-cell>
          <table:table-cell office:value-type="string" table:content-validation-name="val8" table:style-name="ce3">
            <text:p>满足条件触发</text:p>
          </table:table-cell>
          <table:table-cell office:value-type="float" office:value="600" table:content-validation-name="val15" table:style-name="ce3">
            <text:p>600</text:p>
          </table:table-cell>
          <table:table-cell office:value-type="float" office:value="50" table:content-validation-name="val2" table:style-name="ce3">
            <text:p>50</text:p>
          </table:table-cell>
          <table:table-cell office:value-type="string" table:content-validation-name="val3" table:style-name="ce3">
            <text:p>一般</text:p>
          </table:table-cell>
          <table:table-cell office:value-type="string" table:content-validation-name="val10" table:style-name="ce3">
            <text:p>monitor.alarmstrategy.ncg.description.25</text:p>
          </table:table-cell>
          <table:table-cell office:value-type="string" table:content-validation-name="val6" table:style-name="ce3">
            <text:p>monitor.alarmstrategy.ncg.suggestion.25</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6370"/>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26</text:p>
          </table:table-cell>
          <table:table-cell office:value-type="string" table:content-validation-name="val7" table:style-name="ce3">
            <text:p>业务监控</text:p>
          </table:table-cell>
          <table:table-cell office:value-type="string" table:content-validation-name="val12" table:style-name="ce3">
            <text:p>ReturnToClientGetStreamReturn=Fail</text:p>
          </table:table-cell>
          <table:table-cell office:value-type="string" table:content-validation-name="val10" table:style-name="ce3">
            <text:p>monitor.alarmstrategy.ncg.variable.26</text:p>
          </table:table-cell>
          <table:table-cell office:value-type="string" table:style-name="ce3">
            <text:p>monitor.alarmstrategy.ncg.rule.description.26</text:p>
          </table:table-cell>
          <table:table-cell office:value-type="string" table:content-validation-name="val8" table:style-name="ce3">
            <text:p>满足条件触发</text:p>
          </table:table-cell>
          <table:table-cell office:value-type="float" office:value="600" table:content-validation-name="val15" table:style-name="ce3">
            <text:p>600</text:p>
          </table:table-cell>
          <table:table-cell office:value-type="float" office:value="50" table:content-validation-name="val2" table:style-name="ce3">
            <text:p>50</text:p>
          </table:table-cell>
          <table:table-cell office:value-type="string" table:content-validation-name="val3" table:style-name="ce3">
            <text:p>一般</text:p>
          </table:table-cell>
          <table:table-cell office:value-type="string" table:content-validation-name="val10" table:style-name="ce3">
            <text:p>monitor.alarmstrategy.ncg.description.26</text:p>
          </table:table-cell>
          <table:table-cell office:value-type="string" table:content-validation-name="val6" table:style-name="ce3">
            <text:p>monitor.alarmstrategy.ncg.suggestion.26</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6370"/>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27</text:p>
          </table:table-cell>
          <table:table-cell office:value-type="string" table:content-validation-name="val7" table:style-name="ce3">
            <text:p>业务监控</text:p>
          </table:table-cell>
          <table:table-cell office:value-type="string" table:content-validation-name="val12" table:style-name="ce3">
            <text:p>ReturnToClientGetStreamUrlReturn=Fail</text:p>
          </table:table-cell>
          <table:table-cell office:value-type="string" table:content-validation-name="val10" table:style-name="ce3">
            <text:p>monitor.alarmstrategy.ncg.variable.27</text:p>
          </table:table-cell>
          <table:table-cell office:value-type="string" table:style-name="ce3">
            <text:p>monitor.alarmstrategy.ncg.rule.description.27</text:p>
          </table:table-cell>
          <table:table-cell office:value-type="string" table:content-validation-name="val8" table:style-name="ce3">
            <text:p>满足条件触发</text:p>
          </table:table-cell>
          <table:table-cell office:value-type="float" office:value="600" table:content-validation-name="val15" table:style-name="ce3">
            <text:p>600</text:p>
          </table:table-cell>
          <table:table-cell office:value-type="float" office:value="50" table:content-validation-name="val2" table:style-name="ce3">
            <text:p>50</text:p>
          </table:table-cell>
          <table:table-cell office:value-type="string" table:content-validation-name="val3" table:style-name="ce3">
            <text:p>一般</text:p>
          </table:table-cell>
          <table:table-cell office:value-type="string" table:content-validation-name="val10" table:style-name="ce3">
            <text:p>monitor.alarmstrategy.ncg.description.27</text:p>
          </table:table-cell>
          <table:table-cell office:value-type="string" table:content-validation-name="val6" table:style-name="ce3">
            <text:p>monitor.alarmstrategy.ncg.suggestion.27</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6370"/>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28</text:p>
          </table:table-cell>
          <table:table-cell office:value-type="string" table:content-validation-name="val7" table:style-name="ce3">
            <text:p>业务监控</text:p>
          </table:table-cell>
          <table:table-cell office:value-type="string" table:content-validation-name="val12" table:style-name="ce3">
            <text:p>StartCascadeInitReturn=Fail</text:p>
          </table:table-cell>
          <table:table-cell office:value-type="string" table:content-validation-name="val10" table:style-name="ce3">
            <text:p>monitor.alarmstrategy.ncg.variable.28</text:p>
          </table:table-cell>
          <table:table-cell office:value-type="string" table:style-name="ce3">
            <text:p>monitor.alarmstrategy.ncg.rule.description.28</text:p>
          </table:table-cell>
          <table:table-cell office:value-type="string" table:content-validation-name="val8" table:style-name="ce3">
            <text:p>立即触发</text:p>
          </table:table-cell>
          <table:table-cell table:content-validation-name="val15" table:style-name="ce3"/>
          <table:table-cell table:content-validation-name="val2" table:style-name="ce3"/>
          <table:table-cell office:value-type="string" table:content-validation-name="val3" table:style-name="ce3">
            <text:p>紧急</text:p>
          </table:table-cell>
          <table:table-cell office:value-type="string" table:content-validation-name="val10" table:style-name="ce3">
            <text:p>monitor.alarmstrategy.ncg.description.28</text:p>
          </table:table-cell>
          <table:table-cell office:value-type="string" table:content-validation-name="val6" table:style-name="ce3">
            <text:p>monitor.alarmstrategy.ncg.suggestion.28</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6370"/>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29</text:p>
          </table:table-cell>
          <table:table-cell office:value-type="string" table:content-validation-name="val7" table:style-name="ce3">
            <text:p>业务监控</text:p>
          </table:table-cell>
          <table:table-cell office:value-type="string" table:content-validation-name="val12" table:style-name="ce3">
            <text:p>DownCameraIndexCodeRepeated=Fail</text:p>
          </table:table-cell>
          <table:table-cell office:value-type="string" table:content-validation-name="val10" table:style-name="ce3">
            <text:p>monitor.alarmstrategy.ncg.variable.29</text:p>
          </table:table-cell>
          <table:table-cell office:value-type="string" table:style-name="ce3">
            <text:p>monitor.alarmstrategy.ncg.rule.description.29</text:p>
          </table:table-cell>
          <table:table-cell office:value-type="string" table:content-validation-name="val8" table:style-name="ce3">
            <text:p>立即触发</text:p>
          </table:table-cell>
          <table:table-cell table:content-validation-name="val15" table:style-name="ce3"/>
          <table:table-cell table:content-validation-name="val2" table:style-name="ce3"/>
          <table:table-cell office:value-type="string" table:content-validation-name="val3" table:style-name="ce3">
            <text:p>一般</text:p>
          </table:table-cell>
          <table:table-cell office:value-type="string" table:content-validation-name="val10" table:style-name="ce3">
            <text:p>monitor.alarmstrategy.ncg.description.29</text:p>
          </table:table-cell>
          <table:table-cell office:value-type="string" table:content-validation-name="val6" table:style-name="ce3">
            <text:p>monitor.alarmstrategy.ncg.suggestion.29</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6370"/>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30</text:p>
          </table:table-cell>
          <table:table-cell office:value-type="string" table:content-validation-name="val7" table:style-name="ce3">
            <text:p>业务监控</text:p>
          </table:table-cell>
          <table:table-cell office:value-type="string" table:content-validation-name="val12" table:style-name="ce3">
            <text:p>CascadeCpu&gt;60</text:p>
          </table:table-cell>
          <table:table-cell office:value-type="string" table:content-validation-name="val10" table:style-name="ce3">
            <text:p>monitor.alarmstrategy.ncg.variable.30</text:p>
          </table:table-cell>
          <table:table-cell office:value-type="string" table:style-name="ce3">
            <text:p>monitor.alarmstrategy.ncg.rule.description.30</text:p>
          </table:table-cell>
          <table:table-cell office:value-type="string" table:content-validation-name="val8" table:style-name="ce3">
            <text:p>满足条件触发</text:p>
          </table:table-cell>
          <table:table-cell office:value-type="float" office:value="600" table:content-validation-name="val15" table:style-name="ce3">
            <text:p>600</text:p>
          </table:table-cell>
          <table:table-cell office:value-type="float" office:value="5" table:content-validation-name="val2" table:style-name="ce3">
            <text:p>5</text:p>
          </table:table-cell>
          <table:table-cell office:value-type="string" table:content-validation-name="val3" table:style-name="ce3">
            <text:p>一般</text:p>
          </table:table-cell>
          <table:table-cell office:value-type="string" table:content-validation-name="val10" table:style-name="ce3">
            <text:p>monitor.alarmstrategy.ncg.description.30</text:p>
          </table:table-cell>
          <table:table-cell office:value-type="string" table:content-validation-name="val6" table:style-name="ce3">
            <text:p>monitor.alarmstrategy.ncg.suggestion.30</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6370"/>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31</text:p>
          </table:table-cell>
          <table:table-cell office:value-type="string" table:content-validation-name="val7" table:style-name="ce3">
            <text:p>业务监控</text:p>
          </table:table-cell>
          <table:table-cell office:value-type="string" table:content-validation-name="val12" table:style-name="ce3">
            <text:p>CascadeMemory&gt;2048</text:p>
          </table:table-cell>
          <table:table-cell office:value-type="string" table:content-validation-name="val10" table:style-name="ce3">
            <text:p>monitor.alarmstrategy.ncg.variable.31</text:p>
          </table:table-cell>
          <table:table-cell office:value-type="string" table:style-name="ce3">
            <text:p>monitor.alarmstrategy.ncg.rule.description.31</text:p>
          </table:table-cell>
          <table:table-cell office:value-type="string" table:content-validation-name="val8" table:style-name="ce3">
            <text:p>满足条件触发</text:p>
          </table:table-cell>
          <table:table-cell office:value-type="float" office:value="600" table:content-validation-name="val15" table:style-name="ce3">
            <text:p>600</text:p>
          </table:table-cell>
          <table:table-cell office:value-type="float" office:value="5" table:content-validation-name="val2" table:style-name="ce3">
            <text:p>5</text:p>
          </table:table-cell>
          <table:table-cell office:value-type="string" table:content-validation-name="val3" table:style-name="ce3">
            <text:p>一般</text:p>
          </table:table-cell>
          <table:table-cell office:value-type="string" table:content-validation-name="val10" table:style-name="ce3">
            <text:p>monitor.alarmstrategy.ncg.description.31</text:p>
          </table:table-cell>
          <table:table-cell office:value-type="string" table:content-validation-name="val6" table:style-name="ce3">
            <text:p>monitor.alarmstrategy.ncg.suggestion.31</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6370"/>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32</text:p>
          </table:table-cell>
          <table:table-cell office:value-type="string" table:content-validation-name="val7" table:style-name="ce3">
            <text:p>业务监控</text:p>
          </table:table-cell>
          <table:table-cell office:value-type="string" table:content-validation-name="val12" table:style-name="ce3">
            <text:p>ProcessHandleNum&gt;6000</text:p>
          </table:table-cell>
          <table:table-cell office:value-type="string" table:content-validation-name="val10" table:style-name="ce3">
            <text:p>monitor.alarmstrategy.ncg.variable.32</text:p>
          </table:table-cell>
          <table:table-cell office:value-type="string" table:style-name="ce3">
            <text:p>monitor.alarmstrategy.ncg.rule.description.32</text:p>
          </table:table-cell>
          <table:table-cell office:value-type="string" table:content-validation-name="val8" table:style-name="ce3">
            <text:p>满足条件触发</text:p>
          </table:table-cell>
          <table:table-cell office:value-type="float" office:value="600" table:content-validation-name="val15" table:style-name="ce3">
            <text:p>600</text:p>
          </table:table-cell>
          <table:table-cell office:value-type="float" office:value="5" table:content-validation-name="val2" table:style-name="ce3">
            <text:p>5</text:p>
          </table:table-cell>
          <table:table-cell office:value-type="string" table:content-validation-name="val3" table:style-name="ce3">
            <text:p>一般</text:p>
          </table:table-cell>
          <table:table-cell office:value-type="string" table:content-validation-name="val10" table:style-name="ce3">
            <text:p>monitor.alarmstrategy.ncg.description.32</text:p>
          </table:table-cell>
          <table:table-cell office:value-type="string" table:content-validation-name="val6" table:style-name="ce3">
            <text:p>monitor.alarmstrategy.ncg.suggestion.32</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6370"/>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33</text:p>
          </table:table-cell>
          <table:table-cell office:value-type="string" table:content-validation-name="val7" table:style-name="ce3">
            <text:p>业务监控</text:p>
          </table:table-cell>
          <table:table-cell office:value-type="string" table:content-validation-name="val12" table:style-name="ce3">
            <text:p>Memory&gt;=2048</text:p>
          </table:table-cell>
          <table:table-cell office:value-type="string" table:content-validation-name="val10" table:style-name="ce3">
            <text:p>monitor.alarmstrategy.ncg.variable.33</text:p>
          </table:table-cell>
          <table:table-cell office:value-type="string" table:style-name="ce3">
            <text:p>monitor.alarmstrategy.ncg.rule.description.33</text:p>
          </table:table-cell>
          <table:table-cell office:value-type="string" table:content-validation-name="val8" table:style-name="ce3">
            <text:p>满足条件触发</text:p>
          </table:table-cell>
          <table:table-cell office:value-type="float" office:value="300" table:content-validation-name="val15" table:style-name="ce3">
            <text:p>300</text:p>
          </table:table-cell>
          <table:table-cell office:value-type="float" office:value="25" table:content-validation-name="val2" table:style-name="ce3">
            <text:p>25</text:p>
          </table:table-cell>
          <table:table-cell office:value-type="string" table:content-validation-name="val3" table:style-name="ce3">
            <text:p>紧急</text:p>
          </table:table-cell>
          <table:table-cell office:value-type="string" table:content-validation-name="val10" table:style-name="ce3">
            <text:p>monitor.alarmstrategy.ncg.description.33</text:p>
          </table:table-cell>
          <table:table-cell office:value-type="string" table:content-validation-name="val6" table:style-name="ce3">
            <text:p>monitor.alarmstrategy.ncg.suggestion.33</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6370"/>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34</text:p>
          </table:table-cell>
          <table:table-cell office:value-type="string" table:content-validation-name="val7" table:style-name="ce3">
            <text:p>业务监控</text:p>
          </table:table-cell>
          <table:table-cell office:value-type="string" table:content-validation-name="val12" table:style-name="ce3">
            <text:p>Cpu&gt;=30</text:p>
          </table:table-cell>
          <table:table-cell office:value-type="string" table:content-validation-name="val10" table:style-name="ce3">
            <text:p>monitor.alarmstrategy.ncg.variable.34</text:p>
          </table:table-cell>
          <table:table-cell office:value-type="string" table:style-name="ce3">
            <text:p>monitor.alarmstrategy.ncg.rule.description.34</text:p>
          </table:table-cell>
          <table:table-cell office:value-type="string" table:content-validation-name="val8" table:style-name="ce3">
            <text:p>满足条件触发</text:p>
          </table:table-cell>
          <table:table-cell office:value-type="float" office:value="300" table:content-validation-name="val15" table:style-name="ce3">
            <text:p>300</text:p>
          </table:table-cell>
          <table:table-cell office:value-type="float" office:value="25" table:content-validation-name="val2" table:style-name="ce3">
            <text:p>25</text:p>
          </table:table-cell>
          <table:table-cell office:value-type="string" table:content-validation-name="val3" table:style-name="ce3">
            <text:p>紧急</text:p>
          </table:table-cell>
          <table:table-cell office:value-type="string" table:content-validation-name="val10" table:style-name="ce3">
            <text:p>monitor.alarmstrategy.ncg.description.34</text:p>
          </table:table-cell>
          <table:table-cell office:value-type="string" table:content-validation-name="val6" table:style-name="ce3">
            <text:p>monitor.alarmstrategy.ncg.suggestion.34</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6370"/>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35</text:p>
          </table:table-cell>
          <table:table-cell office:value-type="string" table:content-validation-name="val7" table:style-name="ce3">
            <text:p>业务监控</text:p>
          </table:table-cell>
          <table:table-cell office:value-type="string" table:content-validation-name="val12" table:style-name="ce3">
            <text:p>NetWord&gt;=70</text:p>
          </table:table-cell>
          <table:table-cell office:value-type="string" table:content-validation-name="val10" table:style-name="ce3">
            <text:p>monitor.alarmstrategy.ncg.variable.35</text:p>
          </table:table-cell>
          <table:table-cell office:value-type="string" table:style-name="ce3">
            <text:p>monitor.alarmstrategy.ncg.rule.description.35</text:p>
          </table:table-cell>
          <table:table-cell office:value-type="string" table:content-validation-name="val8" table:style-name="ce3">
            <text:p>满足条件触发</text:p>
          </table:table-cell>
          <table:table-cell office:value-type="float" office:value="300" table:content-validation-name="val15" table:style-name="ce3">
            <text:p>300</text:p>
          </table:table-cell>
          <table:table-cell office:value-type="float" office:value="25" table:content-validation-name="val2" table:style-name="ce3">
            <text:p>25</text:p>
          </table:table-cell>
          <table:table-cell office:value-type="string" table:content-validation-name="val3" table:style-name="ce3">
            <text:p>一般</text:p>
          </table:table-cell>
          <table:table-cell office:value-type="string" table:content-validation-name="val10" table:style-name="ce3">
            <text:p>monitor.alarmstrategy.ncg.description.35</text:p>
          </table:table-cell>
          <table:table-cell office:value-type="string" table:content-validation-name="val6" table:style-name="ce3">
            <text:p>monitor.alarmstrategy.ncg.suggestion.35</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6370"/>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36</text:p>
          </table:table-cell>
          <table:table-cell office:value-type="string" table:content-validation-name="val7" table:style-name="ce3">
            <text:p>业务监控</text:p>
          </table:table-cell>
          <table:table-cell office:value-type="string" table:content-validation-name="val12" table:style-name="ce3">
            <text:p>IdleThreadNum&lt;=10</text:p>
          </table:table-cell>
          <table:table-cell office:value-type="string" table:content-validation-name="val10" table:style-name="ce3">
            <text:p>monitor.alarmstrategy.ncg.variable.36</text:p>
          </table:table-cell>
          <table:table-cell office:value-type="string" table:style-name="ce3">
            <text:p>monitor.alarmstrategy.ncg.rule.description.36</text:p>
          </table:table-cell>
          <table:table-cell office:value-type="string" table:content-validation-name="val8" table:style-name="ce3">
            <text:p>满足条件触发</text:p>
          </table:table-cell>
          <table:table-cell office:value-type="float" office:value="300" table:content-validation-name="val15" table:style-name="ce3">
            <text:p>300</text:p>
          </table:table-cell>
          <table:table-cell office:value-type="float" office:value="8" table:content-validation-name="val2" table:style-name="ce3">
            <text:p>8</text:p>
          </table:table-cell>
          <table:table-cell office:value-type="string" table:content-validation-name="val3" table:style-name="ce3">
            <text:p>紧急</text:p>
          </table:table-cell>
          <table:table-cell office:value-type="string" table:content-validation-name="val10" table:style-name="ce3">
            <text:p>monitor.alarmstrategy.ncg.description.36</text:p>
          </table:table-cell>
          <table:table-cell office:value-type="string" table:content-validation-name="val6" table:style-name="ce3">
            <text:p>monitor.alarmstrategy.ncg.suggestion.36</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6370"/>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37</text:p>
          </table:table-cell>
          <table:table-cell office:value-type="string" table:content-validation-name="val7" table:style-name="ce3">
            <text:p>业务监控</text:p>
          </table:table-cell>
          <table:table-cell office:value-type="string" table:content-validation-name="val12" table:style-name="ce3">
            <text:p>ClientNum&gt;=200</text:p>
          </table:table-cell>
          <table:table-cell office:value-type="string" table:content-validation-name="val10" table:style-name="ce3">
            <text:p>monitor.alarmstrategy.ncg.variable.37</text:p>
          </table:table-cell>
          <table:table-cell office:value-type="string" table:style-name="ce3">
            <text:p>monitor.alarmstrategy.ncg.rule.description.37</text:p>
          </table:table-cell>
          <table:table-cell office:value-type="string" table:content-validation-name="val8" table:style-name="ce3">
            <text:p>满足条件触发</text:p>
          </table:table-cell>
          <table:table-cell office:value-type="float" office:value="300" table:content-validation-name="val15" table:style-name="ce3">
            <text:p>300</text:p>
          </table:table-cell>
          <table:table-cell office:value-type="float" office:value="8" table:content-validation-name="val2" table:style-name="ce3">
            <text:p>8</text:p>
          </table:table-cell>
          <table:table-cell office:value-type="string" table:content-validation-name="val3" table:style-name="ce3">
            <text:p>一般</text:p>
          </table:table-cell>
          <table:table-cell office:value-type="string" table:content-validation-name="val10" table:style-name="ce3">
            <text:p>monitor.alarmstrategy.ncg.description.37</text:p>
          </table:table-cell>
          <table:table-cell office:value-type="string" table:content-validation-name="val6" table:style-name="ce3">
            <text:p>monitor.alarmstrategy.ncg.suggestion.37</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6370"/>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38</text:p>
          </table:table-cell>
          <table:table-cell office:value-type="string" table:content-validation-name="val7" table:style-name="ce3">
            <text:p>业务监控</text:p>
          </table:table-cell>
          <table:table-cell office:value-type="string" table:content-validation-name="val12" table:style-name="ce3">
            <text:p>DeviceNum&gt;=200</text:p>
          </table:table-cell>
          <table:table-cell office:value-type="string" table:content-validation-name="val10" table:style-name="ce3">
            <text:p>monitor.alarmstrategy.ncg.variable.38</text:p>
          </table:table-cell>
          <table:table-cell office:value-type="string" table:style-name="ce3">
            <text:p>monitor.alarmstrategy.ncg.rule.description.38</text:p>
          </table:table-cell>
          <table:table-cell office:value-type="string" table:content-validation-name="val8" table:style-name="ce3">
            <text:p>满足条件触发</text:p>
          </table:table-cell>
          <table:table-cell office:value-type="float" office:value="300" table:content-validation-name="val15" table:style-name="ce3">
            <text:p>300</text:p>
          </table:table-cell>
          <table:table-cell office:value-type="float" office:value="8" table:content-validation-name="val2" table:style-name="ce3">
            <text:p>8</text:p>
          </table:table-cell>
          <table:table-cell office:value-type="string" table:content-validation-name="val3" table:style-name="ce3">
            <text:p>一般</text:p>
          </table:table-cell>
          <table:table-cell office:value-type="string" table:content-validation-name="val10" table:style-name="ce3">
            <text:p>monitor.alarmstrategy.ncg.description.38</text:p>
          </table:table-cell>
          <table:table-cell office:value-type="string" table:content-validation-name="val6" table:style-name="ce3">
            <text:p>monitor.alarmstrategy.ncg.suggestion.38</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6370"/>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39</text:p>
          </table:table-cell>
          <table:table-cell office:value-type="string" table:content-validation-name="val7" table:style-name="ce3">
            <text:p>业务监控</text:p>
          </table:table-cell>
          <table:table-cell office:value-type="string" table:content-validation-name="val12" table:style-name="ce3">
            <text:p>StartStream=fail</text:p>
          </table:table-cell>
          <table:table-cell office:value-type="string" table:content-validation-name="val10" table:style-name="ce3">
            <text:p>monitor.alarmstrategy.ncg.variable.39</text:p>
          </table:table-cell>
          <table:table-cell office:value-type="string" table:style-name="ce3">
            <text:p>monitor.alarmstrategy.ncg.rule.description.39</text:p>
          </table:table-cell>
          <table:table-cell office:value-type="string" table:content-validation-name="val8" table:style-name="ce3">
            <text:p>满足条件触发</text:p>
          </table:table-cell>
          <table:table-cell office:value-type="float" office:value="600" table:content-validation-name="val15" table:style-name="ce3">
            <text:p>600</text:p>
          </table:table-cell>
          <table:table-cell office:value-type="float" office:value="500" table:content-validation-name="val2" table:style-name="ce3">
            <text:p>500</text:p>
          </table:table-cell>
          <table:table-cell office:value-type="string" table:content-validation-name="val3" table:style-name="ce3">
            <text:p>一般</text:p>
          </table:table-cell>
          <table:table-cell office:value-type="string" table:content-validation-name="val10" table:style-name="ce3">
            <text:p>monitor.alarmstrategy.ncg.description.39</text:p>
          </table:table-cell>
          <table:table-cell office:value-type="string" table:content-validation-name="val6" table:style-name="ce3">
            <text:p>monitor.alarmstrategy.ncg.suggestion.39</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6370"/>
        </table:table-row>
        <table:table-row table:style-name="ro2">
          <table:table-cell office:value-type="string" table:content-validation-name="val12" table:style-name="ce3">
            <text:p>ncg</text:p>
          </table:table-cell>
          <table:table-cell office:value-type="string" table:content-validation-name="val10" table:style-name="ce3">
            <text:p>monitor.alarmstrategy.ncg.name.40</text:p>
          </table:table-cell>
          <table:table-cell office:value-type="string" table:content-validation-name="val7" table:style-name="ce3">
            <text:p>业务监控</text:p>
          </table:table-cell>
          <table:table-cell office:value-type="string" table:content-validation-name="val12" table:style-name="ce3">
            <text:p>StreamInterrupt=true</text:p>
          </table:table-cell>
          <table:table-cell office:value-type="string" table:content-validation-name="val10" table:style-name="ce3">
            <text:p>monitor.alarmstrategy.ncg.variable.40</text:p>
          </table:table-cell>
          <table:table-cell office:value-type="string" table:style-name="ce3">
            <text:p>monitor.alarmstrategy.ncg.rule.description.40</text:p>
          </table:table-cell>
          <table:table-cell office:value-type="string" table:content-validation-name="val8" table:style-name="ce3">
            <text:p>满足条件触发</text:p>
          </table:table-cell>
          <table:table-cell office:value-type="float" office:value="180" table:content-validation-name="val15" table:style-name="ce3">
            <text:p>180</text:p>
          </table:table-cell>
          <table:table-cell office:value-type="float" office:value="10" table:content-validation-name="val2" table:style-name="ce3">
            <text:p>10</text:p>
          </table:table-cell>
          <table:table-cell office:value-type="string" table:content-validation-name="val3" table:style-name="ce3">
            <text:p>一般</text:p>
          </table:table-cell>
          <table:table-cell office:value-type="string" table:content-validation-name="val10" table:style-name="ce3">
            <text:p>monitor.alarmstrategy.ncg.description.40</text:p>
          </table:table-cell>
          <table:table-cell office:value-type="string" table:content-validation-name="val6" table:style-name="ce3">
            <text:p>monitor.alarmstrategy.ncg.suggestion.40</text:p>
          </table:table-cell>
          <table:table-cell office:value-type="string" table:content-validation-name="val10" table:style-name="ce2">
            <text:p>ncg</text:p>
          </table:table-cell>
          <table:table-cell office:value-type="string" table:content-validation-name="val9" table:style-name="ce2">
            <text:p>save_log,dump</text:p>
          </table:table-cell>
          <table:table-cell table:number-columns-repeated="16370"/>
        </table:table-row>
        <table:table-row table:number-rows-repeated="1048534" table:style-name="ro3">
          <table:table-cell table:content-validation-name="val1" table:style-name="ce2"/>
          <table:table-cell table:content-validation-name="val10" table:style-name="ce2"/>
          <table:table-cell table:content-validation-name="val11" table:style-name="ce2"/>
          <table:table-cell table:content-validation-name="val12" table:style-name="ce2"/>
          <table:table-cell table:content-validation-name="val13" table:style-name="ce2"/>
          <table:table-cell table:content-validation-name="val13" table:style-name="ce2"/>
          <table:table-cell table:content-validation-name="val14" table:style-name="ce2"/>
          <table:table-cell table:content-validation-name="val15" table:style-name="ce2"/>
          <table:table-cell table:content-validation-name="val2" table:style-name="ce2"/>
          <table:table-cell table:content-validation-name="val5" table:style-name="ce2"/>
          <table:table-cell table:content-validation-name="val6" table:style-name="ce2"/>
          <table:table-cell table:content-validation-name="val6" table:style-name="ce2"/>
          <table:table-cell table:content-validation-name="val10" table:style-name="ce2"/>
          <table:table-cell table:content-validation-name="val9" table:style-name="ce2"/>
          <table:table-cell table:number-columns-repeated="16370"/>
        </table:table-row>
      </table:table>
      <table:table table:name="国际化" table:style-name="ta2">
        <table:table-column table:style-name="co21" table:default-cell-style-name="ce2"/>
        <table:table-column table:style-name="co22" table:default-cell-style-name="ce2"/>
        <table:table-column table:style-name="co23" table:default-cell-style-name="ce2"/>
        <table:table-column table:style-name="co19" table:number-columns-repeated="1001" table:default-cell-style-name="ce2"/>
        <table:table-column table:style-name="co19" table:number-columns-repeated="20" table:default-cell-style-name="ce1"/>
        <table:table-column table:style-name="co20" table:number-columns-repeated="15360" table:default-cell-style-name="ce1"/>
        <table:table-row table:style-name="ro4">
          <table:table-cell office:value-type="string" table:content-validation-name="val17" table:style-name="ce2">
            <text:p>Key* (关键信息)</text:p>
          </table:table-cell>
          <table:table-cell office:value-type="string" table:style-name="ce2">
            <text:p>语言*</text:p>
          </table:table-cell>
          <table:table-cell office:value-type="string" table:content-validation-name="val16" table:style-name="ce2">
            <text:p>Value* (翻译)</text:p>
          </table:table-cell>
          <table:table-cell table:number-columns-repeated="1001" table:style-name="ce2"/>
          <table:table-cell table:number-columns-repeated="15380"/>
        </table:table-row>
        <table:table-row table:style-name="ro5">
          <table:table-cell office:value-type="string" table:content-validation-name="val17" table:style-name="ce1">
            <text:p>monitor.alarmstrategy.ncg.name.0</text:p>
          </table:table-cell>
          <table:table-cell office:value-type="string" table:content-validation-name="val21" table:style-name="ce1">
            <text:p>zh_CN</text:p>
          </table:table-cell>
          <table:table-cell office:value-type="string" table:content-validation-name="val17" table:style-name="ce3">
            <text:p>所有下级域均为离线状态（国标子服务）</text:p>
          </table:table-cell>
          <table:table-cell table:style-name="ce2"/>
          <table:table-cell table:number-columns-repeated="16380" table:style-name="ce1"/>
        </table:table-row>
        <table:table-row table:style-name="ro6">
          <table:table-cell office:value-type="string" table:content-validation-name="val17" table:style-name="ce1">
            <text:p>monitor.alarmstrategy.ncg.name.1</text:p>
          </table:table-cell>
          <table:table-cell office:value-type="string" table:content-validation-name="val21" table:style-name="ce1">
            <text:p>zh_CN</text:p>
          </table:table-cell>
          <table:table-cell office:value-type="string" table:content-validation-name="val17" table:style-name="ce3">
            <text:p>作为中级时向下级获取取流url失败（国标子服务）</text:p>
          </table:table-cell>
          <table:table-cell table:style-name="ce2"/>
          <table:table-cell table:number-columns-repeated="16380" table:style-name="ce1"/>
        </table:table-row>
        <table:table-row table:style-name="ro6">
          <table:table-cell office:value-type="string" table:content-validation-name="val17" table:style-name="ce1">
            <text:p>monitor.alarmstrategy.ncg.name.2</text:p>
          </table:table-cell>
          <table:table-cell office:value-type="string" table:content-validation-name="val21" table:style-name="ce1">
            <text:p>zh_CN</text:p>
          </table:table-cell>
          <table:table-cell office:value-type="string" table:content-validation-name="val17" table:style-name="ce3">
            <text:p>作为下级时向联网共享查询预览URL失败（国标子服务）</text:p>
          </table:table-cell>
          <table:table-cell table:style-name="ce2"/>
          <table:table-cell table:number-columns-repeated="16380" table:style-name="ce1"/>
        </table:table-row>
        <table:table-row table:style-name="ro6">
          <table:table-cell office:value-type="string" table:content-validation-name="val17" table:style-name="ce1">
            <text:p>monitor.alarmstrategy.ncg.name.3</text:p>
          </table:table-cell>
          <table:table-cell office:value-type="string" table:content-validation-name="val21" table:style-name="ce1">
            <text:p>zh_CN</text:p>
          </table:table-cell>
          <table:table-cell office:value-type="string" table:content-validation-name="val17" table:style-name="ce3">
            <text:p>作为下级时向联网共享查询录像失败（国标子服务）</text:p>
          </table:table-cell>
          <table:table-cell table:style-name="ce2"/>
          <table:table-cell table:number-columns-repeated="16380" table:style-name="ce1"/>
        </table:table-row>
        <table:table-row table:style-name="ro6">
          <table:table-cell office:value-type="string" table:content-validation-name="val17" table:style-name="ce1">
            <text:p>monitor.alarmstrategy.ncg.name.4</text:p>
          </table:table-cell>
          <table:table-cell office:value-type="string" table:content-validation-name="val21" table:style-name="ce1">
            <text:p>zh_CN</text:p>
          </table:table-cell>
          <table:table-cell office:value-type="string" table:content-validation-name="val17" table:style-name="ce3">
            <text:p>作为下级时向联网共享查询对讲URL失败（国标子服务）</text:p>
          </table:table-cell>
          <table:table-cell table:style-name="ce2"/>
          <table:table-cell table:number-columns-repeated="16380" table:style-name="ce1"/>
        </table:table-row>
        <table:table-row table:style-name="ro6">
          <table:table-cell office:value-type="string" table:content-validation-name="val17" table:style-name="ce1">
            <text:p>monitor.alarmstrategy.ncg.name.5</text:p>
          </table:table-cell>
          <table:table-cell office:value-type="string" table:content-validation-name="val21" table:style-name="ce1">
            <text:p>zh_CN</text:p>
          </table:table-cell>
          <table:table-cell office:value-type="string" table:content-validation-name="val17" table:style-name="ce3">
            <text:p>作为上、中级时向下级查询录像超时（国标子服务）</text:p>
          </table:table-cell>
          <table:table-cell table:style-name="ce2"/>
          <table:table-cell table:number-columns-repeated="16380" table:style-name="ce1"/>
        </table:table-row>
        <table:table-row table:style-name="ro6">
          <table:table-cell office:value-type="string" table:content-validation-name="val17" table:style-name="ce1">
            <text:p>monitor.alarmstrategy.ncg.name.6</text:p>
          </table:table-cell>
          <table:table-cell office:value-type="string" table:content-validation-name="val21" table:style-name="ce1">
            <text:p>zh_CN</text:p>
          </table:table-cell>
          <table:table-cell office:value-type="string" table:content-validation-name="val17" table:style-name="ce3">
            <text:p>作为中级时向下级取流超时（国标子服务）</text:p>
          </table:table-cell>
          <table:table-cell table:style-name="ce2"/>
          <table:table-cell table:number-columns-repeated="16380" table:style-name="ce1"/>
        </table:table-row>
        <table:table-row table:style-name="ro6">
          <table:table-cell office:value-type="string" table:content-validation-name="val17" table:style-name="ce1">
            <text:p>monitor.alarmstrategy.ncg.name.7</text:p>
          </table:table-cell>
          <table:table-cell office:value-type="string" table:content-validation-name="val21" table:style-name="ce1">
            <text:p>zh_CN</text:p>
          </table:table-cell>
          <table:table-cell office:value-type="string" table:content-validation-name="val17" table:style-name="ce3">
            <text:p>作为上级时向下级取流超时（国标子服务）</text:p>
          </table:table-cell>
          <table:table-cell table:style-name="ce2"/>
          <table:table-cell table:number-columns-repeated="16380" table:style-name="ce1"/>
        </table:table-row>
        <table:table-row table:style-name="ro6">
          <table:table-cell office:value-type="string" table:content-validation-name="val17" table:style-name="ce1">
            <text:p>monitor.alarmstrategy.ncg.name.8</text:p>
          </table:table-cell>
          <table:table-cell office:value-type="string" table:content-validation-name="val21" table:style-name="ce1">
            <text:p>zh_CN</text:p>
          </table:table-cell>
          <table:table-cell office:value-type="string" table:content-validation-name="val17" table:style-name="ce3">
            <text:p>作为中、下级时取流失败（国标子服务）</text:p>
          </table:table-cell>
          <table:table-cell table:style-name="ce2"/>
          <table:table-cell table:number-columns-repeated="16380" table:style-name="ce1"/>
        </table:table-row>
        <table:table-row table:style-name="ro6">
          <table:table-cell office:value-type="string" table:content-validation-name="val17" table:style-name="ce1">
            <text:p>monitor.alarmstrategy.ncg.name.9</text:p>
          </table:table-cell>
          <table:table-cell office:value-type="string" table:content-validation-name="val21" table:style-name="ce1">
            <text:p>zh_CN</text:p>
          </table:table-cell>
          <table:table-cell office:value-type="string" table:content-validation-name="val17" table:style-name="ce3">
            <text:p>作为上、中级时取流失败（国标子服务）</text:p>
          </table:table-cell>
          <table:table-cell table:style-name="ce2"/>
          <table:table-cell table:number-columns-repeated="16380" table:style-name="ce1"/>
        </table:table-row>
        <table:table-row table:style-name="ro2">
          <table:table-cell office:value-type="string" table:content-validation-name="val17" table:style-name="ce1">
            <text:p>monitor.alarmstrategy.ncg.name.10</text:p>
          </table:table-cell>
          <table:table-cell office:value-type="string" table:content-validation-name="val21" table:style-name="ce1">
            <text:p>zh_CN</text:p>
          </table:table-cell>
          <table:table-cell office:value-type="string" table:content-validation-name="val17" table:style-name="ce3">
            <text:p>查询取流信息失败（国标子服务）</text:p>
          </table:table-cell>
          <table:table-cell table:number-columns-repeated="1001" table:style-name="ce2"/>
          <table:table-cell table:number-columns-repeated="15380"/>
        </table:table-row>
        <table:table-row table:style-name="ro2">
          <table:table-cell office:value-type="string" table:content-validation-name="val17" table:style-name="ce1">
            <text:p>monitor.alarmstrategy.ncg.name.11</text:p>
          </table:table-cell>
          <table:table-cell office:value-type="string" table:content-validation-name="val21" table:style-name="ce1">
            <text:p>zh_CN</text:p>
          </table:table-cell>
          <table:table-cell office:value-type="string" table:content-validation-name="val17" table:style-name="ce3">
            <text:p>信令服务启动失败（国标子服务）</text:p>
          </table:table-cell>
          <table:table-cell table:number-columns-repeated="1001" table:style-name="ce2"/>
          <table:table-cell table:number-columns-repeated="15380"/>
        </table:table-row>
        <table:table-row table:style-name="ro2">
          <table:table-cell office:value-type="string" table:content-validation-name="val17" table:style-name="ce1">
            <text:p>monitor.alarmstrategy.ncg.name.12</text:p>
          </table:table-cell>
          <table:table-cell office:value-type="string" table:content-validation-name="val21" table:style-name="ce1">
            <text:p>zh_CN</text:p>
          </table:table-cell>
          <table:table-cell office:value-type="string" table:content-validation-name="val17" table:style-name="ce3">
            <text:p>不同下级推送的监控点编码重复（国标子服务）</text:p>
          </table:table-cell>
          <table:table-cell table:number-columns-repeated="1001" table:style-name="ce2"/>
          <table:table-cell table:number-columns-repeated="15380"/>
        </table:table-row>
        <table:table-row table:style-name="ro2">
          <table:table-cell office:value-type="string" table:content-validation-name="val17" table:style-name="ce1">
            <text:p>monitor.alarmstrategy.ncg.name.13</text:p>
          </table:table-cell>
          <table:table-cell office:value-type="string" table:content-validation-name="val21" table:style-name="ce1">
            <text:p>zh_CN</text:p>
          </table:table-cell>
          <table:table-cell office:value-type="string" table:content-validation-name="val17" table:style-name="ce3">
            <text:p>CPU使用率过高（国标子服务）</text:p>
          </table:table-cell>
          <table:table-cell table:number-columns-repeated="1001" table:style-name="ce2"/>
          <table:table-cell table:number-columns-repeated="15380"/>
        </table:table-row>
        <table:table-row table:style-name="ro2">
          <table:table-cell office:value-type="string" table:content-validation-name="val17" table:style-name="ce1">
            <text:p>monitor.alarmstrategy.ncg.name.14</text:p>
          </table:table-cell>
          <table:table-cell office:value-type="string" table:content-validation-name="val21" table:style-name="ce1">
            <text:p>zh_CN</text:p>
          </table:table-cell>
          <table:table-cell office:value-type="string" table:content-validation-name="val17" table:style-name="ce3">
            <text:p>内存使用量过高（MB）（国标子服务）</text:p>
          </table:table-cell>
          <table:table-cell table:number-columns-repeated="1001" table:style-name="ce2"/>
          <table:table-cell table:number-columns-repeated="15380"/>
        </table:table-row>
        <table:table-row table:style-name="ro2">
          <table:table-cell office:value-type="string" table:content-validation-name="val17" table:style-name="ce1">
            <text:p>monitor.alarmstrategy.ncg.name.15</text:p>
          </table:table-cell>
          <table:table-cell office:value-type="string" table:content-validation-name="val21" table:style-name="ce1">
            <text:p>zh_CN</text:p>
          </table:table-cell>
          <table:table-cell office:value-type="string" table:content-validation-name="val17" table:style-name="ce3">
            <text:p>句柄数量过多（国标子服务）</text:p>
          </table:table-cell>
          <table:table-cell table:number-columns-repeated="16381"/>
        </table:table-row>
        <table:table-row table:style-name="ro2">
          <table:table-cell office:value-type="string" table:content-validation-name="val17" table:style-name="ce1">
            <text:p>monitor.alarmstrategy.ncg.name.16</text:p>
          </table:table-cell>
          <table:table-cell office:value-type="string" table:content-validation-name="val21" table:style-name="ce1">
            <text:p>zh_CN</text:p>
          </table:table-cell>
          <table:table-cell office:value-type="string" table:content-validation-name="val17" table:style-name="ce3">
            <text:p>协议栈繁忙（国标子服务）</text:p>
          </table:table-cell>
          <table:table-cell table:number-columns-repeated="16381"/>
        </table:table-row>
        <table:table-row table:style-name="ro2">
          <table:table-cell office:value-type="string" table:content-validation-name="val17" table:style-name="ce1">
            <text:p>monitor.alarmstrategy.ncg.name.17</text:p>
          </table:table-cell>
          <table:table-cell office:value-type="string" table:content-validation-name="val21" table:style-name="ce1">
            <text:p>zh_CN</text:p>
          </table:table-cell>
          <table:table-cell office:value-type="string" table:content-validation-name="val17" table:style-name="ce3">
            <text:p>所有下级域均为离线状态（DB33子服务）</text:p>
          </table:table-cell>
          <table:table-cell table:number-columns-repeated="16381"/>
        </table:table-row>
        <table:table-row table:style-name="ro2">
          <table:table-cell office:value-type="string" table:content-validation-name="val17" table:style-name="ce1">
            <text:p>monitor.alarmstrategy.ncg.name.18</text:p>
          </table:table-cell>
          <table:table-cell office:value-type="string" table:content-validation-name="val21" table:style-name="ce1">
            <text:p>zh_CN</text:p>
          </table:table-cell>
          <table:table-cell office:value-type="string" table:content-validation-name="val17" table:style-name="ce3">
            <text:p>作为中级时向下级获取取流url失败（DB33子服务）</text:p>
          </table:table-cell>
          <table:table-cell table:number-columns-repeated="16381"/>
        </table:table-row>
        <table:table-row table:style-name="ro2">
          <table:table-cell office:value-type="string" table:content-validation-name="val17" table:style-name="ce1">
            <text:p>monitor.alarmstrategy.ncg.name.19</text:p>
          </table:table-cell>
          <table:table-cell office:value-type="string" table:content-validation-name="val21" table:style-name="ce1">
            <text:p>zh_CN</text:p>
          </table:table-cell>
          <table:table-cell office:value-type="string" table:content-validation-name="val17" table:style-name="ce3">
            <text:p>作为下级时向联网共享查询预览URL失败（DB33子服务）</text:p>
          </table:table-cell>
          <table:table-cell table:number-columns-repeated="16381"/>
        </table:table-row>
        <table:table-row table:style-name="ro2">
          <table:table-cell office:value-type="string" table:content-validation-name="val17" table:style-name="ce1">
            <text:p>monitor.alarmstrategy.ncg.name.20</text:p>
          </table:table-cell>
          <table:table-cell office:value-type="string" table:content-validation-name="val21" table:style-name="ce1">
            <text:p>zh_CN</text:p>
          </table:table-cell>
          <table:table-cell office:value-type="string" table:content-validation-name="val17" table:style-name="ce3">
            <text:p>作为下级时向联网共享查询录像失败（DB33子服务）</text:p>
          </table:table-cell>
          <table:table-cell table:number-columns-repeated="16381"/>
        </table:table-row>
        <table:table-row table:style-name="ro2">
          <table:table-cell office:value-type="string" table:content-validation-name="val17" table:style-name="ce1">
            <text:p>monitor.alarmstrategy.ncg.name.21</text:p>
          </table:table-cell>
          <table:table-cell office:value-type="string" table:content-validation-name="val21" table:style-name="ce1">
            <text:p>zh_CN</text:p>
          </table:table-cell>
          <table:table-cell office:value-type="string" table:content-validation-name="val17" table:style-name="ce3">
            <text:p>作为下级时向联网共享查询对讲URL失败（DB33子服务）</text:p>
          </table:table-cell>
          <table:table-cell table:number-columns-repeated="16381"/>
        </table:table-row>
        <table:table-row table:style-name="ro2">
          <table:table-cell office:value-type="string" table:content-validation-name="val17" table:style-name="ce1">
            <text:p>monitor.alarmstrategy.ncg.name.22</text:p>
          </table:table-cell>
          <table:table-cell office:value-type="string" table:content-validation-name="val21" table:style-name="ce1">
            <text:p>zh_CN</text:p>
          </table:table-cell>
          <table:table-cell office:value-type="string" table:content-validation-name="val17" table:style-name="ce3">
            <text:p>作为上、中级时向下级查询录像超时（DB33子服务）</text:p>
          </table:table-cell>
          <table:table-cell table:number-columns-repeated="16381"/>
        </table:table-row>
        <table:table-row table:style-name="ro2">
          <table:table-cell office:value-type="string" table:content-validation-name="val17" table:style-name="ce1">
            <text:p>monitor.alarmstrategy.ncg.name.23</text:p>
          </table:table-cell>
          <table:table-cell office:value-type="string" table:content-validation-name="val21" table:style-name="ce1">
            <text:p>zh_CN</text:p>
          </table:table-cell>
          <table:table-cell office:value-type="string" table:content-validation-name="val17" table:style-name="ce3">
            <text:p>作为中级时向下级取流超时（DB33子服务）</text:p>
          </table:table-cell>
          <table:table-cell table:number-columns-repeated="16381"/>
        </table:table-row>
        <table:table-row table:style-name="ro2">
          <table:table-cell office:value-type="string" table:content-validation-name="val17" table:style-name="ce1">
            <text:p>monitor.alarmstrategy.ncg.name.24</text:p>
          </table:table-cell>
          <table:table-cell office:value-type="string" table:content-validation-name="val21" table:style-name="ce1">
            <text:p>zh_CN</text:p>
          </table:table-cell>
          <table:table-cell office:value-type="string" table:content-validation-name="val17" table:style-name="ce3">
            <text:p>作为上级时向下级取流超时（DB33子服务）</text:p>
          </table:table-cell>
          <table:table-cell table:number-columns-repeated="16381"/>
        </table:table-row>
        <table:table-row table:style-name="ro2">
          <table:table-cell office:value-type="string" table:content-validation-name="val17" table:style-name="ce1">
            <text:p>monitor.alarmstrategy.ncg.name.25</text:p>
          </table:table-cell>
          <table:table-cell office:value-type="string" table:content-validation-name="val21" table:style-name="ce1">
            <text:p>zh_CN</text:p>
          </table:table-cell>
          <table:table-cell office:value-type="string" table:content-validation-name="val17" table:style-name="ce3">
            <text:p>作为中、下级时取流失败（DB33子服务）</text:p>
          </table:table-cell>
          <table:table-cell table:number-columns-repeated="16381"/>
        </table:table-row>
        <table:table-row table:style-name="ro2">
          <table:table-cell office:value-type="string" table:content-validation-name="val17" table:style-name="ce1">
            <text:p>monitor.alarmstrategy.ncg.name.26</text:p>
          </table:table-cell>
          <table:table-cell office:value-type="string" table:content-validation-name="val21" table:style-name="ce1">
            <text:p>zh_CN</text:p>
          </table:table-cell>
          <table:table-cell office:value-type="string" table:content-validation-name="val17" table:style-name="ce3">
            <text:p>作为上、中级时取流失败（DB33子服务）</text:p>
          </table:table-cell>
          <table:table-cell table:number-columns-repeated="16381"/>
        </table:table-row>
        <table:table-row table:style-name="ro2">
          <table:table-cell office:value-type="string" table:content-validation-name="val17" table:style-name="ce1">
            <text:p>monitor.alarmstrategy.ncg.name.27</text:p>
          </table:table-cell>
          <table:table-cell office:value-type="string" table:content-validation-name="val21" table:style-name="ce1">
            <text:p>zh_CN</text:p>
          </table:table-cell>
          <table:table-cell office:value-type="string" table:content-validation-name="val17" table:style-name="ce3">
            <text:p>查询取流信息失败（DB33子服务）</text:p>
          </table:table-cell>
          <table:table-cell table:number-columns-repeated="16381"/>
        </table:table-row>
        <table:table-row table:style-name="ro2">
          <table:table-cell office:value-type="string" table:content-validation-name="val17" table:style-name="ce1">
            <text:p>monitor.alarmstrategy.ncg.name.28</text:p>
          </table:table-cell>
          <table:table-cell office:value-type="string" table:content-validation-name="val21" table:style-name="ce1">
            <text:p>zh_CN</text:p>
          </table:table-cell>
          <table:table-cell office:value-type="string" table:content-validation-name="val17" table:style-name="ce3">
            <text:p>信令服务启动失败（DB33子服务）</text:p>
          </table:table-cell>
          <table:table-cell table:number-columns-repeated="16381"/>
        </table:table-row>
        <table:table-row table:style-name="ro2">
          <table:table-cell office:value-type="string" table:content-validation-name="val17" table:style-name="ce1">
            <text:p>monitor.alarmstrategy.ncg.name.29</text:p>
          </table:table-cell>
          <table:table-cell office:value-type="string" table:content-validation-name="val21" table:style-name="ce1">
            <text:p>zh_CN</text:p>
          </table:table-cell>
          <table:table-cell office:value-type="string" table:content-validation-name="val17" table:style-name="ce3">
            <text:p>不同下级推送的监控点编码重复（DB33子服务）</text:p>
          </table:table-cell>
          <table:table-cell table:number-columns-repeated="16381"/>
        </table:table-row>
        <table:table-row table:style-name="ro2">
          <table:table-cell office:value-type="string" table:content-validation-name="val17" table:style-name="ce1">
            <text:p>monitor.alarmstrategy.ncg.name.30</text:p>
          </table:table-cell>
          <table:table-cell office:value-type="string" table:content-validation-name="val21" table:style-name="ce1">
            <text:p>zh_CN</text:p>
          </table:table-cell>
          <table:table-cell office:value-type="string" table:content-validation-name="val17" table:style-name="ce3">
            <text:p>CPU使用率过高（DB33子服务）</text:p>
          </table:table-cell>
          <table:table-cell table:number-columns-repeated="16381"/>
        </table:table-row>
        <table:table-row table:style-name="ro2">
          <table:table-cell office:value-type="string" table:content-validation-name="val17" table:style-name="ce1">
            <text:p>monitor.alarmstrategy.ncg.name.31</text:p>
          </table:table-cell>
          <table:table-cell office:value-type="string" table:content-validation-name="val21" table:style-name="ce1">
            <text:p>zh_CN</text:p>
          </table:table-cell>
          <table:table-cell office:value-type="string" table:content-validation-name="val17" table:style-name="ce3">
            <text:p>内存使用量（MB）（DB33子服务）</text:p>
          </table:table-cell>
          <table:table-cell table:number-columns-repeated="16381"/>
        </table:table-row>
        <table:table-row table:style-name="ro2">
          <table:table-cell office:value-type="string" table:content-validation-name="val17" table:style-name="ce1">
            <text:p>monitor.alarmstrategy.ncg.name.32</text:p>
          </table:table-cell>
          <table:table-cell office:value-type="string" table:content-validation-name="val21" table:style-name="ce1">
            <text:p>zh_CN</text:p>
          </table:table-cell>
          <table:table-cell office:value-type="string" table:content-validation-name="val17" table:style-name="ce3">
            <text:p>句柄数量（DB33子服务）</text:p>
          </table:table-cell>
          <table:table-cell table:number-columns-repeated="16381"/>
        </table:table-row>
        <table:table-row table:style-name="ro2">
          <table:table-cell office:value-type="string" table:content-validation-name="val17" table:style-name="ce1">
            <text:p>monitor.alarmstrategy.ncg.name.33</text:p>
          </table:table-cell>
          <table:table-cell office:value-type="string" table:content-validation-name="val21" table:style-name="ce1">
            <text:p>zh_CN</text:p>
          </table:table-cell>
          <table:table-cell office:value-type="string" table:content-validation-name="val17" table:style-name="ce3">
            <text:p>media内存超过上限</text:p>
          </table:table-cell>
          <table:table-cell table:number-columns-repeated="16381"/>
        </table:table-row>
        <table:table-row table:style-name="ro2">
          <table:table-cell office:value-type="string" table:content-validation-name="val17" table:style-name="ce1">
            <text:p>monitor.alarmstrategy.ncg.name.34</text:p>
          </table:table-cell>
          <table:table-cell office:value-type="string" table:content-validation-name="val21" table:style-name="ce1">
            <text:p>zh_CN</text:p>
          </table:table-cell>
          <table:table-cell office:value-type="string" table:content-validation-name="val17" table:style-name="ce3">
            <text:p>media的CPU过高</text:p>
          </table:table-cell>
          <table:table-cell table:number-columns-repeated="16381"/>
        </table:table-row>
        <table:table-row table:style-name="ro2">
          <table:table-cell office:value-type="string" table:content-validation-name="val17" table:style-name="ce1">
            <text:p>monitor.alarmstrategy.ncg.name.35</text:p>
          </table:table-cell>
          <table:table-cell office:value-type="string" table:content-validation-name="val21" table:style-name="ce1">
            <text:p>zh_CN</text:p>
          </table:table-cell>
          <table:table-cell office:value-type="string" table:content-validation-name="val17" table:style-name="ce3">
            <text:p>服务器网络负载过大</text:p>
          </table:table-cell>
          <table:table-cell table:number-columns-repeated="16381"/>
        </table:table-row>
        <table:table-row table:style-name="ro2">
          <table:table-cell office:value-type="string" table:content-validation-name="val17" table:style-name="ce1">
            <text:p>monitor.alarmstrategy.ncg.name.36</text:p>
          </table:table-cell>
          <table:table-cell office:value-type="string" table:content-validation-name="val21" table:style-name="ce1">
            <text:p>zh_CN</text:p>
          </table:table-cell>
          <table:table-cell office:value-type="string" table:content-validation-name="val17" table:style-name="ce3">
            <text:p>media的空闲线程数过少</text:p>
          </table:table-cell>
          <table:table-cell table:number-columns-repeated="16381"/>
        </table:table-row>
        <table:table-row table:style-name="ro2">
          <table:table-cell office:value-type="string" table:content-validation-name="val17" table:style-name="ce1">
            <text:p>monitor.alarmstrategy.ncg.name.37</text:p>
          </table:table-cell>
          <table:table-cell office:value-type="string" table:content-validation-name="val21" table:style-name="ce1">
            <text:p>zh_CN</text:p>
          </table:table-cell>
          <table:table-cell office:value-type="string" table:content-validation-name="val17" table:style-name="ce3">
            <text:p>客户端取流路数过多，目前媒体压力较大</text:p>
          </table:table-cell>
          <table:table-cell table:number-columns-repeated="16381"/>
        </table:table-row>
        <table:table-row table:style-name="ro2">
          <table:table-cell office:value-type="string" table:content-validation-name="val17" table:style-name="ce1">
            <text:p>monitor.alarmstrategy.ncg.name.38</text:p>
          </table:table-cell>
          <table:table-cell office:value-type="string" table:content-validation-name="val21" table:style-name="ce1">
            <text:p>zh_CN</text:p>
          </table:table-cell>
          <table:table-cell office:value-type="string" table:content-validation-name="val17" table:style-name="ce3">
            <text:p>向下级平台或本平台其它组件取流路数过多，目前媒体压力较大</text:p>
          </table:table-cell>
          <table:table-cell table:number-columns-repeated="16381"/>
        </table:table-row>
        <table:table-row table:style-name="ro2">
          <table:table-cell office:value-type="string" table:content-validation-name="val17" table:style-name="ce1">
            <text:p>monitor.alarmstrategy.ncg.name.39</text:p>
          </table:table-cell>
          <table:table-cell office:value-type="string" table:content-validation-name="val21" table:style-name="ce1">
            <text:p>zh_CN</text:p>
          </table:table-cell>
          <table:table-cell office:value-type="string" table:content-validation-name="val17" table:style-name="ce3">
            <text:p>发生取流失败</text:p>
          </table:table-cell>
          <table:table-cell table:number-columns-repeated="16381"/>
        </table:table-row>
        <table:table-row table:style-name="ro2">
          <table:table-cell office:value-type="string" table:content-validation-name="val17" table:style-name="ce1">
            <text:p>monitor.alarmstrategy.ncg.name.40</text:p>
          </table:table-cell>
          <table:table-cell office:value-type="string" table:content-validation-name="val21" table:style-name="ce1">
            <text:p>zh_CN</text:p>
          </table:table-cell>
          <table:table-cell office:value-type="string" table:content-validation-name="val17" table:style-name="ce3">
            <text:p>超过20秒没有码流过来，发生断流，可能服务网络不稳定，或下级平台组件出现异常</text:p>
          </table:table-cell>
          <table:table-cell table:number-columns-repeated="16381"/>
        </table:table-row>
        <table:table-row table:style-name="ro2">
          <table:table-cell office:value-type="string" table:content-validation-name="val17" table:style-name="ce1">
            <text:p>monitor.alarmstrategy.ncg.name.0</text:p>
          </table:table-cell>
          <table:table-cell office:value-type="string" table:content-validation-name="val21" table:style-name="ce1">
            <text:p>en_US</text:p>
          </table:table-cell>
          <table:table-cell office:value-type="string" table:content-validation-name="val17" table:style-name="ce3">
            <text:p>All subordinate domains are offline (GB subservice)</text:p>
          </table:table-cell>
          <table:table-cell table:number-columns-repeated="16381"/>
        </table:table-row>
        <table:table-row table:style-name="ro2">
          <table:table-cell office:value-type="string" table:content-validation-name="val17" table:style-name="ce1">
            <text:p>monitor.alarmstrategy.ncg.name.1</text:p>
          </table:table-cell>
          <table:table-cell office:value-type="string" table:content-validation-name="val21" table:style-name="ce1">
            <text:p>en_US</text:p>
          </table:table-cell>
          <table:table-cell office:value-type="string" table:content-validation-name="val17" table:style-name="ce3">
            <text:p>Failed to get the streaming url as a lower level (GB subservice)</text:p>
          </table:table-cell>
          <table:table-cell table:number-columns-repeated="16381"/>
        </table:table-row>
        <table:table-row table:style-name="ro2">
          <table:table-cell office:value-type="string" table:content-validation-name="val17" table:style-name="ce1">
            <text:p>monitor.alarmstrategy.ncg.name.2</text:p>
          </table:table-cell>
          <table:table-cell office:value-type="string" table:content-validation-name="val21" table:style-name="ce1">
            <text:p>en_US</text:p>
          </table:table-cell>
          <table:table-cell office:value-type="string" table:content-validation-name="val17" table:style-name="ce3">
            <text:p>As a subordinate, the query preview URL fails to the network share (GB subservice)</text:p>
          </table:table-cell>
          <table:table-cell table:number-columns-repeated="16381"/>
        </table:table-row>
        <table:table-row table:style-name="ro2">
          <table:table-cell office:value-type="string" table:content-validation-name="val17" table:style-name="ce1">
            <text:p>monitor.alarmstrategy.ncg.name.3</text:p>
          </table:table-cell>
          <table:table-cell office:value-type="string" table:content-validation-name="val21" table:style-name="ce1">
            <text:p>en_US</text:p>
          </table:table-cell>
          <table:table-cell office:value-type="string" table:content-validation-name="val17" table:style-name="ce3">
            <text:p>As a subordinate, it fails to query the recording to the network sharing (GB subservice)</text:p>
          </table:table-cell>
          <table:table-cell table:number-columns-repeated="16381"/>
        </table:table-row>
        <table:table-row table:style-name="ro2">
          <table:table-cell office:value-type="string" table:content-validation-name="val17" table:style-name="ce1">
            <text:p>monitor.alarmstrategy.ncg.name.4</text:p>
          </table:table-cell>
          <table:table-cell office:value-type="string" table:content-validation-name="val21" table:style-name="ce1">
            <text:p>en_US</text:p>
          </table:table-cell>
          <table:table-cell office:value-type="string" table:content-validation-name="val17" table:style-name="ce3">
            <text:p>As a subordinate, querying the intercom URL failed to the network sharing (GB subservice)</text:p>
          </table:table-cell>
          <table:table-cell table:number-columns-repeated="16381"/>
        </table:table-row>
        <table:table-row table:style-name="ro2">
          <table:table-cell office:value-type="string" table:content-validation-name="val17" table:style-name="ce1">
            <text:p>monitor.alarmstrategy.ncg.name.5</text:p>
          </table:table-cell>
          <table:table-cell office:value-type="string" table:content-validation-name="val21" table:style-name="ce1">
            <text:p>en_US</text:p>
          </table:table-cell>
          <table:table-cell office:value-type="string" table:content-validation-name="val17" table:style-name="ce3">
            <text:p>As the upper and middle level, the lower level query video timeout (GB subservice)</text:p>
          </table:table-cell>
          <table:table-cell table:number-columns-repeated="16381"/>
        </table:table-row>
        <table:table-row table:style-name="ro2">
          <table:table-cell office:value-type="string" table:content-validation-name="val17" table:style-name="ce1">
            <text:p>monitor.alarmstrategy.ncg.name.6</text:p>
          </table:table-cell>
          <table:table-cell office:value-type="string" table:content-validation-name="val21" table:style-name="ce1">
            <text:p>en_US</text:p>
          </table:table-cell>
          <table:table-cell office:value-type="string" table:content-validation-name="val17" table:style-name="ce3">
            <text:p>As an intermediate level, the flow rate of the lower stage is taken (the GB subservice)</text:p>
          </table:table-cell>
          <table:table-cell table:number-columns-repeated="16381"/>
        </table:table-row>
        <table:table-row table:style-name="ro2">
          <table:table-cell office:value-type="string" table:content-validation-name="val17" table:style-name="ce1">
            <text:p>monitor.alarmstrategy.ncg.name.7</text:p>
          </table:table-cell>
          <table:table-cell office:value-type="string" table:content-validation-name="val21" table:style-name="ce1">
            <text:p>en_US</text:p>
          </table:table-cell>
          <table:table-cell office:value-type="string" table:content-validation-name="val17" table:style-name="ce3">
            <text:p>When it is a superior, the flow is timed out to the lower level (GB subservice)</text:p>
          </table:table-cell>
          <table:table-cell table:number-columns-repeated="16381"/>
        </table:table-row>
        <table:table-row table:style-name="ro2">
          <table:table-cell office:value-type="string" table:content-validation-name="val17" table:style-name="ce1">
            <text:p>monitor.alarmstrategy.ncg.name.8</text:p>
          </table:table-cell>
          <table:table-cell office:value-type="string" table:content-validation-name="val21" table:style-name="ce1">
            <text:p>en_US</text:p>
          </table:table-cell>
          <table:table-cell office:value-type="string" table:content-validation-name="val17" table:style-name="ce3">
            <text:p>Failure to take flow as middle and lower level (GB subservice)</text:p>
          </table:table-cell>
          <table:table-cell table:number-columns-repeated="16381"/>
        </table:table-row>
        <table:table-row table:style-name="ro2">
          <table:table-cell office:value-type="string" table:content-validation-name="val17" table:style-name="ce1">
            <text:p>monitor.alarmstrategy.ncg.name.9</text:p>
          </table:table-cell>
          <table:table-cell office:value-type="string" table:content-validation-name="val21" table:style-name="ce1">
            <text:p>en_US</text:p>
          </table:table-cell>
          <table:table-cell office:value-type="string" table:content-validation-name="val17" table:style-name="ce3">
            <text:p>Failure to take flow as an upper or intermediate level (GB subservice)</text:p>
          </table:table-cell>
          <table:table-cell table:number-columns-repeated="16381"/>
        </table:table-row>
        <table:table-row table:style-name="ro2">
          <table:table-cell office:value-type="string" table:content-validation-name="val17" table:style-name="ce1">
            <text:p>monitor.alarmstrategy.ncg.name.10</text:p>
          </table:table-cell>
          <table:table-cell office:value-type="string" table:content-validation-name="val21" table:style-name="ce1">
            <text:p>en_US</text:p>
          </table:table-cell>
          <table:table-cell office:value-type="string" table:content-validation-name="val17" table:style-name="ce3">
            <text:p>Failed to query the stream information (GB subservice)</text:p>
          </table:table-cell>
          <table:table-cell table:number-columns-repeated="16381"/>
        </table:table-row>
        <table:table-row table:style-name="ro2">
          <table:table-cell office:value-type="string" table:content-validation-name="val17" table:style-name="ce1">
            <text:p>monitor.alarmstrategy.ncg.name.11</text:p>
          </table:table-cell>
          <table:table-cell office:value-type="string" table:content-validation-name="val21" table:style-name="ce1">
            <text:p>en_US</text:p>
          </table:table-cell>
          <table:table-cell office:value-type="string" table:content-validation-name="val17" table:style-name="ce3">
            <text:p>Signaling service failed to start (GB subservice)</text:p>
          </table:table-cell>
          <table:table-cell table:number-columns-repeated="16381"/>
        </table:table-row>
        <table:table-row table:style-name="ro2">
          <table:table-cell office:value-type="string" table:content-validation-name="val17" table:style-name="ce1">
            <text:p>monitor.alarmstrategy.ncg.name.12</text:p>
          </table:table-cell>
          <table:table-cell office:value-type="string" table:content-validation-name="val21" table:style-name="ce1">
            <text:p>en_US</text:p>
          </table:table-cell>
          <table:table-cell office:value-type="string" table:content-validation-name="val17" table:style-name="ce3">
            <text:p>Duplicate camera indexcode for different subordinate pushes (GB subservice)</text:p>
          </table:table-cell>
          <table:table-cell table:number-columns-repeated="16381"/>
        </table:table-row>
        <table:table-row table:style-name="ro2">
          <table:table-cell office:value-type="string" table:content-validation-name="val17" table:style-name="ce1">
            <text:p>monitor.alarmstrategy.ncg.name.13</text:p>
          </table:table-cell>
          <table:table-cell office:value-type="string" table:content-validation-name="val21" table:style-name="ce1">
            <text:p>en_US</text:p>
          </table:table-cell>
          <table:table-cell office:value-type="string" table:content-validation-name="val17" table:style-name="ce3">
            <text:p>Cpu usage rate is too high (GB subservice)</text:p>
          </table:table-cell>
          <table:table-cell table:number-columns-repeated="16381"/>
        </table:table-row>
        <table:table-row table:style-name="ro2">
          <table:table-cell office:value-type="string" table:content-validation-name="val17" table:style-name="ce1">
            <text:p>monitor.alarmstrategy.ncg.name.14</text:p>
          </table:table-cell>
          <table:table-cell office:value-type="string" table:content-validation-name="val21" table:style-name="ce1">
            <text:p>en_US</text:p>
          </table:table-cell>
          <table:table-cell office:value-type="string" table:content-validation-name="val17" table:style-name="ce3">
            <text:p>Memory usage is too high (MB) (GB subservice)</text:p>
          </table:table-cell>
          <table:table-cell table:number-columns-repeated="16381"/>
        </table:table-row>
        <table:table-row table:style-name="ro2">
          <table:table-cell office:value-type="string" table:content-validation-name="val17" table:style-name="ce1">
            <text:p>monitor.alarmstrategy.ncg.name.15</text:p>
          </table:table-cell>
          <table:table-cell office:value-type="string" table:content-validation-name="val21" table:style-name="ce1">
            <text:p>en_US</text:p>
          </table:table-cell>
          <table:table-cell office:value-type="string" table:content-validation-name="val17" table:style-name="ce3">
            <text:p>Too many handles (GB subservice)</text:p>
          </table:table-cell>
          <table:table-cell table:number-columns-repeated="16381"/>
        </table:table-row>
        <table:table-row table:style-name="ro2">
          <table:table-cell office:value-type="string" table:content-validation-name="val17" table:style-name="ce1">
            <text:p>monitor.alarmstrategy.ncg.name.16</text:p>
          </table:table-cell>
          <table:table-cell office:value-type="string" table:content-validation-name="val21" table:style-name="ce1">
            <text:p>en_US</text:p>
          </table:table-cell>
          <table:table-cell office:value-type="string" table:content-validation-name="val17" table:style-name="ce3">
            <text:p>The protocol stack is busy (GB subservice)</text:p>
          </table:table-cell>
          <table:table-cell table:number-columns-repeated="16381"/>
        </table:table-row>
        <table:table-row table:style-name="ro2">
          <table:table-cell office:value-type="string" table:content-validation-name="val17" table:style-name="ce1">
            <text:p>monitor.alarmstrategy.ncg.name.17</text:p>
          </table:table-cell>
          <table:table-cell office:value-type="string" table:content-validation-name="val21" table:style-name="ce1">
            <text:p>en_US</text:p>
          </table:table-cell>
          <table:table-cell office:value-type="string" table:content-validation-name="val17" table:style-name="ce3">
            <text:p>All subordinate domains are offline (DB33 subservice)</text:p>
          </table:table-cell>
          <table:table-cell table:number-columns-repeated="16381"/>
        </table:table-row>
        <table:table-row table:style-name="ro2">
          <table:table-cell office:value-type="string" table:content-validation-name="val17" table:style-name="ce1">
            <text:p>monitor.alarmstrategy.ncg.name.18</text:p>
          </table:table-cell>
          <table:table-cell office:value-type="string" table:content-validation-name="val21" table:style-name="ce1">
            <text:p>en_US</text:p>
          </table:table-cell>
          <table:table-cell office:value-type="string" table:content-validation-name="val17" table:style-name="ce3">
            <text:p>Failed to get the streaming url as a lower level (DB33 subservice)</text:p>
          </table:table-cell>
          <table:table-cell table:number-columns-repeated="16381"/>
        </table:table-row>
        <table:table-row table:style-name="ro2">
          <table:table-cell office:value-type="string" table:content-validation-name="val17" table:style-name="ce1">
            <text:p>monitor.alarmstrategy.ncg.name.19</text:p>
          </table:table-cell>
          <table:table-cell office:value-type="string" table:content-validation-name="val21" table:style-name="ce1">
            <text:p>en_US</text:p>
          </table:table-cell>
          <table:table-cell office:value-type="string" table:content-validation-name="val17" table:style-name="ce3">
            <text:p>As a subordinate, the query preview URL fails to the network share (DB33 subservice)</text:p>
          </table:table-cell>
          <table:table-cell table:number-columns-repeated="16381"/>
        </table:table-row>
        <table:table-row table:style-name="ro2">
          <table:table-cell office:value-type="string" table:content-validation-name="val17" table:style-name="ce1">
            <text:p>monitor.alarmstrategy.ncg.name.20</text:p>
          </table:table-cell>
          <table:table-cell office:value-type="string" table:content-validation-name="val21" table:style-name="ce1">
            <text:p>en_US</text:p>
          </table:table-cell>
          <table:table-cell office:value-type="string" table:content-validation-name="val17" table:style-name="ce3">
            <text:p>As a subordinate, it fails to query the recording to the network sharing (DB33 subservice)</text:p>
          </table:table-cell>
          <table:table-cell table:number-columns-repeated="16381"/>
        </table:table-row>
        <table:table-row table:style-name="ro2">
          <table:table-cell office:value-type="string" table:content-validation-name="val17" table:style-name="ce1">
            <text:p>monitor.alarmstrategy.ncg.name.21</text:p>
          </table:table-cell>
          <table:table-cell office:value-type="string" table:content-validation-name="val21" table:style-name="ce1">
            <text:p>en_US</text:p>
          </table:table-cell>
          <table:table-cell office:value-type="string" table:content-validation-name="val17" table:style-name="ce3">
            <text:p>As a subordinate, querying the intercom URL failed to the network sharing (DB33 subservice)</text:p>
          </table:table-cell>
          <table:table-cell table:number-columns-repeated="16381"/>
        </table:table-row>
        <table:table-row table:style-name="ro2">
          <table:table-cell office:value-type="string" table:content-validation-name="val17" table:style-name="ce1">
            <text:p>monitor.alarmstrategy.ncg.name.22</text:p>
          </table:table-cell>
          <table:table-cell office:value-type="string" table:content-validation-name="val21" table:style-name="ce1">
            <text:p>en_US</text:p>
          </table:table-cell>
          <table:table-cell office:value-type="string" table:content-validation-name="val17" table:style-name="ce3">
            <text:p>As the upper and middle level, the lower level query video timeout (DB33 subservice)</text:p>
          </table:table-cell>
          <table:table-cell table:number-columns-repeated="16381"/>
        </table:table-row>
        <table:table-row table:style-name="ro2">
          <table:table-cell office:value-type="string" table:content-validation-name="val17" table:style-name="ce1">
            <text:p>monitor.alarmstrategy.ncg.name.23</text:p>
          </table:table-cell>
          <table:table-cell office:value-type="string" table:content-validation-name="val21" table:style-name="ce1">
            <text:p>en_US</text:p>
          </table:table-cell>
          <table:table-cell office:value-type="string" table:content-validation-name="val17" table:style-name="ce3">
            <text:p>As an intermediate level, the flow rate of the lower stage is taken (the DB33 subservice)</text:p>
          </table:table-cell>
          <table:table-cell table:number-columns-repeated="16381"/>
        </table:table-row>
        <table:table-row table:style-name="ro2">
          <table:table-cell office:value-type="string" table:content-validation-name="val17" table:style-name="ce1">
            <text:p>monitor.alarmstrategy.ncg.name.24</text:p>
          </table:table-cell>
          <table:table-cell office:value-type="string" table:content-validation-name="val21" table:style-name="ce1">
            <text:p>en_US</text:p>
          </table:table-cell>
          <table:table-cell office:value-type="string" table:content-validation-name="val17" table:style-name="ce3">
            <text:p>When it is a superior, the flow is timed out to the lower level (DB33 subservice)</text:p>
          </table:table-cell>
          <table:table-cell table:number-columns-repeated="16381"/>
        </table:table-row>
        <table:table-row table:style-name="ro2">
          <table:table-cell office:value-type="string" table:content-validation-name="val17" table:style-name="ce1">
            <text:p>monitor.alarmstrategy.ncg.name.25</text:p>
          </table:table-cell>
          <table:table-cell office:value-type="string" table:content-validation-name="val21" table:style-name="ce1">
            <text:p>en_US</text:p>
          </table:table-cell>
          <table:table-cell office:value-type="string" table:content-validation-name="val17" table:style-name="ce3">
            <text:p>Failure to take flow as middle and lower level (DB33 subservice)</text:p>
          </table:table-cell>
          <table:table-cell table:number-columns-repeated="16381"/>
        </table:table-row>
        <table:table-row table:style-name="ro2">
          <table:table-cell office:value-type="string" table:content-validation-name="val17" table:style-name="ce1">
            <text:p>monitor.alarmstrategy.ncg.name.26</text:p>
          </table:table-cell>
          <table:table-cell office:value-type="string" table:content-validation-name="val21" table:style-name="ce1">
            <text:p>en_US</text:p>
          </table:table-cell>
          <table:table-cell office:value-type="string" table:content-validation-name="val17" table:style-name="ce3">
            <text:p>Failure to take flow as an upper or intermediate level (DB33 subservice)</text:p>
          </table:table-cell>
          <table:table-cell table:number-columns-repeated="16381"/>
        </table:table-row>
        <table:table-row table:style-name="ro2">
          <table:table-cell office:value-type="string" table:content-validation-name="val17" table:style-name="ce1">
            <text:p>monitor.alarmstrategy.ncg.name.27</text:p>
          </table:table-cell>
          <table:table-cell office:value-type="string" table:content-validation-name="val21" table:style-name="ce1">
            <text:p>en_US</text:p>
          </table:table-cell>
          <table:table-cell office:value-type="string" table:content-validation-name="val17" table:style-name="ce3">
            <text:p>Failed to query the stream information (DB33 subservice)</text:p>
          </table:table-cell>
          <table:table-cell table:number-columns-repeated="16381"/>
        </table:table-row>
        <table:table-row table:style-name="ro2">
          <table:table-cell office:value-type="string" table:content-validation-name="val17" table:style-name="ce1">
            <text:p>monitor.alarmstrategy.ncg.name.28</text:p>
          </table:table-cell>
          <table:table-cell office:value-type="string" table:content-validation-name="val21" table:style-name="ce1">
            <text:p>en_US</text:p>
          </table:table-cell>
          <table:table-cell office:value-type="string" table:content-validation-name="val17" table:style-name="ce3">
            <text:p>Signaling service failed to start (DB33 subservice)</text:p>
          </table:table-cell>
          <table:table-cell table:number-columns-repeated="16381"/>
        </table:table-row>
        <table:table-row table:style-name="ro2">
          <table:table-cell office:value-type="string" table:content-validation-name="val17" table:style-name="ce1">
            <text:p>monitor.alarmstrategy.ncg.name.29</text:p>
          </table:table-cell>
          <table:table-cell office:value-type="string" table:content-validation-name="val21" table:style-name="ce1">
            <text:p>en_US</text:p>
          </table:table-cell>
          <table:table-cell office:value-type="string" table:content-validation-name="val17" table:style-name="ce3">
            <text:p>Duplicate camera indexcode for different subordinate pushes (DB33 subservice)</text:p>
          </table:table-cell>
          <table:table-cell table:number-columns-repeated="16381"/>
        </table:table-row>
        <table:table-row table:style-name="ro2">
          <table:table-cell office:value-type="string" table:content-validation-name="val17" table:style-name="ce1">
            <text:p>monitor.alarmstrategy.ncg.name.30</text:p>
          </table:table-cell>
          <table:table-cell office:value-type="string" table:content-validation-name="val21" table:style-name="ce1">
            <text:p>en_US</text:p>
          </table:table-cell>
          <table:table-cell office:value-type="string" table:content-validation-name="val17" table:style-name="ce3">
            <text:p>Cpu usage rate is too high (DB33 subservice)</text:p>
          </table:table-cell>
          <table:table-cell table:number-columns-repeated="16381"/>
        </table:table-row>
        <table:table-row table:style-name="ro2">
          <table:table-cell office:value-type="string" table:content-validation-name="val17" table:style-name="ce1">
            <text:p>monitor.alarmstrategy.ncg.name.31</text:p>
          </table:table-cell>
          <table:table-cell office:value-type="string" table:content-validation-name="val21" table:style-name="ce1">
            <text:p>en_US</text:p>
          </table:table-cell>
          <table:table-cell office:value-type="string" table:content-validation-name="val17" table:style-name="ce3">
            <text:p>Memory usage is too high (MB) (DB33 subservice)</text:p>
          </table:table-cell>
          <table:table-cell table:number-columns-repeated="16381"/>
        </table:table-row>
        <table:table-row table:style-name="ro2">
          <table:table-cell office:value-type="string" table:content-validation-name="val17" table:style-name="ce1">
            <text:p>monitor.alarmstrategy.ncg.name.32</text:p>
          </table:table-cell>
          <table:table-cell office:value-type="string" table:content-validation-name="val21" table:style-name="ce1">
            <text:p>en_US</text:p>
          </table:table-cell>
          <table:table-cell office:value-type="string" table:content-validation-name="val17" table:style-name="ce3">
            <text:p>Too many handles (DB33 subservice)</text:p>
          </table:table-cell>
          <table:table-cell table:number-columns-repeated="16381"/>
        </table:table-row>
        <table:table-row table:style-name="ro2">
          <table:table-cell office:value-type="string" table:content-validation-name="val17" table:style-name="ce1">
            <text:p>monitor.alarmstrategy.ncg.name.33</text:p>
          </table:table-cell>
          <table:table-cell office:value-type="string" table:content-validation-name="val21" table:style-name="ce1">
            <text:p>en_US</text:p>
          </table:table-cell>
          <table:table-cell office:value-type="string" table:content-validation-name="val17" table:style-name="ce3">
            <text:p>media memory exceeds the upper limit</text:p>
          </table:table-cell>
          <table:table-cell table:number-columns-repeated="16381"/>
        </table:table-row>
        <table:table-row table:style-name="ro2">
          <table:table-cell office:value-type="string" table:content-validation-name="val17" table:style-name="ce1">
            <text:p>monitor.alarmstrategy.ncg.name.34</text:p>
          </table:table-cell>
          <table:table-cell office:value-type="string" table:content-validation-name="val21" table:style-name="ce1">
            <text:p>en_US</text:p>
          </table:table-cell>
          <table:table-cell office:value-type="string" table:content-validation-name="val17" table:style-name="ce3">
            <text:p>The CPU of media is too high</text:p>
          </table:table-cell>
          <table:table-cell table:number-columns-repeated="16381"/>
        </table:table-row>
        <table:table-row table:style-name="ro2">
          <table:table-cell office:value-type="string" table:content-validation-name="val17" table:style-name="ce1">
            <text:p>monitor.alarmstrategy.ncg.name.35</text:p>
          </table:table-cell>
          <table:table-cell office:value-type="string" table:content-validation-name="val21" table:style-name="ce1">
            <text:p>en_US</text:p>
          </table:table-cell>
          <table:table-cell office:value-type="string" table:content-validation-name="val17" table:style-name="ce3">
            <text:p>Server network overload</text:p>
          </table:table-cell>
          <table:table-cell table:number-columns-repeated="16381"/>
        </table:table-row>
        <table:table-row table:style-name="ro2">
          <table:table-cell office:value-type="string" table:content-validation-name="val17" table:style-name="ce1">
            <text:p>monitor.alarmstrategy.ncg.name.36</text:p>
          </table:table-cell>
          <table:table-cell office:value-type="string" table:content-validation-name="val21" table:style-name="ce1">
            <text:p>en_US</text:p>
          </table:table-cell>
          <table:table-cell office:value-type="string" table:content-validation-name="val17" table:style-name="ce3">
            <text:p>Too few idle threads for media</text:p>
          </table:table-cell>
          <table:table-cell table:number-columns-repeated="16381"/>
        </table:table-row>
        <table:table-row table:style-name="ro2">
          <table:table-cell office:value-type="string" table:content-validation-name="val17" table:style-name="ce1">
            <text:p>monitor.alarmstrategy.ncg.name.37</text:p>
          </table:table-cell>
          <table:table-cell office:value-type="string" table:content-validation-name="val21" table:style-name="ce1">
            <text:p>en_US</text:p>
          </table:table-cell>
          <table:table-cell office:value-type="string" table:content-validation-name="val17" table:style-name="ce3">
            <text:p>There are too many streaming routes for clients, and the pressure of media is high at present.</text:p>
          </table:table-cell>
          <table:table-cell table:number-columns-repeated="16381"/>
        </table:table-row>
        <table:table-row table:style-name="ro2">
          <table:table-cell office:value-type="string" table:content-validation-name="val17" table:style-name="ce1">
            <text:p>monitor.alarmstrategy.ncg.name.38</text:p>
          </table:table-cell>
          <table:table-cell office:value-type="string" table:content-validation-name="val21" table:style-name="ce1">
            <text:p>en_US</text:p>
          </table:table-cell>
          <table:table-cell office:value-type="string" table:content-validation-name="val17" table:style-name="ce3">
            <text:p>There are too many streaming routes to downstream platform or other components of this platform, and the media pressure is high at present.</text:p>
          </table:table-cell>
          <table:table-cell table:number-columns-repeated="16381"/>
        </table:table-row>
        <table:table-row table:style-name="ro2">
          <table:table-cell office:value-type="string" table:content-validation-name="val17" table:style-name="ce1">
            <text:p>monitor.alarmstrategy.ncg.name.39</text:p>
          </table:table-cell>
          <table:table-cell office:value-type="string" table:content-validation-name="val21" table:style-name="ce1">
            <text:p>en_US</text:p>
          </table:table-cell>
          <table:table-cell office:value-type="string" table:content-validation-name="val17" table:style-name="ce3">
            <text:p>Fail to request stream</text:p>
          </table:table-cell>
          <table:table-cell table:number-columns-repeated="16381"/>
        </table:table-row>
        <table:table-row table:style-name="ro2">
          <table:table-cell office:value-type="string" table:content-validation-name="val17" table:style-name="ce1">
            <text:p>monitor.alarmstrategy.ncg.name.40</text:p>
          </table:table-cell>
          <table:table-cell office:value-type="string" table:content-validation-name="val21" table:style-name="ce1">
            <text:p>en_US</text:p>
          </table:table-cell>
          <table:table-cell office:value-type="string" table:content-validation-name="val17" table:style-name="ce3">
            <text:p>Over 20 seconds there is no stream coming, there is a cut-off, the service network may be unstable, or the underlying platform components appear abnormal.</text:p>
          </table:table-cell>
          <table:table-cell table:number-columns-repeated="16381"/>
        </table:table-row>
        <table:table-row table:style-name="ro2">
          <table:table-cell office:value-type="string" table:content-validation-name="val17" table:style-name="ce1">
            <text:p>monitor.alarmstrategy.ncg.variable.0</text:p>
          </table:table-cell>
          <table:table-cell office:value-type="string" table:content-validation-name="val21" table:style-name="ce1">
            <text:p>zh_CN</text:p>
          </table:table-cell>
          <table:table-cell office:value-type="string" table:content-validation-name="val17" table:style-name="ce3">
            <text:p>下级域在线总数</text:p>
          </table:table-cell>
          <table:table-cell table:number-columns-repeated="16381"/>
        </table:table-row>
        <table:table-row table:style-name="ro2">
          <table:table-cell office:value-type="string" table:content-validation-name="val17" table:style-name="ce1">
            <text:p>monitor.alarmstrategy.ncg.variable.1</text:p>
          </table:table-cell>
          <table:table-cell office:value-type="string" table:content-validation-name="val21" table:style-name="ce1">
            <text:p>zh_CN</text:p>
          </table:table-cell>
          <table:table-cell office:value-type="string" table:content-validation-name="val18" table:style-name="ce3">
            <text:p>获取取流url结果</text:p>
          </table:table-cell>
          <table:table-cell table:number-columns-repeated="16381"/>
        </table:table-row>
        <table:table-row table:style-name="ro2">
          <table:table-cell office:value-type="string" table:content-validation-name="val17" table:style-name="ce1">
            <text:p>monitor.alarmstrategy.ncg.variable.2</text:p>
          </table:table-cell>
          <table:table-cell office:value-type="string" table:content-validation-name="val21" table:style-name="ce1">
            <text:p>zh_CN</text:p>
          </table:table-cell>
          <table:table-cell office:value-type="string" table:content-validation-name="val18" table:style-name="ce3">
            <text:p>获取预览URL结果</text:p>
          </table:table-cell>
          <table:table-cell table:number-columns-repeated="16381"/>
        </table:table-row>
        <table:table-row table:style-name="ro2">
          <table:table-cell office:value-type="string" table:content-validation-name="val17" table:style-name="ce1">
            <text:p>monitor.alarmstrategy.ncg.variable.3</text:p>
          </table:table-cell>
          <table:table-cell office:value-type="string" table:content-validation-name="val21" table:style-name="ce1">
            <text:p>zh_CN</text:p>
          </table:table-cell>
          <table:table-cell office:value-type="string" table:content-validation-name="val18" table:style-name="ce3">
            <text:p>查询录像结果</text:p>
          </table:table-cell>
          <table:table-cell table:number-columns-repeated="16381"/>
        </table:table-row>
        <table:table-row table:style-name="ro2">
          <table:table-cell office:value-type="string" table:content-validation-name="val17" table:style-name="ce1">
            <text:p>monitor.alarmstrategy.ncg.variable.4</text:p>
          </table:table-cell>
          <table:table-cell office:value-type="string" table:content-validation-name="val21" table:style-name="ce1">
            <text:p>zh_CN</text:p>
          </table:table-cell>
          <table:table-cell office:value-type="string" table:content-validation-name="val18" table:style-name="ce3">
            <text:p>获取对讲URL结果</text:p>
          </table:table-cell>
          <table:table-cell table:number-columns-repeated="16381"/>
        </table:table-row>
        <table:table-row table:style-name="ro2">
          <table:table-cell office:value-type="string" table:content-validation-name="val17" table:style-name="ce1">
            <text:p>monitor.alarmstrategy.ncg.variable.5</text:p>
          </table:table-cell>
          <table:table-cell office:value-type="string" table:content-validation-name="val21" table:style-name="ce1">
            <text:p>zh_CN</text:p>
          </table:table-cell>
          <table:table-cell office:value-type="string" table:content-validation-name="val18" table:style-name="ce3">
            <text:p>指定时间内查询到全部录像</text:p>
          </table:table-cell>
          <table:table-cell table:number-columns-repeated="16381"/>
        </table:table-row>
        <table:table-row table:style-name="ro2">
          <table:table-cell office:value-type="string" table:content-validation-name="val17" table:style-name="ce1">
            <text:p>monitor.alarmstrategy.ncg.variable.6</text:p>
          </table:table-cell>
          <table:table-cell office:value-type="string" table:content-validation-name="val21" table:style-name="ce1">
            <text:p>zh_CN</text:p>
          </table:table-cell>
          <table:table-cell office:value-type="string" table:content-validation-name="val18" table:style-name="ce3">
            <text:p>指定时间内向下级取流结果</text:p>
          </table:table-cell>
          <table:table-cell table:number-columns-repeated="16381"/>
        </table:table-row>
        <table:table-row table:style-name="ro2">
          <table:table-cell office:value-type="string" table:content-validation-name="val17" table:style-name="ce1">
            <text:p>monitor.alarmstrategy.ncg.variable.7</text:p>
          </table:table-cell>
          <table:table-cell office:value-type="string" table:content-validation-name="val21" table:style-name="ce1">
            <text:p>zh_CN</text:p>
          </table:table-cell>
          <table:table-cell office:value-type="string" table:content-validation-name="val18" table:style-name="ce3">
            <text:p>指定时间内向下级取流结果</text:p>
          </table:table-cell>
          <table:table-cell table:number-columns-repeated="16381"/>
        </table:table-row>
        <table:table-row table:style-name="ro2">
          <table:table-cell office:value-type="string" table:content-validation-name="val17" table:style-name="ce1">
            <text:p>monitor.alarmstrategy.ncg.variable.8</text:p>
          </table:table-cell>
          <table:table-cell office:value-type="string" table:content-validation-name="val21" table:style-name="ce1">
            <text:p>zh_CN</text:p>
          </table:table-cell>
          <table:table-cell office:value-type="string" table:content-validation-name="val18" table:style-name="ce3">
            <text:p>上级SIP取流结果</text:p>
          </table:table-cell>
          <table:table-cell table:number-columns-repeated="16381"/>
        </table:table-row>
        <table:table-row table:style-name="ro2">
          <table:table-cell office:value-type="string" table:content-validation-name="val17" table:style-name="ce1">
            <text:p>monitor.alarmstrategy.ncg.variable.9</text:p>
          </table:table-cell>
          <table:table-cell office:value-type="string" table:content-validation-name="val21" table:style-name="ce1">
            <text:p>zh_CN</text:p>
          </table:table-cell>
          <table:table-cell office:value-type="string" table:content-validation-name="val18" table:style-name="ce3">
            <text:p>Restful取流结果</text:p>
          </table:table-cell>
          <table:table-cell table:number-columns-repeated="16381"/>
        </table:table-row>
        <table:table-row table:style-name="ro2">
          <table:table-cell office:value-type="string" table:content-validation-name="val17" table:style-name="ce1">
            <text:p>monitor.alarmstrategy.ncg.variable.10</text:p>
          </table:table-cell>
          <table:table-cell office:value-type="string" table:content-validation-name="val21" table:style-name="ce1">
            <text:p>zh_CN</text:p>
          </table:table-cell>
          <table:table-cell office:value-type="string" table:content-validation-name="val18" table:style-name="ce3">
            <text:p>查询取流信息结果</text:p>
          </table:table-cell>
          <table:table-cell table:number-columns-repeated="16381"/>
        </table:table-row>
        <table:table-row table:style-name="ro2">
          <table:table-cell office:value-type="string" table:content-validation-name="val17" table:style-name="ce1">
            <text:p>monitor.alarmstrategy.ncg.variable.11</text:p>
          </table:table-cell>
          <table:table-cell office:value-type="string" table:content-validation-name="val21" table:style-name="ce1">
            <text:p>zh_CN</text:p>
          </table:table-cell>
          <table:table-cell office:value-type="string" table:content-validation-name="val18" table:style-name="ce3">
            <text:p>信令服务启动</text:p>
          </table:table-cell>
          <table:table-cell table:number-columns-repeated="16381"/>
        </table:table-row>
        <table:table-row table:style-name="ro2">
          <table:table-cell office:value-type="string" table:content-validation-name="val17" table:style-name="ce1">
            <text:p>monitor.alarmstrategy.ncg.variable.12</text:p>
          </table:table-cell>
          <table:table-cell office:value-type="string" table:content-validation-name="val21" table:style-name="ce1">
            <text:p>zh_CN</text:p>
          </table:table-cell>
          <table:table-cell office:value-type="string" table:content-validation-name="val18" table:style-name="ce3">
            <text:p>下级监控点编码重复</text:p>
          </table:table-cell>
          <table:table-cell table:number-columns-repeated="16381"/>
        </table:table-row>
        <table:table-row table:style-name="ro2">
          <table:table-cell office:value-type="string" table:content-validation-name="val17" table:style-name="ce1">
            <text:p>monitor.alarmstrategy.ncg.variable.13</text:p>
          </table:table-cell>
          <table:table-cell office:value-type="string" table:content-validation-name="val21" table:style-name="ce1">
            <text:p>zh_CN</text:p>
          </table:table-cell>
          <table:table-cell office:value-type="string" table:content-validation-name="val18" table:style-name="ce3">
            <text:p>CPU占用率</text:p>
          </table:table-cell>
          <table:table-cell table:number-columns-repeated="16381"/>
        </table:table-row>
        <table:table-row table:style-name="ro2">
          <table:table-cell office:value-type="string" table:content-validation-name="val17" table:style-name="ce1">
            <text:p>monitor.alarmstrategy.ncg.variable.14</text:p>
          </table:table-cell>
          <table:table-cell office:value-type="string" table:content-validation-name="val21" table:style-name="ce1">
            <text:p>zh_CN</text:p>
          </table:table-cell>
          <table:table-cell office:value-type="string" table:content-validation-name="val18" table:style-name="ce3">
            <text:p>内存使用量（MB）</text:p>
          </table:table-cell>
          <table:table-cell table:number-columns-repeated="16381"/>
        </table:table-row>
        <table:table-row table:style-name="ro2">
          <table:table-cell office:value-type="string" table:content-validation-name="val17" table:style-name="ce1">
            <text:p>monitor.alarmstrategy.ncg.variable.15</text:p>
          </table:table-cell>
          <table:table-cell office:value-type="string" table:content-validation-name="val21" table:style-name="ce1">
            <text:p>zh_CN</text:p>
          </table:table-cell>
          <table:table-cell office:value-type="string" table:content-validation-name="val18" table:style-name="ce3">
            <text:p>句柄数</text:p>
          </table:table-cell>
          <table:table-cell table:number-columns-repeated="16381"/>
        </table:table-row>
        <table:table-row table:style-name="ro2">
          <table:table-cell office:value-type="string" table:content-validation-name="val17" table:style-name="ce1">
            <text:p>monitor.alarmstrategy.ncg.variable.16</text:p>
          </table:table-cell>
          <table:table-cell office:value-type="string" table:content-validation-name="val21" table:style-name="ce1">
            <text:p>zh_CN</text:p>
          </table:table-cell>
          <table:table-cell office:value-type="string" table:content-validation-name="val18" table:style-name="ce3">
            <text:p>协议栈繁忙程度</text:p>
          </table:table-cell>
          <table:table-cell table:number-columns-repeated="16381"/>
        </table:table-row>
        <table:table-row table:style-name="ro2">
          <table:table-cell office:value-type="string" table:content-validation-name="val17" table:style-name="ce1">
            <text:p>monitor.alarmstrategy.ncg.variable.17</text:p>
          </table:table-cell>
          <table:table-cell office:value-type="string" table:content-validation-name="val21" table:style-name="ce1">
            <text:p>zh_CN</text:p>
          </table:table-cell>
          <table:table-cell office:value-type="string" table:content-validation-name="val18" table:style-name="ce3">
            <text:p>下级域在线总数</text:p>
          </table:table-cell>
          <table:table-cell table:number-columns-repeated="16381"/>
        </table:table-row>
        <table:table-row table:style-name="ro2">
          <table:table-cell office:value-type="string" table:content-validation-name="val17" table:style-name="ce1">
            <text:p>monitor.alarmstrategy.ncg.variable.18</text:p>
          </table:table-cell>
          <table:table-cell office:value-type="string" table:content-validation-name="val21" table:style-name="ce1">
            <text:p>zh_CN</text:p>
          </table:table-cell>
          <table:table-cell office:value-type="string" table:content-validation-name="val18" table:style-name="ce3">
            <text:p>获取取流url结果</text:p>
          </table:table-cell>
          <table:table-cell table:number-columns-repeated="16381"/>
        </table:table-row>
        <table:table-row table:style-name="ro2">
          <table:table-cell office:value-type="string" table:content-validation-name="val17" table:style-name="ce1">
            <text:p>monitor.alarmstrategy.ncg.variable.19</text:p>
          </table:table-cell>
          <table:table-cell office:value-type="string" table:content-validation-name="val21" table:style-name="ce1">
            <text:p>zh_CN</text:p>
          </table:table-cell>
          <table:table-cell office:value-type="string" table:content-validation-name="val18" table:style-name="ce3">
            <text:p>获取预览URL结果</text:p>
          </table:table-cell>
          <table:table-cell table:number-columns-repeated="16381"/>
        </table:table-row>
        <table:table-row table:style-name="ro2">
          <table:table-cell office:value-type="string" table:content-validation-name="val17" table:style-name="ce1">
            <text:p>monitor.alarmstrategy.ncg.variable.20</text:p>
          </table:table-cell>
          <table:table-cell office:value-type="string" table:content-validation-name="val21" table:style-name="ce1">
            <text:p>zh_CN</text:p>
          </table:table-cell>
          <table:table-cell office:value-type="string" table:content-validation-name="val18" table:style-name="ce3">
            <text:p>查询录像结果</text:p>
          </table:table-cell>
          <table:table-cell table:number-columns-repeated="16381"/>
        </table:table-row>
        <table:table-row table:style-name="ro2">
          <table:table-cell office:value-type="string" table:content-validation-name="val17" table:style-name="ce1">
            <text:p>monitor.alarmstrategy.ncg.variable.21</text:p>
          </table:table-cell>
          <table:table-cell office:value-type="string" table:content-validation-name="val21" table:style-name="ce1">
            <text:p>zh_CN</text:p>
          </table:table-cell>
          <table:table-cell office:value-type="string" table:content-validation-name="val18" table:style-name="ce3">
            <text:p>获取对讲URL结果</text:p>
          </table:table-cell>
          <table:table-cell table:number-columns-repeated="16381"/>
        </table:table-row>
        <table:table-row table:style-name="ro2">
          <table:table-cell office:value-type="string" table:content-validation-name="val17" table:style-name="ce1">
            <text:p>monitor.alarmstrategy.ncg.variable.22</text:p>
          </table:table-cell>
          <table:table-cell office:value-type="string" table:content-validation-name="val21" table:style-name="ce1">
            <text:p>zh_CN</text:p>
          </table:table-cell>
          <table:table-cell office:value-type="string" table:content-validation-name="val18" table:style-name="ce3">
            <text:p>指定时间内查询到全部录像</text:p>
          </table:table-cell>
          <table:table-cell table:number-columns-repeated="16381"/>
        </table:table-row>
        <table:table-row table:style-name="ro2">
          <table:table-cell office:value-type="string" table:content-validation-name="val17" table:style-name="ce1">
            <text:p>monitor.alarmstrategy.ncg.variable.23</text:p>
          </table:table-cell>
          <table:table-cell office:value-type="string" table:content-validation-name="val21" table:style-name="ce1">
            <text:p>zh_CN</text:p>
          </table:table-cell>
          <table:table-cell office:value-type="string" table:content-validation-name="val18" table:style-name="ce3">
            <text:p>指定时间内向下级取流结果</text:p>
          </table:table-cell>
          <table:table-cell table:number-columns-repeated="16381"/>
        </table:table-row>
        <table:table-row table:style-name="ro2">
          <table:table-cell office:value-type="string" table:content-validation-name="val17" table:style-name="ce1">
            <text:p>monitor.alarmstrategy.ncg.variable.24</text:p>
          </table:table-cell>
          <table:table-cell office:value-type="string" table:content-validation-name="val21" table:style-name="ce1">
            <text:p>zh_CN</text:p>
          </table:table-cell>
          <table:table-cell office:value-type="string" table:content-validation-name="val18" table:style-name="ce3">
            <text:p>指定时间内向下级取流结果</text:p>
          </table:table-cell>
          <table:table-cell table:number-columns-repeated="16381"/>
        </table:table-row>
        <table:table-row table:style-name="ro2">
          <table:table-cell office:value-type="string" table:content-validation-name="val17" table:style-name="ce1">
            <text:p>monitor.alarmstrategy.ncg.variable.25</text:p>
          </table:table-cell>
          <table:table-cell office:value-type="string" table:content-validation-name="val21" table:style-name="ce1">
            <text:p>zh_CN</text:p>
          </table:table-cell>
          <table:table-cell office:value-type="string" table:content-validation-name="val18" table:style-name="ce3">
            <text:p>上级SIP取流结果</text:p>
          </table:table-cell>
          <table:table-cell table:number-columns-repeated="16381"/>
        </table:table-row>
        <table:table-row table:style-name="ro2">
          <table:table-cell office:value-type="string" table:content-validation-name="val17" table:style-name="ce1">
            <text:p>monitor.alarmstrategy.ncg.variable.26</text:p>
          </table:table-cell>
          <table:table-cell office:value-type="string" table:content-validation-name="val21" table:style-name="ce1">
            <text:p>zh_CN</text:p>
          </table:table-cell>
          <table:table-cell office:value-type="string" table:content-validation-name="val18" table:style-name="ce3">
            <text:p>Restful取流结果</text:p>
          </table:table-cell>
          <table:table-cell table:number-columns-repeated="16381"/>
        </table:table-row>
        <table:table-row table:style-name="ro2">
          <table:table-cell office:value-type="string" table:content-validation-name="val17" table:style-name="ce1">
            <text:p>monitor.alarmstrategy.ncg.variable.27</text:p>
          </table:table-cell>
          <table:table-cell office:value-type="string" table:content-validation-name="val21" table:style-name="ce1">
            <text:p>zh_CN</text:p>
          </table:table-cell>
          <table:table-cell office:value-type="string" table:content-validation-name="val18" table:style-name="ce3">
            <text:p>查询取流信息结果</text:p>
          </table:table-cell>
          <table:table-cell table:number-columns-repeated="16381"/>
        </table:table-row>
        <table:table-row table:style-name="ro2">
          <table:table-cell office:value-type="string" table:content-validation-name="val17" table:style-name="ce1">
            <text:p>monitor.alarmstrategy.ncg.variable.28</text:p>
          </table:table-cell>
          <table:table-cell office:value-type="string" table:content-validation-name="val21" table:style-name="ce1">
            <text:p>zh_CN</text:p>
          </table:table-cell>
          <table:table-cell office:value-type="string" table:content-validation-name="val18" table:style-name="ce3">
            <text:p>信令服务启动</text:p>
          </table:table-cell>
          <table:table-cell table:number-columns-repeated="16381"/>
        </table:table-row>
        <table:table-row table:style-name="ro2">
          <table:table-cell office:value-type="string" table:content-validation-name="val17" table:style-name="ce1">
            <text:p>monitor.alarmstrategy.ncg.variable.29</text:p>
          </table:table-cell>
          <table:table-cell office:value-type="string" table:content-validation-name="val21" table:style-name="ce1">
            <text:p>zh_CN</text:p>
          </table:table-cell>
          <table:table-cell office:value-type="string" table:content-validation-name="val18" table:style-name="ce3">
            <text:p>下级监控点编码重复</text:p>
          </table:table-cell>
          <table:table-cell table:number-columns-repeated="16381"/>
        </table:table-row>
        <table:table-row table:style-name="ro2">
          <table:table-cell office:value-type="string" table:content-validation-name="val17" table:style-name="ce1">
            <text:p>monitor.alarmstrategy.ncg.variable.30</text:p>
          </table:table-cell>
          <table:table-cell office:value-type="string" table:content-validation-name="val21" table:style-name="ce1">
            <text:p>zh_CN</text:p>
          </table:table-cell>
          <table:table-cell office:value-type="string" table:content-validation-name="val18" table:style-name="ce3">
            <text:p>CPU占用率</text:p>
          </table:table-cell>
          <table:table-cell table:number-columns-repeated="16381"/>
        </table:table-row>
        <table:table-row table:style-name="ro2">
          <table:table-cell office:value-type="string" table:content-validation-name="val17" table:style-name="ce1">
            <text:p>monitor.alarmstrategy.ncg.variable.31</text:p>
          </table:table-cell>
          <table:table-cell office:value-type="string" table:content-validation-name="val21" table:style-name="ce1">
            <text:p>zh_CN</text:p>
          </table:table-cell>
          <table:table-cell office:value-type="string" table:content-validation-name="val18" table:style-name="ce3">
            <text:p>内存使用量（MB）</text:p>
          </table:table-cell>
          <table:table-cell table:number-columns-repeated="16381"/>
        </table:table-row>
        <table:table-row table:style-name="ro2">
          <table:table-cell office:value-type="string" table:content-validation-name="val17" table:style-name="ce1">
            <text:p>monitor.alarmstrategy.ncg.variable.32</text:p>
          </table:table-cell>
          <table:table-cell office:value-type="string" table:content-validation-name="val21" table:style-name="ce1">
            <text:p>zh_CN</text:p>
          </table:table-cell>
          <table:table-cell office:value-type="string" table:content-validation-name="val18" table:style-name="ce3">
            <text:p>句柄数</text:p>
          </table:table-cell>
          <table:table-cell table:number-columns-repeated="16381"/>
        </table:table-row>
        <table:table-row table:style-name="ro2">
          <table:table-cell office:value-type="string" table:content-validation-name="val17" table:style-name="ce1">
            <text:p>monitor.alarmstrategy.ncg.variable.33</text:p>
          </table:table-cell>
          <table:table-cell office:value-type="string" table:content-validation-name="val21" table:style-name="ce1">
            <text:p>zh_CN</text:p>
          </table:table-cell>
          <table:table-cell office:value-type="string" table:content-validation-name="val18" table:style-name="ce3">
            <text:p>内存使用量（MB）</text:p>
          </table:table-cell>
          <table:table-cell table:number-columns-repeated="16381"/>
        </table:table-row>
        <table:table-row table:style-name="ro2">
          <table:table-cell office:value-type="string" table:content-validation-name="val17" table:style-name="ce1">
            <text:p>monitor.alarmstrategy.ncg.variable.34</text:p>
          </table:table-cell>
          <table:table-cell office:value-type="string" table:content-validation-name="val21" table:style-name="ce1">
            <text:p>zh_CN</text:p>
          </table:table-cell>
          <table:table-cell office:value-type="string" table:content-validation-name="val18" table:style-name="ce3">
            <text:p>CPU百分比</text:p>
          </table:table-cell>
          <table:table-cell table:number-columns-repeated="16381"/>
        </table:table-row>
        <table:table-row table:style-name="ro2">
          <table:table-cell office:value-type="string" table:content-validation-name="val17" table:style-name="ce1">
            <text:p>monitor.alarmstrategy.ncg.variable.35</text:p>
          </table:table-cell>
          <table:table-cell office:value-type="string" table:content-validation-name="val21" table:style-name="ce1">
            <text:p>zh_CN</text:p>
          </table:table-cell>
          <table:table-cell office:value-type="string" table:content-validation-name="val18" table:style-name="ce3">
            <text:p>网络使用百分比</text:p>
          </table:table-cell>
          <table:table-cell table:number-columns-repeated="16381"/>
        </table:table-row>
        <table:table-row table:style-name="ro2">
          <table:table-cell office:value-type="string" table:content-validation-name="val17" table:style-name="ce1">
            <text:p>monitor.alarmstrategy.ncg.variable.36</text:p>
          </table:table-cell>
          <table:table-cell office:value-type="string" table:content-validation-name="val21" table:style-name="ce1">
            <text:p>zh_CN</text:p>
          </table:table-cell>
          <table:table-cell office:value-type="string" table:content-validation-name="val18" table:style-name="ce3">
            <text:p>空闲线程数</text:p>
          </table:table-cell>
          <table:table-cell table:number-columns-repeated="16381"/>
        </table:table-row>
        <table:table-row table:style-name="ro2">
          <table:table-cell office:value-type="string" table:content-validation-name="val17" table:style-name="ce1">
            <text:p>monitor.alarmstrategy.ncg.variable.37</text:p>
          </table:table-cell>
          <table:table-cell office:value-type="string" table:content-validation-name="val21" table:style-name="ce1">
            <text:p>zh_CN</text:p>
          </table:table-cell>
          <table:table-cell office:value-type="string" table:content-validation-name="val18" table:style-name="ce3">
            <text:p>客户端链接数</text:p>
          </table:table-cell>
          <table:table-cell table:number-columns-repeated="16381"/>
        </table:table-row>
        <table:table-row table:style-name="ro2">
          <table:table-cell office:value-type="string" table:content-validation-name="val17" table:style-name="ce1">
            <text:p>monitor.alarmstrategy.ncg.variable.38</text:p>
          </table:table-cell>
          <table:table-cell office:value-type="string" table:content-validation-name="val21" table:style-name="ce1">
            <text:p>zh_CN</text:p>
          </table:table-cell>
          <table:table-cell office:value-type="string" table:content-validation-name="val18" table:style-name="ce3">
            <text:p>组件取流链接数</text:p>
          </table:table-cell>
          <table:table-cell table:number-columns-repeated="16381"/>
        </table:table-row>
        <table:table-row table:style-name="ro2">
          <table:table-cell office:value-type="string" table:content-validation-name="val17" table:style-name="ce1">
            <text:p>monitor.alarmstrategy.ncg.variable.39</text:p>
          </table:table-cell>
          <table:table-cell office:value-type="string" table:content-validation-name="val21" table:style-name="ce1">
            <text:p>zh_CN</text:p>
          </table:table-cell>
          <table:table-cell office:value-type="string" table:content-validation-name="val18" table:style-name="ce3">
            <text:p>媒体取流状态</text:p>
          </table:table-cell>
          <table:table-cell table:number-columns-repeated="16381"/>
        </table:table-row>
        <table:table-row table:style-name="ro2">
          <table:table-cell office:value-type="string" table:content-validation-name="val17" table:style-name="ce1">
            <text:p>monitor.alarmstrategy.ncg.variable.40</text:p>
          </table:table-cell>
          <table:table-cell office:value-type="string" table:content-validation-name="val21" table:style-name="ce1">
            <text:p>zh_CN</text:p>
          </table:table-cell>
          <table:table-cell office:value-type="string" table:content-validation-name="val18" table:style-name="ce3">
            <text:p>断流状态</text:p>
          </table:table-cell>
          <table:table-cell table:number-columns-repeated="16381"/>
        </table:table-row>
        <table:table-row table:style-name="ro2">
          <table:table-cell office:value-type="string" table:content-validation-name="val17" table:style-name="ce1">
            <text:p>monitor.alarmstrategy.ncg.variable.0</text:p>
          </table:table-cell>
          <table:table-cell office:value-type="string" table:content-validation-name="val21" table:style-name="ce1">
            <text:p>zh_CN</text:p>
          </table:table-cell>
          <table:table-cell office:value-type="string" table:content-validation-name="val17" table:style-name="ce3">
            <text:p>Subordinate domain online total</text:p>
          </table:table-cell>
          <table:table-cell table:number-columns-repeated="16381"/>
        </table:table-row>
        <table:table-row table:style-name="ro2">
          <table:table-cell office:value-type="string" table:content-validation-name="val17" table:style-name="ce1">
            <text:p>monitor.alarmstrategy.ncg.variable.1</text:p>
          </table:table-cell>
          <table:table-cell office:value-type="string" table:content-validation-name="val21" table:style-name="ce1">
            <text:p>zh_CN</text:p>
          </table:table-cell>
          <table:table-cell office:value-type="string" table:content-validation-name="val18" table:style-name="ce3">
            <text:p>Get the stream url result</text:p>
          </table:table-cell>
          <table:table-cell table:number-columns-repeated="16381"/>
        </table:table-row>
        <table:table-row table:style-name="ro2">
          <table:table-cell office:value-type="string" table:content-validation-name="val17" table:style-name="ce1">
            <text:p>monitor.alarmstrategy.ncg.variable.2</text:p>
          </table:table-cell>
          <table:table-cell office:value-type="string" table:content-validation-name="val21" table:style-name="ce1">
            <text:p>zh_CN</text:p>
          </table:table-cell>
          <table:table-cell office:value-type="string" table:content-validation-name="val18" table:style-name="ce3">
            <text:p>Get preview URL results</text:p>
          </table:table-cell>
          <table:table-cell table:number-columns-repeated="16381"/>
        </table:table-row>
        <table:table-row table:style-name="ro2">
          <table:table-cell office:value-type="string" table:content-validation-name="val17" table:style-name="ce1">
            <text:p>monitor.alarmstrategy.ncg.variable.3</text:p>
          </table:table-cell>
          <table:table-cell office:value-type="string" table:content-validation-name="val21" table:style-name="ce1">
            <text:p>zh_CN</text:p>
          </table:table-cell>
          <table:table-cell office:value-type="string" table:content-validation-name="val18" table:style-name="ce3">
            <text:p>Query video results</text:p>
          </table:table-cell>
          <table:table-cell table:number-columns-repeated="16381"/>
        </table:table-row>
        <table:table-row table:style-name="ro2">
          <table:table-cell office:value-type="string" table:content-validation-name="val17" table:style-name="ce1">
            <text:p>monitor.alarmstrategy.ncg.variable.4</text:p>
          </table:table-cell>
          <table:table-cell office:value-type="string" table:content-validation-name="val21" table:style-name="ce1">
            <text:p>zh_CN</text:p>
          </table:table-cell>
          <table:table-cell office:value-type="string" table:content-validation-name="val18" table:style-name="ce3">
            <text:p>Get the intercom URL result</text:p>
          </table:table-cell>
          <table:table-cell table:number-columns-repeated="16381"/>
        </table:table-row>
        <table:table-row table:style-name="ro2">
          <table:table-cell office:value-type="string" table:content-validation-name="val17" table:style-name="ce1">
            <text:p>monitor.alarmstrategy.ncg.variable.5</text:p>
          </table:table-cell>
          <table:table-cell office:value-type="string" table:content-validation-name="val21" table:style-name="ce1">
            <text:p>zh_CN</text:p>
          </table:table-cell>
          <table:table-cell office:value-type="string" table:content-validation-name="val18" table:style-name="ce3">
            <text:p>Query recording timeout</text:p>
          </table:table-cell>
          <table:table-cell table:number-columns-repeated="16381"/>
        </table:table-row>
        <table:table-row table:style-name="ro2">
          <table:table-cell office:value-type="string" table:content-validation-name="val17" table:style-name="ce1">
            <text:p>monitor.alarmstrategy.ncg.variable.6</text:p>
          </table:table-cell>
          <table:table-cell office:value-type="string" table:content-validation-name="val21" table:style-name="ce1">
            <text:p>zh_CN</text:p>
          </table:table-cell>
          <table:table-cell office:value-type="string" table:content-validation-name="val18" table:style-name="ce3">
            <text:p>Downstream take timeout</text:p>
          </table:table-cell>
          <table:table-cell table:number-columns-repeated="16381"/>
        </table:table-row>
        <table:table-row table:style-name="ro2">
          <table:table-cell office:value-type="string" table:content-validation-name="val17" table:style-name="ce1">
            <text:p>monitor.alarmstrategy.ncg.variable.7</text:p>
          </table:table-cell>
          <table:table-cell office:value-type="string" table:content-validation-name="val21" table:style-name="ce1">
            <text:p>zh_CN</text:p>
          </table:table-cell>
          <table:table-cell office:value-type="string" table:content-validation-name="val18" table:style-name="ce3">
            <text:p>Downstream take timeout</text:p>
          </table:table-cell>
          <table:table-cell table:number-columns-repeated="16381"/>
        </table:table-row>
        <table:table-row table:style-name="ro2">
          <table:table-cell office:value-type="string" table:content-validation-name="val17" table:style-name="ce1">
            <text:p>monitor.alarmstrategy.ncg.variable.8</text:p>
          </table:table-cell>
          <table:table-cell office:value-type="string" table:content-validation-name="val21" table:style-name="ce1">
            <text:p>zh_CN</text:p>
          </table:table-cell>
          <table:table-cell office:value-type="string" table:content-validation-name="val18" table:style-name="ce3">
            <text:p>Reply to the upstream state</text:p>
          </table:table-cell>
          <table:table-cell table:number-columns-repeated="16381"/>
        </table:table-row>
        <table:table-row table:style-name="ro2">
          <table:table-cell office:value-type="string" table:content-validation-name="val17" table:style-name="ce1">
            <text:p>monitor.alarmstrategy.ncg.variable.9</text:p>
          </table:table-cell>
          <table:table-cell office:value-type="string" table:content-validation-name="val21" table:style-name="ce1">
            <text:p>zh_CN</text:p>
          </table:table-cell>
          <table:table-cell office:value-type="string" table:content-validation-name="val18" table:style-name="ce3">
            <text:p>Stream return status</text:p>
          </table:table-cell>
          <table:table-cell table:number-columns-repeated="16381"/>
        </table:table-row>
        <table:table-row table:style-name="ro2">
          <table:table-cell office:value-type="string" table:content-validation-name="val17" table:style-name="ce1">
            <text:p>monitor.alarmstrategy.ncg.variable.10</text:p>
          </table:table-cell>
          <table:table-cell office:value-type="string" table:content-validation-name="val21" table:style-name="ce1">
            <text:p>zh_CN</text:p>
          </table:table-cell>
          <table:table-cell office:value-type="string" table:content-validation-name="val18" table:style-name="ce3">
            <text:p>Query flow information</text:p>
          </table:table-cell>
          <table:table-cell table:number-columns-repeated="16381"/>
        </table:table-row>
        <table:table-row table:style-name="ro2">
          <table:table-cell office:value-type="string" table:content-validation-name="val17" table:style-name="ce1">
            <text:p>monitor.alarmstrategy.ncg.variable.11</text:p>
          </table:table-cell>
          <table:table-cell office:value-type="string" table:content-validation-name="val21" table:style-name="ce1">
            <text:p>zh_CN</text:p>
          </table:table-cell>
          <table:table-cell office:value-type="string" table:content-validation-name="val18" table:style-name="ce3">
            <text:p>Signaling service startup</text:p>
          </table:table-cell>
          <table:table-cell table:number-columns-repeated="16381"/>
        </table:table-row>
        <table:table-row table:style-name="ro2">
          <table:table-cell office:value-type="string" table:content-validation-name="val17" table:style-name="ce1">
            <text:p>monitor.alarmstrategy.ncg.variable.12</text:p>
          </table:table-cell>
          <table:table-cell office:value-type="string" table:content-validation-name="val21" table:style-name="ce1">
            <text:p>zh_CN</text:p>
          </table:table-cell>
          <table:table-cell office:value-type="string" table:content-validation-name="val18" table:style-name="ce3">
            <text:p>Subordinate monitoring point code repetition</text:p>
          </table:table-cell>
          <table:table-cell table:number-columns-repeated="16381"/>
        </table:table-row>
        <table:table-row table:style-name="ro2">
          <table:table-cell office:value-type="string" table:content-validation-name="val17" table:style-name="ce1">
            <text:p>monitor.alarmstrategy.ncg.variable.13</text:p>
          </table:table-cell>
          <table:table-cell office:value-type="string" table:content-validation-name="val21" table:style-name="ce1">
            <text:p>zh_CN</text:p>
          </table:table-cell>
          <table:table-cell office:value-type="string" table:content-validation-name="val18" table:style-name="ce3">
            <text:p>CPU usage</text:p>
          </table:table-cell>
          <table:table-cell table:number-columns-repeated="16381"/>
        </table:table-row>
        <table:table-row table:style-name="ro2">
          <table:table-cell office:value-type="string" table:content-validation-name="val17" table:style-name="ce1">
            <text:p>monitor.alarmstrategy.ncg.variable.14</text:p>
          </table:table-cell>
          <table:table-cell office:value-type="string" table:content-validation-name="val21" table:style-name="ce1">
            <text:p>zh_CN</text:p>
          </table:table-cell>
          <table:table-cell office:value-type="string" table:content-validation-name="val18" table:style-name="ce3">
            <text:p>Memory usage (MB)</text:p>
          </table:table-cell>
          <table:table-cell table:number-columns-repeated="16381"/>
        </table:table-row>
        <table:table-row table:style-name="ro2">
          <table:table-cell office:value-type="string" table:content-validation-name="val17" table:style-name="ce1">
            <text:p>monitor.alarmstrategy.ncg.variable.15</text:p>
          </table:table-cell>
          <table:table-cell office:value-type="string" table:content-validation-name="val21" table:style-name="ce1">
            <text:p>zh_CN</text:p>
          </table:table-cell>
          <table:table-cell office:value-type="string" table:content-validation-name="val18" table:style-name="ce3">
            <text:p>Number of handles</text:p>
          </table:table-cell>
          <table:table-cell table:number-columns-repeated="16381"/>
        </table:table-row>
        <table:table-row table:style-name="ro2">
          <table:table-cell office:value-type="string" table:content-validation-name="val17" table:style-name="ce1">
            <text:p>monitor.alarmstrategy.ncg.variable.16</text:p>
          </table:table-cell>
          <table:table-cell office:value-type="string" table:content-validation-name="val21" table:style-name="ce1">
            <text:p>zh_CN</text:p>
          </table:table-cell>
          <table:table-cell office:value-type="string" table:content-validation-name="val18" table:style-name="ce3">
            <text:p>Protocol stack busyness</text:p>
          </table:table-cell>
          <table:table-cell table:number-columns-repeated="16381"/>
        </table:table-row>
        <table:table-row table:style-name="ro2">
          <table:table-cell office:value-type="string" table:content-validation-name="val17" table:style-name="ce1">
            <text:p>monitor.alarmstrategy.ncg.variable.17</text:p>
          </table:table-cell>
          <table:table-cell office:value-type="string" table:content-validation-name="val21" table:style-name="ce1">
            <text:p>zh_CN</text:p>
          </table:table-cell>
          <table:table-cell office:value-type="string" table:content-validation-name="val18" table:style-name="ce3">
            <text:p>Subordinate domain online total</text:p>
          </table:table-cell>
          <table:table-cell table:number-columns-repeated="16381"/>
        </table:table-row>
        <table:table-row table:style-name="ro2">
          <table:table-cell office:value-type="string" table:content-validation-name="val17" table:style-name="ce1">
            <text:p>monitor.alarmstrategy.ncg.variable.18</text:p>
          </table:table-cell>
          <table:table-cell office:value-type="string" table:content-validation-name="val21" table:style-name="ce1">
            <text:p>zh_CN</text:p>
          </table:table-cell>
          <table:table-cell office:value-type="string" table:content-validation-name="val18" table:style-name="ce3">
            <text:p>Get the stream url result</text:p>
          </table:table-cell>
          <table:table-cell table:number-columns-repeated="16381"/>
        </table:table-row>
        <table:table-row table:style-name="ro2">
          <table:table-cell office:value-type="string" table:content-validation-name="val17" table:style-name="ce1">
            <text:p>monitor.alarmstrategy.ncg.variable.19</text:p>
          </table:table-cell>
          <table:table-cell office:value-type="string" table:content-validation-name="val21" table:style-name="ce1">
            <text:p>zh_CN</text:p>
          </table:table-cell>
          <table:table-cell office:value-type="string" table:content-validation-name="val18" table:style-name="ce3">
            <text:p>Get preview URL results</text:p>
          </table:table-cell>
          <table:table-cell table:number-columns-repeated="16381"/>
        </table:table-row>
        <table:table-row table:style-name="ro2">
          <table:table-cell office:value-type="string" table:content-validation-name="val17" table:style-name="ce1">
            <text:p>monitor.alarmstrategy.ncg.variable.20</text:p>
          </table:table-cell>
          <table:table-cell office:value-type="string" table:content-validation-name="val21" table:style-name="ce1">
            <text:p>zh_CN</text:p>
          </table:table-cell>
          <table:table-cell office:value-type="string" table:content-validation-name="val18" table:style-name="ce3">
            <text:p>Query video results</text:p>
          </table:table-cell>
          <table:table-cell table:number-columns-repeated="16381"/>
        </table:table-row>
        <table:table-row table:style-name="ro2">
          <table:table-cell office:value-type="string" table:content-validation-name="val17" table:style-name="ce1">
            <text:p>monitor.alarmstrategy.ncg.variable.21</text:p>
          </table:table-cell>
          <table:table-cell office:value-type="string" table:content-validation-name="val21" table:style-name="ce1">
            <text:p>zh_CN</text:p>
          </table:table-cell>
          <table:table-cell office:value-type="string" table:content-validation-name="val18" table:style-name="ce3">
            <text:p>Get the intercom URL result</text:p>
          </table:table-cell>
          <table:table-cell table:number-columns-repeated="16381"/>
        </table:table-row>
        <table:table-row table:style-name="ro2">
          <table:table-cell office:value-type="string" table:content-validation-name="val17" table:style-name="ce1">
            <text:p>monitor.alarmstrategy.ncg.variable.22</text:p>
          </table:table-cell>
          <table:table-cell office:value-type="string" table:content-validation-name="val21" table:style-name="ce1">
            <text:p>zh_CN</text:p>
          </table:table-cell>
          <table:table-cell office:value-type="string" table:content-validation-name="val18" table:style-name="ce3">
            <text:p>Query recording timeout</text:p>
          </table:table-cell>
          <table:table-cell table:number-columns-repeated="16381"/>
        </table:table-row>
        <table:table-row table:style-name="ro2">
          <table:table-cell office:value-type="string" table:content-validation-name="val17" table:style-name="ce1">
            <text:p>monitor.alarmstrategy.ncg.variable.23</text:p>
          </table:table-cell>
          <table:table-cell office:value-type="string" table:content-validation-name="val21" table:style-name="ce1">
            <text:p>zh_CN</text:p>
          </table:table-cell>
          <table:table-cell office:value-type="string" table:content-validation-name="val18" table:style-name="ce3">
            <text:p>Downstream take timeout</text:p>
          </table:table-cell>
          <table:table-cell table:number-columns-repeated="16381"/>
        </table:table-row>
        <table:table-row table:style-name="ro2">
          <table:table-cell office:value-type="string" table:content-validation-name="val17" table:style-name="ce1">
            <text:p>monitor.alarmstrategy.ncg.variable.24</text:p>
          </table:table-cell>
          <table:table-cell office:value-type="string" table:content-validation-name="val21" table:style-name="ce1">
            <text:p>zh_CN</text:p>
          </table:table-cell>
          <table:table-cell office:value-type="string" table:content-validation-name="val18" table:style-name="ce3">
            <text:p>Downstream take timeout</text:p>
          </table:table-cell>
          <table:table-cell table:number-columns-repeated="16381"/>
        </table:table-row>
        <table:table-row table:style-name="ro2">
          <table:table-cell office:value-type="string" table:content-validation-name="val17" table:style-name="ce1">
            <text:p>monitor.alarmstrategy.ncg.variable.25</text:p>
          </table:table-cell>
          <table:table-cell office:value-type="string" table:content-validation-name="val21" table:style-name="ce1">
            <text:p>zh_CN</text:p>
          </table:table-cell>
          <table:table-cell office:value-type="string" table:content-validation-name="val18" table:style-name="ce3">
            <text:p>Reply to the upstream state</text:p>
          </table:table-cell>
          <table:table-cell table:number-columns-repeated="16381"/>
        </table:table-row>
        <table:table-row table:style-name="ro2">
          <table:table-cell office:value-type="string" table:content-validation-name="val17" table:style-name="ce1">
            <text:p>monitor.alarmstrategy.ncg.variable.26</text:p>
          </table:table-cell>
          <table:table-cell office:value-type="string" table:content-validation-name="val21" table:style-name="ce1">
            <text:p>zh_CN</text:p>
          </table:table-cell>
          <table:table-cell office:value-type="string" table:content-validation-name="val18" table:style-name="ce3">
            <text:p>Stream return status</text:p>
          </table:table-cell>
          <table:table-cell table:number-columns-repeated="16381"/>
        </table:table-row>
        <table:table-row table:style-name="ro2">
          <table:table-cell office:value-type="string" table:content-validation-name="val17" table:style-name="ce1">
            <text:p>monitor.alarmstrategy.ncg.variable.27</text:p>
          </table:table-cell>
          <table:table-cell office:value-type="string" table:content-validation-name="val21" table:style-name="ce1">
            <text:p>zh_CN</text:p>
          </table:table-cell>
          <table:table-cell office:value-type="string" table:content-validation-name="val18" table:style-name="ce3">
            <text:p>Query flow information</text:p>
          </table:table-cell>
          <table:table-cell table:number-columns-repeated="16381"/>
        </table:table-row>
        <table:table-row table:style-name="ro2">
          <table:table-cell office:value-type="string" table:content-validation-name="val17" table:style-name="ce1">
            <text:p>monitor.alarmstrategy.ncg.variable.28</text:p>
          </table:table-cell>
          <table:table-cell office:value-type="string" table:content-validation-name="val21" table:style-name="ce1">
            <text:p>zh_CN</text:p>
          </table:table-cell>
          <table:table-cell office:value-type="string" table:content-validation-name="val18" table:style-name="ce3">
            <text:p>Signaling service startup</text:p>
          </table:table-cell>
          <table:table-cell table:number-columns-repeated="16381"/>
        </table:table-row>
        <table:table-row table:style-name="ro2">
          <table:table-cell office:value-type="string" table:content-validation-name="val17" table:style-name="ce1">
            <text:p>monitor.alarmstrategy.ncg.variable.29</text:p>
          </table:table-cell>
          <table:table-cell office:value-type="string" table:content-validation-name="val21" table:style-name="ce1">
            <text:p>zh_CN</text:p>
          </table:table-cell>
          <table:table-cell office:value-type="string" table:content-validation-name="val18" table:style-name="ce3">
            <text:p>Subordinate monitoring point code repetition</text:p>
          </table:table-cell>
          <table:table-cell table:number-columns-repeated="16381"/>
        </table:table-row>
        <table:table-row table:style-name="ro2">
          <table:table-cell office:value-type="string" table:content-validation-name="val17" table:style-name="ce1">
            <text:p>monitor.alarmstrategy.ncg.variable.30</text:p>
          </table:table-cell>
          <table:table-cell office:value-type="string" table:content-validation-name="val21" table:style-name="ce1">
            <text:p>zh_CN</text:p>
          </table:table-cell>
          <table:table-cell office:value-type="string" table:content-validation-name="val18" table:style-name="ce3">
            <text:p>CPU usage</text:p>
          </table:table-cell>
          <table:table-cell table:number-columns-repeated="16381"/>
        </table:table-row>
        <table:table-row table:style-name="ro2">
          <table:table-cell office:value-type="string" table:content-validation-name="val17" table:style-name="ce1">
            <text:p>monitor.alarmstrategy.ncg.variable.31</text:p>
          </table:table-cell>
          <table:table-cell office:value-type="string" table:content-validation-name="val21" table:style-name="ce1">
            <text:p>zh_CN</text:p>
          </table:table-cell>
          <table:table-cell office:value-type="string" table:content-validation-name="val18" table:style-name="ce3">
            <text:p>Memory usage (MB)</text:p>
          </table:table-cell>
          <table:table-cell table:number-columns-repeated="16381"/>
        </table:table-row>
        <table:table-row table:style-name="ro2">
          <table:table-cell office:value-type="string" table:content-validation-name="val17" table:style-name="ce1">
            <text:p>monitor.alarmstrategy.ncg.variable.32</text:p>
          </table:table-cell>
          <table:table-cell office:value-type="string" table:content-validation-name="val21" table:style-name="ce1">
            <text:p>zh_CN</text:p>
          </table:table-cell>
          <table:table-cell office:value-type="string" table:content-validation-name="val18" table:style-name="ce3">
            <text:p>Number of handles</text:p>
          </table:table-cell>
          <table:table-cell table:number-columns-repeated="16381"/>
        </table:table-row>
        <table:table-row table:style-name="ro2">
          <table:table-cell office:value-type="string" table:content-validation-name="val17" table:style-name="ce1">
            <text:p>monitor.alarmstrategy.ncg.variable.33</text:p>
          </table:table-cell>
          <table:table-cell office:value-type="string" table:content-validation-name="val21" table:style-name="ce1">
            <text:p>zh_CN</text:p>
          </table:table-cell>
          <table:table-cell office:value-type="string" table:content-validation-name="val18" table:style-name="ce3">
            <text:p>Memory usage (MB)</text:p>
          </table:table-cell>
          <table:table-cell table:number-columns-repeated="16381"/>
        </table:table-row>
        <table:table-row table:style-name="ro2">
          <table:table-cell office:value-type="string" table:content-validation-name="val17" table:style-name="ce1">
            <text:p>monitor.alarmstrategy.ncg.variable.34</text:p>
          </table:table-cell>
          <table:table-cell office:value-type="string" table:content-validation-name="val21" table:style-name="ce1">
            <text:p>zh_CN</text:p>
          </table:table-cell>
          <table:table-cell office:value-type="string" table:content-validation-name="val18" table:style-name="ce3">
            <text:p>Percentage of CPU</text:p>
          </table:table-cell>
          <table:table-cell table:number-columns-repeated="16381"/>
        </table:table-row>
        <table:table-row table:style-name="ro2">
          <table:table-cell office:value-type="string" table:content-validation-name="val17" table:style-name="ce1">
            <text:p>monitor.alarmstrategy.ncg.variable.35</text:p>
          </table:table-cell>
          <table:table-cell office:value-type="string" table:content-validation-name="val21" table:style-name="ce1">
            <text:p>zh_CN</text:p>
          </table:table-cell>
          <table:table-cell office:value-type="string" table:content-validation-name="val18" table:style-name="ce3">
            <text:p>Percentage of network usage</text:p>
          </table:table-cell>
          <table:table-cell table:number-columns-repeated="16381"/>
        </table:table-row>
        <table:table-row table:style-name="ro2">
          <table:table-cell office:value-type="string" table:content-validation-name="val17" table:style-name="ce1">
            <text:p>monitor.alarmstrategy.ncg.variable.36</text:p>
          </table:table-cell>
          <table:table-cell office:value-type="string" table:content-validation-name="val21" table:style-name="ce1">
            <text:p>zh_CN</text:p>
          </table:table-cell>
          <table:table-cell office:value-type="string" table:content-validation-name="val18" table:style-name="ce3">
            <text:p>Idle Threads</text:p>
          </table:table-cell>
          <table:table-cell table:number-columns-repeated="16381"/>
        </table:table-row>
        <table:table-row table:style-name="ro2">
          <table:table-cell office:value-type="string" table:content-validation-name="val17" table:style-name="ce1">
            <text:p>monitor.alarmstrategy.ncg.variable.37</text:p>
          </table:table-cell>
          <table:table-cell office:value-type="string" table:content-validation-name="val21" table:style-name="ce1">
            <text:p>zh_CN</text:p>
          </table:table-cell>
          <table:table-cell office:value-type="string" table:content-validation-name="val18" table:style-name="ce3">
            <text:p>Number of client links</text:p>
          </table:table-cell>
          <table:table-cell table:number-columns-repeated="16381"/>
        </table:table-row>
        <table:table-row table:style-name="ro2">
          <table:table-cell office:value-type="string" table:content-validation-name="val17" table:style-name="ce1">
            <text:p>monitor.alarmstrategy.ncg.variable.38</text:p>
          </table:table-cell>
          <table:table-cell office:value-type="string" table:content-validation-name="val21" table:style-name="ce1">
            <text:p>zh_CN</text:p>
          </table:table-cell>
          <table:table-cell office:value-type="string" table:content-validation-name="val18" table:style-name="ce3">
            <text:p>Number of component fetch links</text:p>
          </table:table-cell>
          <table:table-cell table:number-columns-repeated="16381"/>
        </table:table-row>
        <table:table-row table:style-name="ro2">
          <table:table-cell office:value-type="string" table:content-validation-name="val17" table:style-name="ce1">
            <text:p>monitor.alarmstrategy.ncg.variable.39</text:p>
          </table:table-cell>
          <table:table-cell office:value-type="string" table:content-validation-name="val21" table:style-name="ce1">
            <text:p>zh_CN</text:p>
          </table:table-cell>
          <table:table-cell office:value-type="string" table:content-validation-name="val18" table:style-name="ce3">
            <text:p>Media access status</text:p>
          </table:table-cell>
          <table:table-cell table:number-columns-repeated="16381"/>
        </table:table-row>
        <table:table-row table:style-name="ro2">
          <table:table-cell office:value-type="string" table:content-validation-name="val17" table:style-name="ce1">
            <text:p>monitor.alarmstrategy.ncg.variable.40</text:p>
          </table:table-cell>
          <table:table-cell office:value-type="string" table:content-validation-name="val21" table:style-name="ce1">
            <text:p>zh_CN</text:p>
          </table:table-cell>
          <table:table-cell office:value-type="string" table:content-validation-name="val18" table:style-name="ce3">
            <text:p>Cut-off state</text:p>
          </table:table-cell>
          <table:table-cell table:number-columns-repeated="16381"/>
        </table:table-row>
        <table:table-row table:style-name="ro2">
          <table:table-cell office:value-type="string" table:content-validation-name="val17" table:style-name="ce1">
            <text:p>monitor.alarmstrategy.ncg.rule.description.0</text:p>
          </table:table-cell>
          <table:table-cell office:value-type="string" table:content-validation-name="val21" table:style-name="ce1">
            <text:p>zh_CN</text:p>
          </table:table-cell>
          <table:table-cell office:value-type="string" table:style-name="ce3">
            <text:p>下级域离线会导致级联预览、回放都失败</text:p>
          </table:table-cell>
          <table:table-cell table:number-columns-repeated="16381"/>
        </table:table-row>
        <table:table-row table:style-name="ro2">
          <table:table-cell office:value-type="string" table:content-validation-name="val17" table:style-name="ce1">
            <text:p>monitor.alarmstrategy.ncg.rule.description.1</text:p>
          </table:table-cell>
          <table:table-cell office:value-type="string" table:content-validation-name="val21" table:style-name="ce1">
            <text:p>zh_CN</text:p>
          </table:table-cell>
          <table:table-cell office:value-type="string" table:content-validation-name="val18" table:style-name="ce3">
            <text:p>向下级获取取流url失败，会导致预览回放失败</text:p>
          </table:table-cell>
          <table:table-cell table:number-columns-repeated="16381"/>
        </table:table-row>
        <table:table-row table:style-name="ro2">
          <table:table-cell office:value-type="string" table:content-validation-name="val17" table:style-name="ce1">
            <text:p>monitor.alarmstrategy.ncg.rule.description.2</text:p>
          </table:table-cell>
          <table:table-cell office:value-type="string" table:content-validation-name="val21" table:style-name="ce1">
            <text:p>zh_CN</text:p>
          </table:table-cell>
          <table:table-cell office:value-type="string" table:content-validation-name="val18" table:style-name="ce3">
            <text:p>向联网共享查询预览URL失败，会导致预览失败</text:p>
          </table:table-cell>
          <table:table-cell table:number-columns-repeated="16381"/>
        </table:table-row>
        <table:table-row table:style-name="ro2">
          <table:table-cell office:value-type="string" table:content-validation-name="val17" table:style-name="ce1">
            <text:p>monitor.alarmstrategy.ncg.rule.description.3</text:p>
          </table:table-cell>
          <table:table-cell office:value-type="string" table:content-validation-name="val21" table:style-name="ce1">
            <text:p>zh_CN</text:p>
          </table:table-cell>
          <table:table-cell office:value-type="string" table:content-validation-name="val18" table:style-name="ce3">
            <text:p>向联网共享查询录像失败，会导致录像查询、回放失败</text:p>
          </table:table-cell>
          <table:table-cell table:number-columns-repeated="16381"/>
        </table:table-row>
        <table:table-row table:style-name="ro2">
          <table:table-cell office:value-type="string" table:content-validation-name="val17" table:style-name="ce1">
            <text:p>monitor.alarmstrategy.ncg.rule.description.4</text:p>
          </table:table-cell>
          <table:table-cell office:value-type="string" table:content-validation-name="val21" table:style-name="ce1">
            <text:p>zh_CN</text:p>
          </table:table-cell>
          <table:table-cell office:value-type="string" table:content-validation-name="val18" table:style-name="ce3">
            <text:p>向联网共享查询对讲URL失败，会导致广播失败</text:p>
          </table:table-cell>
          <table:table-cell table:number-columns-repeated="16381"/>
        </table:table-row>
        <table:table-row table:style-name="ro2">
          <table:table-cell office:value-type="string" table:content-validation-name="val17" table:style-name="ce1">
            <text:p>monitor.alarmstrategy.ncg.rule.description.5</text:p>
          </table:table-cell>
          <table:table-cell office:value-type="string" table:content-validation-name="val21" table:style-name="ce1">
            <text:p>zh_CN</text:p>
          </table:table-cell>
          <table:table-cell office:value-type="string" table:content-validation-name="val18" table:style-name="ce3">
            <text:p>向下级查询录像，下级7秒内没有返回全部结果</text:p>
          </table:table-cell>
          <table:table-cell table:number-columns-repeated="16381"/>
        </table:table-row>
        <table:table-row table:style-name="ro2">
          <table:table-cell office:value-type="string" table:content-validation-name="val17" table:style-name="ce1">
            <text:p>monitor.alarmstrategy.ncg.rule.description.6</text:p>
          </table:table-cell>
          <table:table-cell office:value-type="string" table:content-validation-name="val21" table:style-name="ce1">
            <text:p>zh_CN</text:p>
          </table:table-cell>
          <table:table-cell office:value-type="string" table:content-validation-name="val18" table:style-name="ce3">
            <text:p>向下级取流，下级过8秒没有返回结果</text:p>
          </table:table-cell>
          <table:table-cell table:number-columns-repeated="16381"/>
        </table:table-row>
        <table:table-row table:style-name="ro2">
          <table:table-cell office:value-type="string" table:content-validation-name="val17" table:style-name="ce1">
            <text:p>monitor.alarmstrategy.ncg.rule.description.7</text:p>
          </table:table-cell>
          <table:table-cell office:value-type="string" table:content-validation-name="val21" table:style-name="ce1">
            <text:p>zh_CN</text:p>
          </table:table-cell>
          <table:table-cell office:value-type="string" table:content-validation-name="val18" table:style-name="ce3">
            <text:p>向下级取流，下级过10秒没有返回结果</text:p>
          </table:table-cell>
          <table:table-cell table:number-columns-repeated="16381"/>
        </table:table-row>
        <table:table-row table:style-name="ro2">
          <table:table-cell office:value-type="string" table:content-validation-name="val17" table:style-name="ce1">
            <text:p>monitor.alarmstrategy.ncg.rule.description.8</text:p>
          </table:table-cell>
          <table:table-cell office:value-type="string" table:content-validation-name="val21" table:style-name="ce1">
            <text:p>zh_CN</text:p>
          </table:table-cell>
          <table:table-cell office:value-type="string" table:content-validation-name="val18" table:style-name="ce3">
            <text:p>向上级回复取流失败</text:p>
          </table:table-cell>
          <table:table-cell table:number-columns-repeated="16381"/>
        </table:table-row>
        <table:table-row table:style-name="ro2">
          <table:table-cell office:value-type="string" table:content-validation-name="val17" table:style-name="ce1">
            <text:p>monitor.alarmstrategy.ncg.rule.description.9</text:p>
          </table:table-cell>
          <table:table-cell office:value-type="string" table:content-validation-name="val21" table:style-name="ce1">
            <text:p>zh_CN</text:p>
          </table:table-cell>
          <table:table-cell office:value-type="string" table:content-validation-name="val18" table:style-name="ce3">
            <text:p>查询取流信息失败会导致这次取流失败</text:p>
          </table:table-cell>
          <table:table-cell table:number-columns-repeated="16381"/>
        </table:table-row>
        <table:table-row table:style-name="ro2">
          <table:table-cell office:value-type="string" table:content-validation-name="val17" table:style-name="ce1">
            <text:p>monitor.alarmstrategy.ncg.rule.description.10</text:p>
          </table:table-cell>
          <table:table-cell office:value-type="string" table:content-validation-name="val21" table:style-name="ce1">
            <text:p>zh_CN</text:p>
          </table:table-cell>
          <table:table-cell office:value-type="string" table:content-validation-name="val18" table:style-name="ce3">
            <text:p>查询取流信息失败会导致这次预览/回放失败</text:p>
          </table:table-cell>
          <table:table-cell table:number-columns-repeated="16381"/>
        </table:table-row>
        <table:table-row table:style-name="ro2">
          <table:table-cell office:value-type="string" table:content-validation-name="val17" table:style-name="ce1">
            <text:p>monitor.alarmstrategy.ncg.rule.description.11</text:p>
          </table:table-cell>
          <table:table-cell office:value-type="string" table:content-validation-name="val21" table:style-name="ce1">
            <text:p>zh_CN</text:p>
          </table:table-cell>
          <table:table-cell office:value-type="string" table:content-validation-name="val18" table:style-name="ce3">
            <text:p>信令服务启动失败会级联业务无法使用</text:p>
          </table:table-cell>
          <table:table-cell table:number-columns-repeated="16381"/>
        </table:table-row>
        <table:table-row table:style-name="ro2">
          <table:table-cell office:value-type="string" table:content-validation-name="val17" table:style-name="ce1">
            <text:p>monitor.alarmstrategy.ncg.rule.description.12</text:p>
          </table:table-cell>
          <table:table-cell office:value-type="string" table:content-validation-name="val21" table:style-name="ce1">
            <text:p>zh_CN</text:p>
          </table:table-cell>
          <table:table-cell office:value-type="string" table:content-validation-name="val18" table:style-name="ce3">
            <text:p>不同下级推送了同一个监控点（编码一致），导致会推送的监控点无法保存到数据库</text:p>
          </table:table-cell>
          <table:table-cell table:number-columns-repeated="16381"/>
        </table:table-row>
        <table:table-row table:style-name="ro2">
          <table:table-cell office:value-type="string" table:content-validation-name="val17" table:style-name="ce1">
            <text:p>monitor.alarmstrategy.ncg.rule.description.13</text:p>
          </table:table-cell>
          <table:table-cell office:value-type="string" table:content-validation-name="val21" table:style-name="ce1">
            <text:p>zh_CN</text:p>
          </table:table-cell>
          <table:table-cell office:value-type="string" table:content-validation-name="val18" table:style-name="ce3">
            <text:p>cpu使用率过高，可能导致系统运行缓慢</text:p>
          </table:table-cell>
          <table:table-cell table:number-columns-repeated="16381"/>
        </table:table-row>
        <table:table-row table:style-name="ro2">
          <table:table-cell office:value-type="string" table:content-validation-name="val17" table:style-name="ce1">
            <text:p>monitor.alarmstrategy.ncg.rule.description.14</text:p>
          </table:table-cell>
          <table:table-cell office:value-type="string" table:content-validation-name="val21" table:style-name="ce1">
            <text:p>zh_CN</text:p>
          </table:table-cell>
          <table:table-cell office:value-type="string" table:content-validation-name="val18" table:style-name="ce3">
            <text:p>内存使用量，可能导致系统运行缓慢</text:p>
          </table:table-cell>
          <table:table-cell table:number-columns-repeated="16381"/>
        </table:table-row>
        <table:table-row table:style-name="ro2">
          <table:table-cell office:value-type="string" table:content-validation-name="val17" table:style-name="ce1">
            <text:p>monitor.alarmstrategy.ncg.rule.description.15</text:p>
          </table:table-cell>
          <table:table-cell office:value-type="string" table:content-validation-name="val21" table:style-name="ce1">
            <text:p>zh_CN</text:p>
          </table:table-cell>
          <table:table-cell office:value-type="string" table:content-validation-name="val18" table:style-name="ce3">
            <text:p>句柄数量，可能导致程序运行出错</text:p>
          </table:table-cell>
          <table:table-cell table:number-columns-repeated="16381"/>
        </table:table-row>
        <table:table-row table:style-name="ro2">
          <table:table-cell office:value-type="string" table:content-validation-name="val17" table:style-name="ce1">
            <text:p>monitor.alarmstrategy.ncg.rule.description.16</text:p>
          </table:table-cell>
          <table:table-cell office:value-type="string" table:content-validation-name="val21" table:style-name="ce1">
            <text:p>zh_CN</text:p>
          </table:table-cell>
          <table:table-cell office:value-type="string" table:content-validation-name="val18" table:style-name="ce3">
            <text:p>协议栈繁忙，无法处理更多的业务</text:p>
          </table:table-cell>
          <table:table-cell table:number-columns-repeated="16381"/>
        </table:table-row>
        <table:table-row table:style-name="ro2">
          <table:table-cell office:value-type="string" table:content-validation-name="val17" table:style-name="ce1">
            <text:p>monitor.alarmstrategy.ncg.rule.description.17</text:p>
          </table:table-cell>
          <table:table-cell office:value-type="string" table:content-validation-name="val21" table:style-name="ce1">
            <text:p>zh_CN</text:p>
          </table:table-cell>
          <table:table-cell office:value-type="string" table:content-validation-name="val18" table:style-name="ce3">
            <text:p>下级域离线会导致级联预览、回放都失败</text:p>
          </table:table-cell>
          <table:table-cell table:number-columns-repeated="16381"/>
        </table:table-row>
        <table:table-row table:style-name="ro2">
          <table:table-cell office:value-type="string" table:content-validation-name="val17" table:style-name="ce1">
            <text:p>monitor.alarmstrategy.ncg.rule.description.18</text:p>
          </table:table-cell>
          <table:table-cell office:value-type="string" table:content-validation-name="val21" table:style-name="ce1">
            <text:p>zh_CN</text:p>
          </table:table-cell>
          <table:table-cell office:value-type="string" table:content-validation-name="val18" table:style-name="ce3">
            <text:p>向下级获取取流url失败，会导致预览回放失败</text:p>
          </table:table-cell>
          <table:table-cell table:number-columns-repeated="16381"/>
        </table:table-row>
        <table:table-row table:style-name="ro2">
          <table:table-cell office:value-type="string" table:content-validation-name="val17" table:style-name="ce1">
            <text:p>monitor.alarmstrategy.ncg.rule.description.19</text:p>
          </table:table-cell>
          <table:table-cell office:value-type="string" table:content-validation-name="val21" table:style-name="ce1">
            <text:p>zh_CN</text:p>
          </table:table-cell>
          <table:table-cell office:value-type="string" table:content-validation-name="val18" table:style-name="ce3">
            <text:p>向联网共享查询预览URL失败，会导致预览失败</text:p>
          </table:table-cell>
          <table:table-cell table:number-columns-repeated="16381"/>
        </table:table-row>
        <table:table-row table:style-name="ro2">
          <table:table-cell office:value-type="string" table:content-validation-name="val17" table:style-name="ce1">
            <text:p>monitor.alarmstrategy.ncg.rule.description.20</text:p>
          </table:table-cell>
          <table:table-cell office:value-type="string" table:content-validation-name="val21" table:style-name="ce1">
            <text:p>zh_CN</text:p>
          </table:table-cell>
          <table:table-cell office:value-type="string" table:content-validation-name="val18" table:style-name="ce3">
            <text:p>向联网共享查询录像失败，会导致录像查询、回放失败</text:p>
          </table:table-cell>
          <table:table-cell table:number-columns-repeated="16381"/>
        </table:table-row>
        <table:table-row table:style-name="ro2">
          <table:table-cell office:value-type="string" table:content-validation-name="val17" table:style-name="ce1">
            <text:p>monitor.alarmstrategy.ncg.rule.description.21</text:p>
          </table:table-cell>
          <table:table-cell office:value-type="string" table:content-validation-name="val21" table:style-name="ce1">
            <text:p>zh_CN</text:p>
          </table:table-cell>
          <table:table-cell office:value-type="string" table:content-validation-name="val18" table:style-name="ce3">
            <text:p>向联网共享查询对讲URL失败，会导致广播失败</text:p>
          </table:table-cell>
          <table:table-cell table:number-columns-repeated="16381"/>
        </table:table-row>
        <table:table-row table:style-name="ro2">
          <table:table-cell office:value-type="string" table:content-validation-name="val17" table:style-name="ce1">
            <text:p>monitor.alarmstrategy.ncg.rule.description.22</text:p>
          </table:table-cell>
          <table:table-cell office:value-type="string" table:content-validation-name="val21" table:style-name="ce1">
            <text:p>zh_CN</text:p>
          </table:table-cell>
          <table:table-cell office:value-type="string" table:content-validation-name="val18" table:style-name="ce3">
            <text:p>向下级查询录像，下级7秒内没有返回全部结果</text:p>
          </table:table-cell>
          <table:table-cell table:number-columns-repeated="16381"/>
        </table:table-row>
        <table:table-row table:style-name="ro2">
          <table:table-cell office:value-type="string" table:content-validation-name="val17" table:style-name="ce1">
            <text:p>monitor.alarmstrategy.ncg.rule.description.23</text:p>
          </table:table-cell>
          <table:table-cell office:value-type="string" table:content-validation-name="val21" table:style-name="ce1">
            <text:p>zh_CN</text:p>
          </table:table-cell>
          <table:table-cell office:value-type="string" table:content-validation-name="val18" table:style-name="ce3">
            <text:p>向下级取流，下级过8秒没有返回结果</text:p>
          </table:table-cell>
          <table:table-cell table:number-columns-repeated="16381"/>
        </table:table-row>
        <table:table-row table:style-name="ro2">
          <table:table-cell office:value-type="string" table:content-validation-name="val17" table:style-name="ce1">
            <text:p>monitor.alarmstrategy.ncg.rule.description.24</text:p>
          </table:table-cell>
          <table:table-cell office:value-type="string" table:content-validation-name="val21" table:style-name="ce1">
            <text:p>zh_CN</text:p>
          </table:table-cell>
          <table:table-cell office:value-type="string" table:content-validation-name="val18" table:style-name="ce3">
            <text:p>向下级取流，下级过10秒没有返回结果</text:p>
          </table:table-cell>
          <table:table-cell table:number-columns-repeated="16381"/>
        </table:table-row>
        <table:table-row table:style-name="ro2">
          <table:table-cell office:value-type="string" table:content-validation-name="val17" table:style-name="ce1">
            <text:p>monitor.alarmstrategy.ncg.rule.description.25</text:p>
          </table:table-cell>
          <table:table-cell office:value-type="string" table:content-validation-name="val21" table:style-name="ce1">
            <text:p>zh_CN</text:p>
          </table:table-cell>
          <table:table-cell office:value-type="string" table:content-validation-name="val18" table:style-name="ce3">
            <text:p>向上级回复取流失败</text:p>
          </table:table-cell>
          <table:table-cell table:number-columns-repeated="16381"/>
        </table:table-row>
        <table:table-row table:style-name="ro2">
          <table:table-cell office:value-type="string" table:content-validation-name="val17" table:style-name="ce1">
            <text:p>monitor.alarmstrategy.ncg.rule.description.26</text:p>
          </table:table-cell>
          <table:table-cell office:value-type="string" table:content-validation-name="val21" table:style-name="ce1">
            <text:p>zh_CN</text:p>
          </table:table-cell>
          <table:table-cell office:value-type="string" table:content-validation-name="val18" table:style-name="ce3">
            <text:p>查询取流信息失败会导致这次取流失败</text:p>
          </table:table-cell>
          <table:table-cell table:number-columns-repeated="16381"/>
        </table:table-row>
        <table:table-row table:style-name="ro2">
          <table:table-cell office:value-type="string" table:content-validation-name="val17" table:style-name="ce1">
            <text:p>monitor.alarmstrategy.ncg.rule.description.27</text:p>
          </table:table-cell>
          <table:table-cell office:value-type="string" table:content-validation-name="val21" table:style-name="ce1">
            <text:p>zh_CN</text:p>
          </table:table-cell>
          <table:table-cell office:value-type="string" table:content-validation-name="val18" table:style-name="ce3">
            <text:p>查询取流信息失败会导致这次预览/回放失败</text:p>
          </table:table-cell>
          <table:table-cell table:number-columns-repeated="16381"/>
        </table:table-row>
        <table:table-row table:style-name="ro2">
          <table:table-cell office:value-type="string" table:content-validation-name="val17" table:style-name="ce1">
            <text:p>monitor.alarmstrategy.ncg.rule.description.28</text:p>
          </table:table-cell>
          <table:table-cell office:value-type="string" table:content-validation-name="val21" table:style-name="ce1">
            <text:p>zh_CN</text:p>
          </table:table-cell>
          <table:table-cell office:value-type="string" table:content-validation-name="val18" table:style-name="ce3">
            <text:p>信令服务启动失败会级联业务无法使用</text:p>
          </table:table-cell>
          <table:table-cell table:number-columns-repeated="16381"/>
        </table:table-row>
        <table:table-row table:style-name="ro2">
          <table:table-cell office:value-type="string" table:content-validation-name="val17" table:style-name="ce1">
            <text:p>monitor.alarmstrategy.ncg.rule.description.29</text:p>
          </table:table-cell>
          <table:table-cell office:value-type="string" table:content-validation-name="val21" table:style-name="ce1">
            <text:p>zh_CN</text:p>
          </table:table-cell>
          <table:table-cell office:value-type="string" table:content-validation-name="val18" table:style-name="ce3">
            <text:p>不同下级推送了同一个监控点（编码一致），导致会推送的监控点无法保存到数据库</text:p>
          </table:table-cell>
          <table:table-cell table:number-columns-repeated="16381"/>
        </table:table-row>
        <table:table-row table:style-name="ro2">
          <table:table-cell office:value-type="string" table:content-validation-name="val17" table:style-name="ce1">
            <text:p>monitor.alarmstrategy.ncg.rule.description.30</text:p>
          </table:table-cell>
          <table:table-cell office:value-type="string" table:content-validation-name="val21" table:style-name="ce1">
            <text:p>zh_CN</text:p>
          </table:table-cell>
          <table:table-cell office:value-type="string" table:content-validation-name="val18" table:style-name="ce3">
            <text:p>cpu使用率过高，可能导致系统运行缓慢</text:p>
          </table:table-cell>
          <table:table-cell table:number-columns-repeated="16381"/>
        </table:table-row>
        <table:table-row table:style-name="ro2">
          <table:table-cell office:value-type="string" table:content-validation-name="val17" table:style-name="ce1">
            <text:p>monitor.alarmstrategy.ncg.rule.description.31</text:p>
          </table:table-cell>
          <table:table-cell office:value-type="string" table:content-validation-name="val21" table:style-name="ce1">
            <text:p>zh_CN</text:p>
          </table:table-cell>
          <table:table-cell office:value-type="string" table:content-validation-name="val18" table:style-name="ce3">
            <text:p>内存使用量，可能导致系统运行缓慢</text:p>
          </table:table-cell>
          <table:table-cell table:number-columns-repeated="16381"/>
        </table:table-row>
        <table:table-row table:style-name="ro2">
          <table:table-cell office:value-type="string" table:content-validation-name="val17" table:style-name="ce1">
            <text:p>monitor.alarmstrategy.ncg.rule.description.32</text:p>
          </table:table-cell>
          <table:table-cell office:value-type="string" table:content-validation-name="val21" table:style-name="ce1">
            <text:p>zh_CN</text:p>
          </table:table-cell>
          <table:table-cell office:value-type="string" table:content-validation-name="val18" table:style-name="ce3">
            <text:p>句柄数量，可能导致程序运行出错</text:p>
          </table:table-cell>
          <table:table-cell table:number-columns-repeated="16381"/>
        </table:table-row>
        <table:table-row table:style-name="ro2">
          <table:table-cell office:value-type="string" table:content-validation-name="val17" table:style-name="ce1">
            <text:p>monitor.alarmstrategy.ncg.rule.description.33</text:p>
          </table:table-cell>
          <table:table-cell office:value-type="string" table:content-validation-name="val21" table:style-name="ce1">
            <text:p>zh_CN</text:p>
          </table:table-cell>
          <table:table-cell office:value-type="string" table:content-validation-name="val18" table:style-name="ce3">
            <text:p>内存异常超限，media媒体服务运行不稳定，码流转发能力减弱，可能会出现花屏，卡顿现象，甚至无法取流问题（阈值与网络带宽有关，Memory&gt;=2048(MB)_千兆网络，3072（MB）_双千兆网络，5128（MB）_四网卡千兆网络，11264（MB）_万兆网络）</text:p>
          </table:table-cell>
          <table:table-cell table:number-columns-repeated="16381"/>
        </table:table-row>
        <table:table-row table:style-name="ro2">
          <table:table-cell office:value-type="string" table:content-validation-name="val17" table:style-name="ce1">
            <text:p>monitor.alarmstrategy.ncg.rule.description.34</text:p>
          </table:table-cell>
          <table:table-cell office:value-type="string" table:content-validation-name="val21" table:style-name="ce1">
            <text:p>zh_CN</text:p>
          </table:table-cell>
          <table:table-cell office:value-type="string" table:content-validation-name="val18" table:style-name="ce3">
            <text:p>CPU异常超限，media媒体服务运行不稳定，码流转发能力减弱，可能会出现花屏，卡顿现象，甚至无法取流问题（linux服务下需要*核数，比如8核情况下：240）</text:p>
          </table:table-cell>
          <table:table-cell table:number-columns-repeated="16381"/>
        </table:table-row>
        <table:table-row table:style-name="ro2">
          <table:table-cell office:value-type="string" table:content-validation-name="val17" table:style-name="ce1">
            <text:p>monitor.alarmstrategy.ncg.rule.description.35</text:p>
          </table:table-cell>
          <table:table-cell office:value-type="string" table:content-validation-name="val21" table:style-name="ce1">
            <text:p>zh_CN</text:p>
          </table:table-cell>
          <table:table-cell office:value-type="string" table:content-validation-name="val18" table:style-name="ce3">
            <text:p>网络带宽负载过大，media码流转发能力受限，可能会出现花屏，卡顿现象，甚至无法取流问题</text:p>
          </table:table-cell>
          <table:table-cell table:number-columns-repeated="16381"/>
        </table:table-row>
        <table:table-row table:style-name="ro2">
          <table:table-cell office:value-type="string" table:content-validation-name="val17" table:style-name="ce1">
            <text:p>monitor.alarmstrategy.ncg.rule.description.36</text:p>
          </table:table-cell>
          <table:table-cell office:value-type="string" table:content-validation-name="val21" table:style-name="ce1">
            <text:p>zh_CN</text:p>
          </table:table-cell>
          <table:table-cell office:value-type="string" table:content-validation-name="val18" table:style-name="ce3">
            <text:p>media线程数过少，影响media服务运行能力，信令处理能力受限，可能会出现花屏，卡顿现象</text:p>
          </table:table-cell>
          <table:table-cell table:number-columns-repeated="16381"/>
        </table:table-row>
        <table:table-row table:style-name="ro2">
          <table:table-cell office:value-type="string" table:content-validation-name="val17" table:style-name="ce1">
            <text:p>monitor.alarmstrategy.ncg.rule.description.37</text:p>
          </table:table-cell>
          <table:table-cell office:value-type="string" table:content-validation-name="val21" table:style-name="ce1">
            <text:p>zh_CN</text:p>
          </table:table-cell>
          <table:table-cell office:value-type="string" table:content-validation-name="val18" table:style-name="ce3">
            <text:p>客户端链接数过多，media媒体服务码流转发能力负载过高，信令处理能力和码流转发能力受限，可能会出现花屏，卡顿现象，甚至无法取流问题</text:p>
          </table:table-cell>
          <table:table-cell table:number-columns-repeated="16381"/>
        </table:table-row>
        <table:table-row table:style-name="ro2">
          <table:table-cell office:value-type="string" table:content-validation-name="val17" table:style-name="ce1">
            <text:p>monitor.alarmstrategy.ncg.rule.description.38</text:p>
          </table:table-cell>
          <table:table-cell office:value-type="string" table:content-validation-name="val21" table:style-name="ce1">
            <text:p>zh_CN</text:p>
          </table:table-cell>
          <table:table-cell office:value-type="string" table:content-validation-name="val18" table:style-name="ce3">
            <text:p>到其他组件取流链接数过多，media服务码流转发能力负载过高，信令处理能力和码流转发能力受限，可能会出现花屏，卡顿现象，甚至无法取流问题</text:p>
          </table:table-cell>
          <table:table-cell table:number-columns-repeated="16381"/>
        </table:table-row>
        <table:table-row table:style-name="ro2">
          <table:table-cell office:value-type="string" table:content-validation-name="val17" table:style-name="ce1">
            <text:p>monitor.alarmstrategy.ncg.rule.description.39</text:p>
          </table:table-cell>
          <table:table-cell office:value-type="string" table:content-validation-name="val21" table:style-name="ce1">
            <text:p>zh_CN</text:p>
          </table:table-cell>
          <table:table-cell office:value-type="string" table:content-validation-name="val18" table:style-name="ce3">
            <text:p>当前media服务可能出现运行状态异常，或者跟联网共享链接出现问题</text:p>
          </table:table-cell>
          <table:table-cell table:number-columns-repeated="16381"/>
        </table:table-row>
        <table:table-row table:style-name="ro2">
          <table:table-cell office:value-type="string" table:content-validation-name="val17" table:style-name="ce1">
            <text:p>monitor.alarmstrategy.ncg.rule.description.40</text:p>
          </table:table-cell>
          <table:table-cell office:value-type="string" table:content-validation-name="val21" table:style-name="ce1">
            <text:p>zh_CN</text:p>
          </table:table-cell>
          <table:table-cell office:value-type="string" table:content-validation-name="val18" table:style-name="ce3">
            <text:p>media服务器所属的网络环境网络不稳定，网络波动较大</text:p>
          </table:table-cell>
          <table:table-cell table:number-columns-repeated="16381"/>
        </table:table-row>
        <table:table-row table:style-name="ro2">
          <table:table-cell office:value-type="string" table:content-validation-name="val17" table:style-name="ce1">
            <text:p>monitor.alarmstrategy.ncg.rule.description.0</text:p>
          </table:table-cell>
          <table:table-cell office:value-type="string" table:content-validation-name="val21" table:style-name="ce1">
            <text:p>en_US</text:p>
          </table:table-cell>
          <table:table-cell office:value-type="string" table:content-validation-name="val19" table:style-name="ce3">
            <text:p>Offline domain offline will cause cascading preview and playback to fail</text:p>
          </table:table-cell>
          <table:table-cell table:number-columns-repeated="16381"/>
        </table:table-row>
        <table:table-row table:style-name="ro2">
          <table:table-cell office:value-type="string" table:content-validation-name="val17" table:style-name="ce1">
            <text:p>monitor.alarmstrategy.ncg.rule.description.1</text:p>
          </table:table-cell>
          <table:table-cell office:value-type="string" table:content-validation-name="val21" table:style-name="ce1">
            <text:p>en_US</text:p>
          </table:table-cell>
          <table:table-cell office:value-type="string" table:content-validation-name="val18" table:style-name="ce3">
            <text:p>Failed to get the streaming url to the lower level, which will cause the preview playback to fail.</text:p>
          </table:table-cell>
          <table:table-cell table:number-columns-repeated="16381"/>
        </table:table-row>
        <table:table-row table:style-name="ro2">
          <table:table-cell office:value-type="string" table:content-validation-name="val17" table:style-name="ce1">
            <text:p>monitor.alarmstrategy.ncg.rule.description.2</text:p>
          </table:table-cell>
          <table:table-cell office:value-type="string" table:content-validation-name="val21" table:style-name="ce1">
            <text:p>en_US</text:p>
          </table:table-cell>
          <table:table-cell office:value-type="string" table:content-validation-name="val18" table:style-name="ce3">
            <text:p>Failed to preview the URL to the network share query, causing the preview to fail</text:p>
          </table:table-cell>
          <table:table-cell table:number-columns-repeated="16381"/>
        </table:table-row>
        <table:table-row table:style-name="ro2">
          <table:table-cell office:value-type="string" table:content-validation-name="val17" table:style-name="ce1">
            <text:p>monitor.alarmstrategy.ncg.rule.description.3</text:p>
          </table:table-cell>
          <table:table-cell office:value-type="string" table:content-validation-name="val21" table:style-name="ce1">
            <text:p>en_US</text:p>
          </table:table-cell>
          <table:table-cell office:value-type="string" table:content-validation-name="val18" table:style-name="ce3">
            <text:p>Failure to query the recording to the network share will result in video query and playback failure.</text:p>
          </table:table-cell>
          <table:table-cell table:number-columns-repeated="16381"/>
        </table:table-row>
        <table:table-row table:style-name="ro2">
          <table:table-cell office:value-type="string" table:content-validation-name="val17" table:style-name="ce1">
            <text:p>monitor.alarmstrategy.ncg.rule.description.4</text:p>
          </table:table-cell>
          <table:table-cell office:value-type="string" table:content-validation-name="val21" table:style-name="ce1">
            <text:p>en_US</text:p>
          </table:table-cell>
          <table:table-cell office:value-type="string" table:content-validation-name="val18" table:style-name="ce3">
            <text:p>Failure to query the intercom URL to the networked share will cause the broadcast to fail.</text:p>
          </table:table-cell>
          <table:table-cell table:number-columns-repeated="16381"/>
        </table:table-row>
        <table:table-row table:style-name="ro2">
          <table:table-cell office:value-type="string" table:content-validation-name="val17" table:style-name="ce1">
            <text:p>monitor.alarmstrategy.ncg.rule.description.5</text:p>
          </table:table-cell>
          <table:table-cell office:value-type="string" table:content-validation-name="val21" table:style-name="ce1">
            <text:p>en_US</text:p>
          </table:table-cell>
          <table:table-cell office:value-type="string" table:content-validation-name="val18" table:style-name="ce3">
            <text:p>The video is queried down to the next level. No results are returned in the next 7 seconds.</text:p>
          </table:table-cell>
          <table:table-cell table:number-columns-repeated="16381"/>
        </table:table-row>
        <table:table-row table:style-name="ro2">
          <table:table-cell office:value-type="string" table:content-validation-name="val17" table:style-name="ce1">
            <text:p>monitor.alarmstrategy.ncg.rule.description.6</text:p>
          </table:table-cell>
          <table:table-cell office:value-type="string" table:content-validation-name="val21" table:style-name="ce1">
            <text:p>en_US</text:p>
          </table:table-cell>
          <table:table-cell office:value-type="string" table:content-validation-name="val18" table:style-name="ce3">
            <text:p>Streaming to the lower level, the lower level does not return results after 8 seconds</text:p>
          </table:table-cell>
          <table:table-cell table:number-columns-repeated="16381"/>
        </table:table-row>
        <table:table-row table:style-name="ro2">
          <table:table-cell office:value-type="string" table:content-validation-name="val17" table:style-name="ce1">
            <text:p>monitor.alarmstrategy.ncg.rule.description.7</text:p>
          </table:table-cell>
          <table:table-cell office:value-type="string" table:content-validation-name="val21" table:style-name="ce1">
            <text:p>en_US</text:p>
          </table:table-cell>
          <table:table-cell office:value-type="string" table:content-validation-name="val18" table:style-name="ce3">
            <text:p>Streaming to the next level, the lower level does not return results after 10 seconds</text:p>
          </table:table-cell>
          <table:table-cell table:number-columns-repeated="16381"/>
        </table:table-row>
        <table:table-row table:style-name="ro2">
          <table:table-cell office:value-type="string" table:content-validation-name="val17" table:style-name="ce1">
            <text:p>monitor.alarmstrategy.ncg.rule.description.8</text:p>
          </table:table-cell>
          <table:table-cell office:value-type="string" table:content-validation-name="val21" table:style-name="ce1">
            <text:p>en_US</text:p>
          </table:table-cell>
          <table:table-cell office:value-type="string" table:content-validation-name="val18" table:style-name="ce3">
            <text:p>Failed to reply to the upper level</text:p>
          </table:table-cell>
          <table:table-cell table:number-columns-repeated="16381"/>
        </table:table-row>
        <table:table-row table:style-name="ro2">
          <table:table-cell office:value-type="string" table:content-validation-name="val17" table:style-name="ce1">
            <text:p>monitor.alarmstrategy.ncg.rule.description.9</text:p>
          </table:table-cell>
          <table:table-cell office:value-type="string" table:content-validation-name="val21" table:style-name="ce1">
            <text:p>en_US</text:p>
          </table:table-cell>
          <table:table-cell office:value-type="string" table:content-validation-name="val18" table:style-name="ce3">
            <text:p>Failure to query the flow information will cause the flow to fail.</text:p>
          </table:table-cell>
          <table:table-cell table:number-columns-repeated="16381"/>
        </table:table-row>
        <table:table-row table:style-name="ro2">
          <table:table-cell office:value-type="string" table:content-validation-name="val17" table:style-name="ce1">
            <text:p>monitor.alarmstrategy.ncg.rule.description.10</text:p>
          </table:table-cell>
          <table:table-cell office:value-type="string" table:content-validation-name="val21" table:style-name="ce1">
            <text:p>en_US</text:p>
          </table:table-cell>
          <table:table-cell office:value-type="string" table:content-validation-name="val18" table:style-name="ce3">
            <text:p>Failure to query the stream information will cause this preview/playback to fail.</text:p>
          </table:table-cell>
          <table:table-cell table:number-columns-repeated="16381"/>
        </table:table-row>
        <table:table-row table:style-name="ro2">
          <table:table-cell office:value-type="string" table:content-validation-name="val17" table:style-name="ce1">
            <text:p>monitor.alarmstrategy.ncg.rule.description.11</text:p>
          </table:table-cell>
          <table:table-cell office:value-type="string" table:content-validation-name="val21" table:style-name="ce1">
            <text:p>en_US</text:p>
          </table:table-cell>
          <table:table-cell office:value-type="string" table:content-validation-name="val18" table:style-name="ce3">
            <text:p>If the signaling service fails to start, the cascading service cannot be used.</text:p>
          </table:table-cell>
          <table:table-cell table:number-columns-repeated="16381"/>
        </table:table-row>
        <table:table-row table:style-name="ro2">
          <table:table-cell office:value-type="string" table:content-validation-name="val17" table:style-name="ce1">
            <text:p>monitor.alarmstrategy.ncg.rule.description.12</text:p>
          </table:table-cell>
          <table:table-cell office:value-type="string" table:content-validation-name="val21" table:style-name="ce1">
            <text:p>en_US</text:p>
          </table:table-cell>
          <table:table-cell office:value-type="string" table:content-validation-name="val18" table:style-name="ce3">
            <text:p>Different subordinates have pushed the same monitoring point (the encoding is consistent), which causes the monitoring points that will be pushed to be saved to the database.</text:p>
          </table:table-cell>
          <table:table-cell table:number-columns-repeated="16381"/>
        </table:table-row>
        <table:table-row table:style-name="ro2">
          <table:table-cell office:value-type="string" table:content-validation-name="val17" table:style-name="ce1">
            <text:p>monitor.alarmstrategy.ncg.rule.description.13</text:p>
          </table:table-cell>
          <table:table-cell office:value-type="string" table:content-validation-name="val21" table:style-name="ce1">
            <text:p>en_US</text:p>
          </table:table-cell>
          <table:table-cell office:value-type="string" table:content-validation-name="val18" table:style-name="ce3">
            <text:p>Cpu usage is too high, which may cause the system to run slowly</text:p>
          </table:table-cell>
          <table:table-cell table:number-columns-repeated="16381"/>
        </table:table-row>
        <table:table-row table:style-name="ro2">
          <table:table-cell office:value-type="string" table:content-validation-name="val17" table:style-name="ce1">
            <text:p>monitor.alarmstrategy.ncg.rule.description.14</text:p>
          </table:table-cell>
          <table:table-cell office:value-type="string" table:content-validation-name="val21" table:style-name="ce1">
            <text:p>en_US</text:p>
          </table:table-cell>
          <table:table-cell office:value-type="string" table:content-validation-name="val18" table:style-name="ce3">
            <text:p>Memory usage may cause the system to run slowly</text:p>
          </table:table-cell>
          <table:table-cell table:number-columns-repeated="16381"/>
        </table:table-row>
        <table:table-row table:style-name="ro2">
          <table:table-cell office:value-type="string" table:content-validation-name="val17" table:style-name="ce1">
            <text:p>monitor.alarmstrategy.ncg.rule.description.15</text:p>
          </table:table-cell>
          <table:table-cell office:value-type="string" table:content-validation-name="val21" table:style-name="ce1">
            <text:p>en_US</text:p>
          </table:table-cell>
          <table:table-cell office:value-type="string" table:content-validation-name="val18" table:style-name="ce3">
            <text:p>The number of handles may cause the program to run incorrectly</text:p>
          </table:table-cell>
          <table:table-cell table:number-columns-repeated="16381"/>
        </table:table-row>
        <table:table-row table:style-name="ro2">
          <table:table-cell office:value-type="string" table:content-validation-name="val17" table:style-name="ce1">
            <text:p>monitor.alarmstrategy.ncg.rule.description.16</text:p>
          </table:table-cell>
          <table:table-cell office:value-type="string" table:content-validation-name="val21" table:style-name="ce1">
            <text:p>en_US</text:p>
          </table:table-cell>
          <table:table-cell office:value-type="string" table:content-validation-name="val18" table:style-name="ce3">
            <text:p>The protocol stack is busy and cannot handle more services.</text:p>
          </table:table-cell>
          <table:table-cell table:number-columns-repeated="16381"/>
        </table:table-row>
        <table:table-row table:style-name="ro2">
          <table:table-cell office:value-type="string" table:content-validation-name="val17" table:style-name="ce1">
            <text:p>monitor.alarmstrategy.ncg.rule.description.17</text:p>
          </table:table-cell>
          <table:table-cell office:value-type="string" table:content-validation-name="val21" table:style-name="ce1">
            <text:p>en_US</text:p>
          </table:table-cell>
          <table:table-cell office:value-type="string" table:content-validation-name="val18" table:style-name="ce3">
            <text:p>Offline domain offline will cause cascading preview and playback to fail</text:p>
          </table:table-cell>
          <table:table-cell table:number-columns-repeated="16381"/>
        </table:table-row>
        <table:table-row table:style-name="ro2">
          <table:table-cell office:value-type="string" table:content-validation-name="val17" table:style-name="ce1">
            <text:p>monitor.alarmstrategy.ncg.rule.description.18</text:p>
          </table:table-cell>
          <table:table-cell office:value-type="string" table:content-validation-name="val21" table:style-name="ce1">
            <text:p>en_US</text:p>
          </table:table-cell>
          <table:table-cell office:value-type="string" table:content-validation-name="val18" table:style-name="ce3">
            <text:p>Failed to get the streaming url to the lower level, which will cause the preview playback to fail.</text:p>
          </table:table-cell>
          <table:table-cell table:number-columns-repeated="16381"/>
        </table:table-row>
        <table:table-row table:style-name="ro2">
          <table:table-cell office:value-type="string" table:content-validation-name="val17" table:style-name="ce1">
            <text:p>monitor.alarmstrategy.ncg.rule.description.19</text:p>
          </table:table-cell>
          <table:table-cell office:value-type="string" table:content-validation-name="val21" table:style-name="ce1">
            <text:p>en_US</text:p>
          </table:table-cell>
          <table:table-cell office:value-type="string" table:content-validation-name="val18" table:style-name="ce3">
            <text:p>Failed to preview the URL to the network share query, causing the preview to fail</text:p>
          </table:table-cell>
          <table:table-cell table:number-columns-repeated="16381"/>
        </table:table-row>
        <table:table-row table:style-name="ro2">
          <table:table-cell office:value-type="string" table:content-validation-name="val17" table:style-name="ce1">
            <text:p>monitor.alarmstrategy.ncg.rule.description.20</text:p>
          </table:table-cell>
          <table:table-cell office:value-type="string" table:content-validation-name="val21" table:style-name="ce1">
            <text:p>en_US</text:p>
          </table:table-cell>
          <table:table-cell office:value-type="string" table:content-validation-name="val18" table:style-name="ce3">
            <text:p>Failure to query the recording to the network share will result in video query and playback failure.</text:p>
          </table:table-cell>
          <table:table-cell table:number-columns-repeated="16381"/>
        </table:table-row>
        <table:table-row table:style-name="ro2">
          <table:table-cell office:value-type="string" table:content-validation-name="val17" table:style-name="ce1">
            <text:p>monitor.alarmstrategy.ncg.rule.description.21</text:p>
          </table:table-cell>
          <table:table-cell office:value-type="string" table:content-validation-name="val21" table:style-name="ce1">
            <text:p>en_US</text:p>
          </table:table-cell>
          <table:table-cell office:value-type="string" table:content-validation-name="val18" table:style-name="ce3">
            <text:p>Failure to query the intercom URL to the networked share will cause the broadcast to fail.</text:p>
          </table:table-cell>
          <table:table-cell table:number-columns-repeated="16381"/>
        </table:table-row>
        <table:table-row table:style-name="ro2">
          <table:table-cell office:value-type="string" table:content-validation-name="val17" table:style-name="ce1">
            <text:p>monitor.alarmstrategy.ncg.rule.description.22</text:p>
          </table:table-cell>
          <table:table-cell office:value-type="string" table:content-validation-name="val21" table:style-name="ce1">
            <text:p>en_US</text:p>
          </table:table-cell>
          <table:table-cell office:value-type="string" table:content-validation-name="val18" table:style-name="ce3">
            <text:p>The video is queried down to the next level. No results are returned in the next 7 seconds.</text:p>
          </table:table-cell>
          <table:table-cell table:number-columns-repeated="16381"/>
        </table:table-row>
        <table:table-row table:style-name="ro2">
          <table:table-cell office:value-type="string" table:content-validation-name="val17" table:style-name="ce1">
            <text:p>monitor.alarmstrategy.ncg.rule.description.23</text:p>
          </table:table-cell>
          <table:table-cell office:value-type="string" table:content-validation-name="val21" table:style-name="ce1">
            <text:p>en_US</text:p>
          </table:table-cell>
          <table:table-cell office:value-type="string" table:content-validation-name="val18" table:style-name="ce3">
            <text:p>Streaming to the lower level, the lower level does not return results after 8 seconds</text:p>
          </table:table-cell>
          <table:table-cell table:number-columns-repeated="16381"/>
        </table:table-row>
        <table:table-row table:style-name="ro2">
          <table:table-cell office:value-type="string" table:content-validation-name="val17" table:style-name="ce1">
            <text:p>monitor.alarmstrategy.ncg.rule.description.24</text:p>
          </table:table-cell>
          <table:table-cell office:value-type="string" table:content-validation-name="val21" table:style-name="ce1">
            <text:p>en_US</text:p>
          </table:table-cell>
          <table:table-cell office:value-type="string" table:content-validation-name="val18" table:style-name="ce3">
            <text:p>Streaming to the next level, the lower level does not return results after 10 seconds</text:p>
          </table:table-cell>
          <table:table-cell table:number-columns-repeated="16381"/>
        </table:table-row>
        <table:table-row table:style-name="ro2">
          <table:table-cell office:value-type="string" table:content-validation-name="val17" table:style-name="ce1">
            <text:p>monitor.alarmstrategy.ncg.rule.description.25</text:p>
          </table:table-cell>
          <table:table-cell office:value-type="string" table:content-validation-name="val21" table:style-name="ce1">
            <text:p>en_US</text:p>
          </table:table-cell>
          <table:table-cell office:value-type="string" table:content-validation-name="val18" table:style-name="ce3">
            <text:p>Failed to reply to the upper level</text:p>
          </table:table-cell>
          <table:table-cell table:number-columns-repeated="16381"/>
        </table:table-row>
        <table:table-row table:style-name="ro2">
          <table:table-cell office:value-type="string" table:content-validation-name="val17" table:style-name="ce1">
            <text:p>monitor.alarmstrategy.ncg.rule.description.26</text:p>
          </table:table-cell>
          <table:table-cell office:value-type="string" table:content-validation-name="val21" table:style-name="ce1">
            <text:p>en_US</text:p>
          </table:table-cell>
          <table:table-cell office:value-type="string" table:content-validation-name="val18" table:style-name="ce3">
            <text:p>Failure to query the flow information will cause the flow to fail.</text:p>
          </table:table-cell>
          <table:table-cell table:number-columns-repeated="16381"/>
        </table:table-row>
        <table:table-row table:style-name="ro2">
          <table:table-cell office:value-type="string" table:content-validation-name="val17" table:style-name="ce1">
            <text:p>monitor.alarmstrategy.ncg.rule.description.27</text:p>
          </table:table-cell>
          <table:table-cell office:value-type="string" table:content-validation-name="val21" table:style-name="ce1">
            <text:p>en_US</text:p>
          </table:table-cell>
          <table:table-cell office:value-type="string" table:content-validation-name="val18" table:style-name="ce3">
            <text:p>Failure to query the stream information will cause this preview/playback to fail.</text:p>
          </table:table-cell>
          <table:table-cell table:number-columns-repeated="16381"/>
        </table:table-row>
        <table:table-row table:style-name="ro2">
          <table:table-cell office:value-type="string" table:content-validation-name="val17" table:style-name="ce1">
            <text:p>monitor.alarmstrategy.ncg.rule.description.28</text:p>
          </table:table-cell>
          <table:table-cell office:value-type="string" table:content-validation-name="val21" table:style-name="ce1">
            <text:p>en_US</text:p>
          </table:table-cell>
          <table:table-cell office:value-type="string" table:content-validation-name="val18" table:style-name="ce3">
            <text:p>If the signaling service fails to start, the cascading service cannot be used.</text:p>
          </table:table-cell>
          <table:table-cell table:number-columns-repeated="16381"/>
        </table:table-row>
        <table:table-row table:style-name="ro2">
          <table:table-cell office:value-type="string" table:content-validation-name="val17" table:style-name="ce1">
            <text:p>monitor.alarmstrategy.ncg.rule.description.29</text:p>
          </table:table-cell>
          <table:table-cell office:value-type="string" table:content-validation-name="val21" table:style-name="ce1">
            <text:p>en_US</text:p>
          </table:table-cell>
          <table:table-cell office:value-type="string" table:content-validation-name="val18" table:style-name="ce3">
            <text:p>Different subordinates have pushed the same monitoring point (the encoding is consistent), which causes the monitoring points that will be pushed to be saved to the database.</text:p>
          </table:table-cell>
          <table:table-cell table:number-columns-repeated="16381"/>
        </table:table-row>
        <table:table-row table:style-name="ro2">
          <table:table-cell office:value-type="string" table:content-validation-name="val17" table:style-name="ce1">
            <text:p>monitor.alarmstrategy.ncg.rule.description.30</text:p>
          </table:table-cell>
          <table:table-cell office:value-type="string" table:content-validation-name="val21" table:style-name="ce1">
            <text:p>en_US</text:p>
          </table:table-cell>
          <table:table-cell office:value-type="string" table:content-validation-name="val18" table:style-name="ce3">
            <text:p>Cpu usage is too high, which may cause the system to run slowly</text:p>
          </table:table-cell>
          <table:table-cell table:number-columns-repeated="16381"/>
        </table:table-row>
        <table:table-row table:style-name="ro2">
          <table:table-cell office:value-type="string" table:content-validation-name="val17" table:style-name="ce1">
            <text:p>monitor.alarmstrategy.ncg.rule.description.31</text:p>
          </table:table-cell>
          <table:table-cell office:value-type="string" table:content-validation-name="val21" table:style-name="ce1">
            <text:p>en_US</text:p>
          </table:table-cell>
          <table:table-cell office:value-type="string" table:content-validation-name="val18" table:style-name="ce3">
            <text:p>Memory usage may cause the system to run slowly</text:p>
          </table:table-cell>
          <table:table-cell table:number-columns-repeated="16381"/>
        </table:table-row>
        <table:table-row table:style-name="ro2">
          <table:table-cell office:value-type="string" table:content-validation-name="val17" table:style-name="ce1">
            <text:p>monitor.alarmstrategy.ncg.rule.description.32</text:p>
          </table:table-cell>
          <table:table-cell office:value-type="string" table:content-validation-name="val21" table:style-name="ce1">
            <text:p>en_US</text:p>
          </table:table-cell>
          <table:table-cell office:value-type="string" table:content-validation-name="val18" table:style-name="ce3">
            <text:p>The number of handles may cause the program to run incorrectly</text:p>
          </table:table-cell>
          <table:table-cell table:number-columns-repeated="16381"/>
        </table:table-row>
        <table:table-row table:style-name="ro2">
          <table:table-cell office:value-type="string" table:content-validation-name="val17" table:style-name="ce1">
            <text:p>monitor.alarmstrategy.ncg.rule.description.33</text:p>
          </table:table-cell>
          <table:table-cell office:value-type="string" table:content-validation-name="val21" table:style-name="ce1">
            <text:p>en_US</text:p>
          </table:table-cell>
          <table:table-cell office:value-type="string" table:content-validation-name="val18" table:style-name="ce3">
            <text:p>The memory is abnormally overrun, the media media service is unstable, the code stream forwarding capability is weakened, and the screen may appear, the card is stuck, or even the flow cannot be taken.<text:s/></text:p>
          </table:table-cell>
          <table:table-cell table:number-columns-repeated="16381"/>
        </table:table-row>
        <table:table-row table:style-name="ro2">
          <table:table-cell office:value-type="string" table:content-validation-name="val17" table:style-name="ce1">
            <text:p>monitor.alarmstrategy.ncg.rule.description.34</text:p>
          </table:table-cell>
          <table:table-cell office:value-type="string" table:content-validation-name="val21" table:style-name="ce1">
            <text:p>en_US</text:p>
          </table:table-cell>
          <table:table-cell office:value-type="string" table:content-validation-name="val18" table:style-name="ce3">
            <text:p>The CPU is abnormally overrun, the media media service is unstable, the code stream forwarding capability is weakened, and the screen may appear, the card is stuck, or even the stream cannot be taken</text:p>
          </table:table-cell>
          <table:table-cell table:number-columns-repeated="16381"/>
        </table:table-row>
        <table:table-row table:style-name="ro2">
          <table:table-cell office:value-type="string" table:content-validation-name="val17" table:style-name="ce1">
            <text:p>monitor.alarmstrategy.ncg.rule.description.35</text:p>
          </table:table-cell>
          <table:table-cell office:value-type="string" table:content-validation-name="val21" table:style-name="ce1">
            <text:p>en_US</text:p>
          </table:table-cell>
          <table:table-cell office:value-type="string" table:content-validation-name="val18" table:style-name="ce3">
            <text:p>The network bandwidth load is too large, the media stream forwarding capability is limited, and there may be a flower screen, a stuck phenomenon, or even a failure to take traffic.</text:p>
          </table:table-cell>
          <table:table-cell table:number-columns-repeated="16381"/>
        </table:table-row>
        <table:table-row table:style-name="ro2">
          <table:table-cell office:value-type="string" table:content-validation-name="val17" table:style-name="ce1">
            <text:p>monitor.alarmstrategy.ncg.rule.description.36</text:p>
          </table:table-cell>
          <table:table-cell office:value-type="string" table:content-validation-name="val21" table:style-name="ce1">
            <text:p>en_US</text:p>
          </table:table-cell>
          <table:table-cell office:value-type="string" table:content-validation-name="val18" table:style-name="ce3">
            <text:p>The number of media threads is too small, which affects the ability of the media service to operate. The signaling processing capability is limited, and the screen may appear.</text:p>
          </table:table-cell>
          <table:table-cell table:number-columns-repeated="16381"/>
        </table:table-row>
        <table:table-row table:style-name="ro2">
          <table:table-cell office:value-type="string" table:content-validation-name="val17" table:style-name="ce1">
            <text:p>monitor.alarmstrategy.ncg.rule.description.37</text:p>
          </table:table-cell>
          <table:table-cell office:value-type="string" table:content-validation-name="val21" table:style-name="ce1">
            <text:p>en_US</text:p>
          </table:table-cell>
          <table:table-cell office:value-type="string" table:content-validation-name="val18" table:style-name="ce3">
            <text:p>There are too many client links, stream forwarding capability is too high, the signaling processing capability and the code stream forwarding capability are limited, and there may be a flower screen, a stuck phenomenon, or even no flow problem.</text:p>
          </table:table-cell>
          <table:table-cell table:number-columns-repeated="16381"/>
        </table:table-row>
        <table:table-row table:style-name="ro2">
          <table:table-cell office:value-type="string" table:content-validation-name="val17" table:style-name="ce1">
            <text:p>monitor.alarmstrategy.ncg.rule.description.38</text:p>
          </table:table-cell>
          <table:table-cell office:value-type="string" table:content-validation-name="val21" table:style-name="ce1">
            <text:p>en_US</text:p>
          </table:table-cell>
          <table:table-cell office:value-type="string" table:content-validation-name="val18" table:style-name="ce3">
            <text:p>Too many other components take the number of streaming links, the signaling processing capability and the code stream forwarding capability are limited, and there may be a flower screen, a stuck phenomenon, or even no flow problem.</text:p>
          </table:table-cell>
          <table:table-cell table:number-columns-repeated="16381"/>
        </table:table-row>
        <table:table-row table:style-name="ro2">
          <table:table-cell office:value-type="string" table:content-validation-name="val17" table:style-name="ce1">
            <text:p>monitor.alarmstrategy.ncg.rule.description.39</text:p>
          </table:table-cell>
          <table:table-cell office:value-type="string" table:content-validation-name="val21" table:style-name="ce1">
            <text:p>en_US</text:p>
          </table:table-cell>
          <table:table-cell office:value-type="string" table:content-validation-name="val18" table:style-name="ce3">
            <text:p>The current media service may be running abnormally, or there may be problems with the network share link.</text:p>
          </table:table-cell>
          <table:table-cell table:number-columns-repeated="16381"/>
        </table:table-row>
        <table:table-row table:style-name="ro2">
          <table:table-cell office:value-type="string" table:content-validation-name="val17" table:style-name="ce1">
            <text:p>monitor.alarmstrategy.ncg.rule.description.40</text:p>
          </table:table-cell>
          <table:table-cell office:value-type="string" table:content-validation-name="val21" table:style-name="ce1">
            <text:p>en_US</text:p>
          </table:table-cell>
          <table:table-cell office:value-type="string" table:content-validation-name="val18" table:style-name="ce3">
            <text:p>The network environment network to which the media server belongs is unstable, and the network fluctuates greatly.</text:p>
          </table:table-cell>
          <table:table-cell table:number-columns-repeated="16381"/>
        </table:table-row>
        <table:table-row table:style-name="ro2">
          <table:table-cell office:value-type="string" table:content-validation-name="val17" table:style-name="ce1">
            <text:p>monitor.alarmstrategy.ncg.description.0</text:p>
          </table:table-cell>
          <table:table-cell office:value-type="string" table:content-validation-name="val21" table:style-name="ce1">
            <text:p>zh_CN</text:p>
          </table:table-cell>
          <table:table-cell office:value-type="string" table:content-validation-name="val17" table:style-name="ce3">
            <text:p>所有下级域离线</text:p>
          </table:table-cell>
          <table:table-cell table:number-columns-repeated="16381"/>
        </table:table-row>
        <table:table-row table:style-name="ro2">
          <table:table-cell office:value-type="string" table:content-validation-name="val17" table:style-name="ce1">
            <text:p>monitor.alarmstrategy.ncg.description.1</text:p>
          </table:table-cell>
          <table:table-cell office:value-type="string" table:content-validation-name="val21" table:style-name="ce1">
            <text:p>zh_CN</text:p>
          </table:table-cell>
          <table:table-cell office:value-type="string" table:content-validation-name="val20" table:style-name="ce3">
            <text:p>频繁获取取流URL失败</text:p>
          </table:table-cell>
          <table:table-cell table:number-columns-repeated="16381"/>
        </table:table-row>
        <table:table-row table:style-name="ro2">
          <table:table-cell office:value-type="string" table:content-validation-name="val17" table:style-name="ce1">
            <text:p>monitor.alarmstrategy.ncg.description.2</text:p>
          </table:table-cell>
          <table:table-cell office:value-type="string" table:content-validation-name="val21" table:style-name="ce1">
            <text:p>zh_CN</text:p>
          </table:table-cell>
          <table:table-cell office:value-type="string" table:content-validation-name="val20" table:style-name="ce3">
            <text:p>频繁获取预览URL失败</text:p>
          </table:table-cell>
          <table:table-cell table:number-columns-repeated="16381"/>
        </table:table-row>
        <table:table-row table:style-name="ro2">
          <table:table-cell office:value-type="string" table:content-validation-name="val17" table:style-name="ce1">
            <text:p>monitor.alarmstrategy.ncg.description.3</text:p>
          </table:table-cell>
          <table:table-cell office:value-type="string" table:content-validation-name="val21" table:style-name="ce1">
            <text:p>zh_CN</text:p>
          </table:table-cell>
          <table:table-cell office:value-type="string" table:content-validation-name="val20" table:style-name="ce3">
            <text:p>频繁查询录像失败</text:p>
          </table:table-cell>
          <table:table-cell table:number-columns-repeated="16381"/>
        </table:table-row>
        <table:table-row table:style-name="ro2">
          <table:table-cell office:value-type="string" table:content-validation-name="val17" table:style-name="ce1">
            <text:p>monitor.alarmstrategy.ncg.description.4</text:p>
          </table:table-cell>
          <table:table-cell office:value-type="string" table:content-validation-name="val21" table:style-name="ce1">
            <text:p>zh_CN</text:p>
          </table:table-cell>
          <table:table-cell office:value-type="string" table:content-validation-name="val20" table:style-name="ce3">
            <text:p>频繁对讲URL失败</text:p>
          </table:table-cell>
          <table:table-cell table:number-columns-repeated="16381"/>
        </table:table-row>
        <table:table-row table:style-name="ro2">
          <table:table-cell office:value-type="string" table:content-validation-name="val17" table:style-name="ce1">
            <text:p>monitor.alarmstrategy.ncg.description.5</text:p>
          </table:table-cell>
          <table:table-cell office:value-type="string" table:content-validation-name="val21" table:style-name="ce1">
            <text:p>zh_CN</text:p>
          </table:table-cell>
          <table:table-cell office:value-type="string" table:content-validation-name="val20" table:style-name="ce3">
            <text:p>查询录像超时</text:p>
          </table:table-cell>
          <table:table-cell table:number-columns-repeated="16381"/>
        </table:table-row>
        <table:table-row table:style-name="ro2">
          <table:table-cell office:value-type="string" table:content-validation-name="val17" table:style-name="ce1">
            <text:p>monitor.alarmstrategy.ncg.description.6</text:p>
          </table:table-cell>
          <table:table-cell office:value-type="string" table:content-validation-name="val21" table:style-name="ce1">
            <text:p>zh_CN</text:p>
          </table:table-cell>
          <table:table-cell office:value-type="string" table:content-validation-name="val20" table:style-name="ce3">
            <text:p>向下级取流超时</text:p>
          </table:table-cell>
          <table:table-cell table:number-columns-repeated="16381"/>
        </table:table-row>
        <table:table-row table:style-name="ro2">
          <table:table-cell office:value-type="string" table:content-validation-name="val17" table:style-name="ce1">
            <text:p>monitor.alarmstrategy.ncg.description.7</text:p>
          </table:table-cell>
          <table:table-cell office:value-type="string" table:content-validation-name="val21" table:style-name="ce1">
            <text:p>zh_CN</text:p>
          </table:table-cell>
          <table:table-cell office:value-type="string" table:content-validation-name="val20" table:style-name="ce3">
            <text:p>向下级取流超时</text:p>
          </table:table-cell>
          <table:table-cell table:number-columns-repeated="16381"/>
        </table:table-row>
        <table:table-row table:style-name="ro2">
          <table:table-cell office:value-type="string" table:content-validation-name="val17" table:style-name="ce1">
            <text:p>monitor.alarmstrategy.ncg.description.8</text:p>
          </table:table-cell>
          <table:table-cell office:value-type="string" table:content-validation-name="val21" table:style-name="ce1">
            <text:p>zh_CN</text:p>
          </table:table-cell>
          <table:table-cell office:value-type="string" table:content-validation-name="val20" table:style-name="ce3">
            <text:p>收到向上级回复取流失败</text:p>
          </table:table-cell>
          <table:table-cell table:number-columns-repeated="16381"/>
        </table:table-row>
        <table:table-row table:style-name="ro2">
          <table:table-cell office:value-type="string" table:content-validation-name="val17" table:style-name="ce1">
            <text:p>monitor.alarmstrategy.ncg.description.9</text:p>
          </table:table-cell>
          <table:table-cell office:value-type="string" table:content-validation-name="val21" table:style-name="ce1">
            <text:p>zh_CN</text:p>
          </table:table-cell>
          <table:table-cell office:value-type="string" table:content-validation-name="val20" table:style-name="ce3">
            <text:p>取流失败</text:p>
          </table:table-cell>
          <table:table-cell table:number-columns-repeated="16381"/>
        </table:table-row>
        <table:table-row table:style-name="ro2">
          <table:table-cell office:value-type="string" table:content-validation-name="val17" table:style-name="ce1">
            <text:p>monitor.alarmstrategy.ncg.description.10</text:p>
          </table:table-cell>
          <table:table-cell office:value-type="string" table:content-validation-name="val21" table:style-name="ce1">
            <text:p>zh_CN</text:p>
          </table:table-cell>
          <table:table-cell office:value-type="string" table:content-validation-name="val20" table:style-name="ce3">
            <text:p>查询取流信息失败</text:p>
          </table:table-cell>
          <table:table-cell table:number-columns-repeated="16381"/>
        </table:table-row>
        <table:table-row table:style-name="ro2">
          <table:table-cell office:value-type="string" table:content-validation-name="val17" table:style-name="ce1">
            <text:p>monitor.alarmstrategy.ncg.description.11</text:p>
          </table:table-cell>
          <table:table-cell office:value-type="string" table:content-validation-name="val21" table:style-name="ce1">
            <text:p>zh_CN</text:p>
          </table:table-cell>
          <table:table-cell office:value-type="string" table:content-validation-name="val20" table:style-name="ce3">
            <text:p>服务端口被占用</text:p>
          </table:table-cell>
          <table:table-cell table:number-columns-repeated="16381"/>
        </table:table-row>
        <table:table-row table:style-name="ro2">
          <table:table-cell office:value-type="string" table:content-validation-name="val17" table:style-name="ce1">
            <text:p>monitor.alarmstrategy.ncg.description.12</text:p>
          </table:table-cell>
          <table:table-cell office:value-type="string" table:content-validation-name="val21" table:style-name="ce1">
            <text:p>zh_CN</text:p>
          </table:table-cell>
          <table:table-cell office:value-type="string" table:content-validation-name="val20" table:style-name="ce3">
            <text:p>不同下级推送的监控点编码重复</text:p>
          </table:table-cell>
          <table:table-cell table:number-columns-repeated="16381"/>
        </table:table-row>
        <table:table-row table:style-name="ro2">
          <table:table-cell office:value-type="string" table:content-validation-name="val17" table:style-name="ce1">
            <text:p>monitor.alarmstrategy.ncg.description.13</text:p>
          </table:table-cell>
          <table:table-cell office:value-type="string" table:content-validation-name="val21" table:style-name="ce1">
            <text:p>zh_CN</text:p>
          </table:table-cell>
          <table:table-cell office:value-type="string" table:content-validation-name="val20" table:style-name="ce3">
            <text:p>cpu过高</text:p>
          </table:table-cell>
          <table:table-cell table:number-columns-repeated="16381"/>
        </table:table-row>
        <table:table-row table:style-name="ro2">
          <table:table-cell office:value-type="string" table:content-validation-name="val17" table:style-name="ce1">
            <text:p>monitor.alarmstrategy.ncg.description.14</text:p>
          </table:table-cell>
          <table:table-cell office:value-type="string" table:content-validation-name="val21" table:style-name="ce1">
            <text:p>zh_CN</text:p>
          </table:table-cell>
          <table:table-cell office:value-type="string" table:content-validation-name="val20" table:style-name="ce3">
            <text:p>内存过大</text:p>
          </table:table-cell>
          <table:table-cell table:number-columns-repeated="16381"/>
        </table:table-row>
        <table:table-row table:style-name="ro2">
          <table:table-cell office:value-type="string" table:content-validation-name="val17" table:style-name="ce1">
            <text:p>monitor.alarmstrategy.ncg.description.15</text:p>
          </table:table-cell>
          <table:table-cell office:value-type="string" table:content-validation-name="val21" table:style-name="ce1">
            <text:p>zh_CN</text:p>
          </table:table-cell>
          <table:table-cell office:value-type="string" table:content-validation-name="val20" table:style-name="ce3">
            <text:p>网络使用过大</text:p>
          </table:table-cell>
          <table:table-cell table:number-columns-repeated="16381"/>
        </table:table-row>
        <table:table-row table:style-name="ro2">
          <table:table-cell office:value-type="string" table:content-validation-name="val17" table:style-name="ce1">
            <text:p>monitor.alarmstrategy.ncg.description.16</text:p>
          </table:table-cell>
          <table:table-cell office:value-type="string" table:content-validation-name="val21" table:style-name="ce1">
            <text:p>zh_CN</text:p>
          </table:table-cell>
          <table:table-cell office:value-type="string" table:content-validation-name="val20" table:style-name="ce3">
            <text:p>协议栈繁忙</text:p>
          </table:table-cell>
          <table:table-cell table:number-columns-repeated="16381"/>
        </table:table-row>
        <table:table-row table:style-name="ro2">
          <table:table-cell office:value-type="string" table:content-validation-name="val17" table:style-name="ce1">
            <text:p>monitor.alarmstrategy.ncg.description.17</text:p>
          </table:table-cell>
          <table:table-cell office:value-type="string" table:content-validation-name="val21" table:style-name="ce1">
            <text:p>zh_CN</text:p>
          </table:table-cell>
          <table:table-cell office:value-type="string" table:content-validation-name="val20" table:style-name="ce3">
            <text:p>所有下级域离线</text:p>
          </table:table-cell>
          <table:table-cell table:number-columns-repeated="16381"/>
        </table:table-row>
        <table:table-row table:style-name="ro2">
          <table:table-cell office:value-type="string" table:content-validation-name="val17" table:style-name="ce1">
            <text:p>monitor.alarmstrategy.ncg.description.18</text:p>
          </table:table-cell>
          <table:table-cell office:value-type="string" table:content-validation-name="val21" table:style-name="ce1">
            <text:p>zh_CN</text:p>
          </table:table-cell>
          <table:table-cell office:value-type="string" table:content-validation-name="val20" table:style-name="ce3">
            <text:p>频繁获取取流URL失败</text:p>
          </table:table-cell>
          <table:table-cell table:number-columns-repeated="16381"/>
        </table:table-row>
        <table:table-row table:style-name="ro2">
          <table:table-cell office:value-type="string" table:content-validation-name="val17" table:style-name="ce1">
            <text:p>monitor.alarmstrategy.ncg.description.19</text:p>
          </table:table-cell>
          <table:table-cell office:value-type="string" table:content-validation-name="val21" table:style-name="ce1">
            <text:p>zh_CN</text:p>
          </table:table-cell>
          <table:table-cell office:value-type="string" table:content-validation-name="val20" table:style-name="ce3">
            <text:p>频繁获取预览URL失败</text:p>
          </table:table-cell>
          <table:table-cell table:number-columns-repeated="16381"/>
        </table:table-row>
        <table:table-row table:style-name="ro2">
          <table:table-cell office:value-type="string" table:content-validation-name="val17" table:style-name="ce1">
            <text:p>monitor.alarmstrategy.ncg.description.20</text:p>
          </table:table-cell>
          <table:table-cell office:value-type="string" table:content-validation-name="val21" table:style-name="ce1">
            <text:p>zh_CN</text:p>
          </table:table-cell>
          <table:table-cell office:value-type="string" table:content-validation-name="val20" table:style-name="ce3">
            <text:p>频繁查询录像失败</text:p>
          </table:table-cell>
          <table:table-cell table:number-columns-repeated="16381"/>
        </table:table-row>
        <table:table-row table:style-name="ro2">
          <table:table-cell office:value-type="string" table:content-validation-name="val17" table:style-name="ce1">
            <text:p>monitor.alarmstrategy.ncg.description.21</text:p>
          </table:table-cell>
          <table:table-cell office:value-type="string" table:content-validation-name="val21" table:style-name="ce1">
            <text:p>zh_CN</text:p>
          </table:table-cell>
          <table:table-cell office:value-type="string" table:content-validation-name="val20" table:style-name="ce3">
            <text:p>频繁对讲URL失败</text:p>
          </table:table-cell>
          <table:table-cell table:number-columns-repeated="16381"/>
        </table:table-row>
        <table:table-row table:style-name="ro2">
          <table:table-cell office:value-type="string" table:content-validation-name="val17" table:style-name="ce1">
            <text:p>monitor.alarmstrategy.ncg.description.22</text:p>
          </table:table-cell>
          <table:table-cell office:value-type="string" table:content-validation-name="val21" table:style-name="ce1">
            <text:p>zh_CN</text:p>
          </table:table-cell>
          <table:table-cell office:value-type="string" table:content-validation-name="val20" table:style-name="ce3">
            <text:p>查询录像超时</text:p>
          </table:table-cell>
          <table:table-cell table:number-columns-repeated="16381"/>
        </table:table-row>
        <table:table-row table:style-name="ro2">
          <table:table-cell office:value-type="string" table:content-validation-name="val17" table:style-name="ce1">
            <text:p>monitor.alarmstrategy.ncg.description.23</text:p>
          </table:table-cell>
          <table:table-cell office:value-type="string" table:content-validation-name="val21" table:style-name="ce1">
            <text:p>zh_CN</text:p>
          </table:table-cell>
          <table:table-cell office:value-type="string" table:content-validation-name="val20" table:style-name="ce3">
            <text:p>向下级取流超时</text:p>
          </table:table-cell>
          <table:table-cell table:number-columns-repeated="16381"/>
        </table:table-row>
        <table:table-row table:style-name="ro2">
          <table:table-cell office:value-type="string" table:content-validation-name="val17" table:style-name="ce1">
            <text:p>monitor.alarmstrategy.ncg.description.24</text:p>
          </table:table-cell>
          <table:table-cell office:value-type="string" table:content-validation-name="val21" table:style-name="ce1">
            <text:p>zh_CN</text:p>
          </table:table-cell>
          <table:table-cell office:value-type="string" table:content-validation-name="val20" table:style-name="ce3">
            <text:p>向下级取流超时</text:p>
          </table:table-cell>
          <table:table-cell table:number-columns-repeated="16381"/>
        </table:table-row>
        <table:table-row table:style-name="ro2">
          <table:table-cell office:value-type="string" table:content-validation-name="val17" table:style-name="ce1">
            <text:p>monitor.alarmstrategy.ncg.description.25</text:p>
          </table:table-cell>
          <table:table-cell office:value-type="string" table:content-validation-name="val21" table:style-name="ce1">
            <text:p>zh_CN</text:p>
          </table:table-cell>
          <table:table-cell office:value-type="string" table:content-validation-name="val20" table:style-name="ce3">
            <text:p>收到向上级回复取流失败</text:p>
          </table:table-cell>
          <table:table-cell table:number-columns-repeated="16381"/>
        </table:table-row>
        <table:table-row table:style-name="ro2">
          <table:table-cell office:value-type="string" table:content-validation-name="val17" table:style-name="ce1">
            <text:p>monitor.alarmstrategy.ncg.description.26</text:p>
          </table:table-cell>
          <table:table-cell office:value-type="string" table:content-validation-name="val21" table:style-name="ce1">
            <text:p>zh_CN</text:p>
          </table:table-cell>
          <table:table-cell office:value-type="string" table:content-validation-name="val20" table:style-name="ce3">
            <text:p>取流失败</text:p>
          </table:table-cell>
          <table:table-cell table:number-columns-repeated="16381"/>
        </table:table-row>
        <table:table-row table:style-name="ro2">
          <table:table-cell office:value-type="string" table:content-validation-name="val17" table:style-name="ce1">
            <text:p>monitor.alarmstrategy.ncg.description.27</text:p>
          </table:table-cell>
          <table:table-cell office:value-type="string" table:content-validation-name="val21" table:style-name="ce1">
            <text:p>zh_CN</text:p>
          </table:table-cell>
          <table:table-cell office:value-type="string" table:content-validation-name="val20" table:style-name="ce3">
            <text:p>查询取流信息失败</text:p>
          </table:table-cell>
          <table:table-cell table:number-columns-repeated="16381"/>
        </table:table-row>
        <table:table-row table:style-name="ro2">
          <table:table-cell office:value-type="string" table:content-validation-name="val17" table:style-name="ce1">
            <text:p>monitor.alarmstrategy.ncg.description.28</text:p>
          </table:table-cell>
          <table:table-cell office:value-type="string" table:content-validation-name="val21" table:style-name="ce1">
            <text:p>zh_CN</text:p>
          </table:table-cell>
          <table:table-cell office:value-type="string" table:content-validation-name="val20" table:style-name="ce3">
            <text:p>服务端口被占用</text:p>
          </table:table-cell>
          <table:table-cell table:number-columns-repeated="16381"/>
        </table:table-row>
        <table:table-row table:style-name="ro2">
          <table:table-cell office:value-type="string" table:content-validation-name="val17" table:style-name="ce1">
            <text:p>monitor.alarmstrategy.ncg.description.29</text:p>
          </table:table-cell>
          <table:table-cell office:value-type="string" table:content-validation-name="val21" table:style-name="ce1">
            <text:p>zh_CN</text:p>
          </table:table-cell>
          <table:table-cell office:value-type="string" table:content-validation-name="val20" table:style-name="ce3">
            <text:p>不同下级推送的监控点编码重复</text:p>
          </table:table-cell>
          <table:table-cell table:number-columns-repeated="16381"/>
        </table:table-row>
        <table:table-row table:style-name="ro2">
          <table:table-cell office:value-type="string" table:content-validation-name="val17" table:style-name="ce1">
            <text:p>monitor.alarmstrategy.ncg.description.30</text:p>
          </table:table-cell>
          <table:table-cell office:value-type="string" table:content-validation-name="val21" table:style-name="ce1">
            <text:p>zh_CN</text:p>
          </table:table-cell>
          <table:table-cell office:value-type="string" table:content-validation-name="val20" table:style-name="ce3">
            <text:p>cpu过高</text:p>
          </table:table-cell>
          <table:table-cell table:number-columns-repeated="16381"/>
        </table:table-row>
        <table:table-row table:style-name="ro2">
          <table:table-cell office:value-type="string" table:content-validation-name="val17" table:style-name="ce1">
            <text:p>monitor.alarmstrategy.ncg.description.31</text:p>
          </table:table-cell>
          <table:table-cell office:value-type="string" table:content-validation-name="val21" table:style-name="ce1">
            <text:p>zh_CN</text:p>
          </table:table-cell>
          <table:table-cell office:value-type="string" table:content-validation-name="val20" table:style-name="ce3">
            <text:p>内存过大</text:p>
          </table:table-cell>
          <table:table-cell table:number-columns-repeated="16381"/>
        </table:table-row>
        <table:table-row table:style-name="ro2">
          <table:table-cell office:value-type="string" table:content-validation-name="val17" table:style-name="ce1">
            <text:p>monitor.alarmstrategy.ncg.description.32</text:p>
          </table:table-cell>
          <table:table-cell office:value-type="string" table:content-validation-name="val21" table:style-name="ce1">
            <text:p>zh_CN</text:p>
          </table:table-cell>
          <table:table-cell office:value-type="string" table:content-validation-name="val20" table:style-name="ce3">
            <text:p>网络使用过大</text:p>
          </table:table-cell>
          <table:table-cell table:number-columns-repeated="16381"/>
        </table:table-row>
        <table:table-row table:style-name="ro2">
          <table:table-cell office:value-type="string" table:content-validation-name="val17" table:style-name="ce1">
            <text:p>monitor.alarmstrategy.ncg.description.33</text:p>
          </table:table-cell>
          <table:table-cell office:value-type="string" table:content-validation-name="val21" table:style-name="ce1">
            <text:p>zh_CN</text:p>
          </table:table-cell>
          <table:table-cell office:value-type="string" table:content-validation-name="val20" table:style-name="ce3">
            <text:p>media进程内存超过上限</text:p>
          </table:table-cell>
          <table:table-cell table:number-columns-repeated="16381"/>
        </table:table-row>
        <table:table-row table:style-name="ro2">
          <table:table-cell office:value-type="string" table:content-validation-name="val17" table:style-name="ce1">
            <text:p>monitor.alarmstrategy.ncg.description.34</text:p>
          </table:table-cell>
          <table:table-cell office:value-type="string" table:content-validation-name="val21" table:style-name="ce1">
            <text:p>zh_CN</text:p>
          </table:table-cell>
          <table:table-cell office:value-type="string" table:content-validation-name="val20" table:style-name="ce3">
            <text:p>media进程所占的cpu过高，可能会影响正常业务</text:p>
          </table:table-cell>
          <table:table-cell table:number-columns-repeated="16381"/>
        </table:table-row>
        <table:table-row table:style-name="ro2">
          <table:table-cell office:value-type="string" table:content-validation-name="val17" table:style-name="ce1">
            <text:p>monitor.alarmstrategy.ncg.description.35</text:p>
          </table:table-cell>
          <table:table-cell office:value-type="string" table:content-validation-name="val21" table:style-name="ce1">
            <text:p>zh_CN</text:p>
          </table:table-cell>
          <table:table-cell office:value-type="string" table:content-validation-name="val20" table:style-name="ce3">
            <text:p>mediad目前业务可能已经异常，取流失败错误过多</text:p>
          </table:table-cell>
          <table:table-cell table:number-columns-repeated="16381"/>
        </table:table-row>
        <table:table-row table:style-name="ro2">
          <table:table-cell office:value-type="string" table:content-validation-name="val17" table:style-name="ce1">
            <text:p>monitor.alarmstrategy.ncg.description.36</text:p>
          </table:table-cell>
          <table:table-cell office:value-type="string" table:content-validation-name="val21" table:style-name="ce1">
            <text:p>zh_CN</text:p>
          </table:table-cell>
          <table:table-cell office:value-type="string" table:content-validation-name="val20" table:style-name="ce3">
            <text:p>media的空闲线程数过少，可能会出现响应取流请求不及时的情况。</text:p>
          </table:table-cell>
          <table:table-cell table:number-columns-repeated="16381"/>
        </table:table-row>
        <table:table-row table:style-name="ro2">
          <table:table-cell office:value-type="string" table:content-validation-name="val17" table:style-name="ce1">
            <text:p>monitor.alarmstrategy.ncg.description.37</text:p>
          </table:table-cell>
          <table:table-cell office:value-type="string" table:content-validation-name="val21" table:style-name="ce1">
            <text:p>zh_CN</text:p>
          </table:table-cell>
          <table:table-cell office:value-type="string" table:content-validation-name="val20" table:style-name="ce3">
            <text:p>取流路数过多，目前媒体压力较大，可能影响正常取流业务</text:p>
          </table:table-cell>
          <table:table-cell table:number-columns-repeated="16381"/>
        </table:table-row>
        <table:table-row table:style-name="ro2">
          <table:table-cell office:value-type="string" table:content-validation-name="val17" table:style-name="ce1">
            <text:p>monitor.alarmstrategy.ncg.description.38</text:p>
          </table:table-cell>
          <table:table-cell office:value-type="string" table:content-validation-name="val21" table:style-name="ce1">
            <text:p>zh_CN</text:p>
          </table:table-cell>
          <table:table-cell office:value-type="string" table:content-validation-name="val20" table:style-name="ce3">
            <text:p>取流路数过多，目前媒体压力较大，可能影响正常取流业务</text:p>
          </table:table-cell>
          <table:table-cell table:number-columns-repeated="16381"/>
        </table:table-row>
        <table:table-row table:style-name="ro2">
          <table:table-cell office:value-type="string" table:content-validation-name="val17" table:style-name="ce1">
            <text:p>monitor.alarmstrategy.ncg.description.39</text:p>
          </table:table-cell>
          <table:table-cell office:value-type="string" table:content-validation-name="val21" table:style-name="ce1">
            <text:p>zh_CN</text:p>
          </table:table-cell>
          <table:table-cell office:value-type="string" table:content-validation-name="val20" table:style-name="ce3">
            <text:p>media目前业务可能已经异常，取流失败错误过多</text:p>
          </table:table-cell>
          <table:table-cell table:number-columns-repeated="16381"/>
        </table:table-row>
        <table:table-row table:style-name="ro2">
          <table:table-cell office:value-type="string" table:content-validation-name="val17" table:style-name="ce1">
            <text:p>monitor.alarmstrategy.ncg.description.40</text:p>
          </table:table-cell>
          <table:table-cell office:value-type="string" table:content-validation-name="val21" table:style-name="ce1">
            <text:p>zh_CN</text:p>
          </table:table-cell>
          <table:table-cell office:value-type="string" table:content-validation-name="val20" table:style-name="ce3">
            <text:p>media一定时间内出现的断流路数过多</text:p>
          </table:table-cell>
          <table:table-cell table:number-columns-repeated="16381"/>
        </table:table-row>
        <table:table-row table:style-name="ro2">
          <table:table-cell office:value-type="string" table:content-validation-name="val17" table:style-name="ce1">
            <text:p>monitor.alarmstrategy.ncg.description.0</text:p>
          </table:table-cell>
          <table:table-cell office:value-type="string" table:content-validation-name="val21" table:style-name="ce1">
            <text:p>en_US</text:p>
          </table:table-cell>
          <table:table-cell office:value-type="string" table:content-validation-name="val17" table:style-name="ce3">
            <text:p>All subordinate domains are offline</text:p>
          </table:table-cell>
          <table:table-cell table:number-columns-repeated="16381"/>
        </table:table-row>
        <table:table-row table:style-name="ro2">
          <table:table-cell office:value-type="string" table:content-validation-name="val17" table:style-name="ce1">
            <text:p>monitor.alarmstrategy.ncg.description.1</text:p>
          </table:table-cell>
          <table:table-cell office:value-type="string" table:content-validation-name="val21" table:style-name="ce1">
            <text:p>en_US</text:p>
          </table:table-cell>
          <table:table-cell office:value-type="string" table:content-validation-name="val20" table:style-name="ce3">
            <text:p>Failed to get the fetch URL frequently</text:p>
          </table:table-cell>
          <table:table-cell table:number-columns-repeated="16381"/>
        </table:table-row>
        <table:table-row table:style-name="ro2">
          <table:table-cell office:value-type="string" table:content-validation-name="val17" table:style-name="ce1">
            <text:p>monitor.alarmstrategy.ncg.description.2</text:p>
          </table:table-cell>
          <table:table-cell office:value-type="string" table:content-validation-name="val21" table:style-name="ce1">
            <text:p>en_US</text:p>
          </table:table-cell>
          <table:table-cell office:value-type="string" table:content-validation-name="val20" table:style-name="ce3">
            <text:p>Failed to get preview URL frequently</text:p>
          </table:table-cell>
          <table:table-cell table:number-columns-repeated="16381"/>
        </table:table-row>
        <table:table-row table:style-name="ro2">
          <table:table-cell office:value-type="string" table:content-validation-name="val17" table:style-name="ce1">
            <text:p>monitor.alarmstrategy.ncg.description.3</text:p>
          </table:table-cell>
          <table:table-cell office:value-type="string" table:content-validation-name="val21" table:style-name="ce1">
            <text:p>en_US</text:p>
          </table:table-cell>
          <table:table-cell office:value-type="string" table:content-validation-name="val20" table:style-name="ce3">
            <text:p>Frequently querying video failed</text:p>
          </table:table-cell>
          <table:table-cell table:number-columns-repeated="16381"/>
        </table:table-row>
        <table:table-row table:style-name="ro2">
          <table:table-cell office:value-type="string" table:content-validation-name="val17" table:style-name="ce1">
            <text:p>monitor.alarmstrategy.ncg.description.4</text:p>
          </table:table-cell>
          <table:table-cell office:value-type="string" table:content-validation-name="val21" table:style-name="ce1">
            <text:p>en_US</text:p>
          </table:table-cell>
          <table:table-cell office:value-type="string" table:content-validation-name="val20" table:style-name="ce3">
            <text:p>Frequent intercom URL failure</text:p>
          </table:table-cell>
          <table:table-cell table:number-columns-repeated="16381"/>
        </table:table-row>
        <table:table-row table:style-name="ro2">
          <table:table-cell office:value-type="string" table:content-validation-name="val17" table:style-name="ce1">
            <text:p>monitor.alarmstrategy.ncg.description.5</text:p>
          </table:table-cell>
          <table:table-cell office:value-type="string" table:content-validation-name="val21" table:style-name="ce1">
            <text:p>en_US</text:p>
          </table:table-cell>
          <table:table-cell office:value-type="string" table:content-validation-name="val20" table:style-name="ce3">
            <text:p>Query recording timeout</text:p>
          </table:table-cell>
          <table:table-cell table:number-columns-repeated="16381"/>
        </table:table-row>
        <table:table-row table:style-name="ro2">
          <table:table-cell office:value-type="string" table:content-validation-name="val17" table:style-name="ce1">
            <text:p>monitor.alarmstrategy.ncg.description.6</text:p>
          </table:table-cell>
          <table:table-cell office:value-type="string" table:content-validation-name="val21" table:style-name="ce1">
            <text:p>en_US</text:p>
          </table:table-cell>
          <table:table-cell office:value-type="string" table:content-validation-name="val20" table:style-name="ce3">
            <text:p>Downstream take timeout</text:p>
          </table:table-cell>
          <table:table-cell table:number-columns-repeated="16381"/>
        </table:table-row>
        <table:table-row table:style-name="ro2">
          <table:table-cell office:value-type="string" table:content-validation-name="val17" table:style-name="ce1">
            <text:p>monitor.alarmstrategy.ncg.description.7</text:p>
          </table:table-cell>
          <table:table-cell office:value-type="string" table:content-validation-name="val21" table:style-name="ce1">
            <text:p>en_US</text:p>
          </table:table-cell>
          <table:table-cell office:value-type="string" table:content-validation-name="val20" table:style-name="ce3">
            <text:p>Downstream take timeout</text:p>
          </table:table-cell>
          <table:table-cell table:number-columns-repeated="16381"/>
        </table:table-row>
        <table:table-row table:style-name="ro2">
          <table:table-cell office:value-type="string" table:content-validation-name="val17" table:style-name="ce1">
            <text:p>monitor.alarmstrategy.ncg.description.8</text:p>
          </table:table-cell>
          <table:table-cell office:value-type="string" table:content-validation-name="val21" table:style-name="ce1">
            <text:p>en_US</text:p>
          </table:table-cell>
          <table:table-cell office:value-type="string" table:content-validation-name="val20" table:style-name="ce3">
            <text:p>Received a reply to the superior reply failed</text:p>
          </table:table-cell>
          <table:table-cell table:number-columns-repeated="16381"/>
        </table:table-row>
        <table:table-row table:style-name="ro2">
          <table:table-cell office:value-type="string" table:content-validation-name="val17" table:style-name="ce1">
            <text:p>monitor.alarmstrategy.ncg.description.9</text:p>
          </table:table-cell>
          <table:table-cell office:value-type="string" table:content-validation-name="val21" table:style-name="ce1">
            <text:p>en_US</text:p>
          </table:table-cell>
          <table:table-cell office:value-type="string" table:content-validation-name="val20" table:style-name="ce3">
            <text:p>Fetch failure</text:p>
          </table:table-cell>
          <table:table-cell table:number-columns-repeated="16381"/>
        </table:table-row>
        <table:table-row table:style-name="ro2">
          <table:table-cell office:value-type="string" table:content-validation-name="val17" table:style-name="ce1">
            <text:p>monitor.alarmstrategy.ncg.description.10</text:p>
          </table:table-cell>
          <table:table-cell office:value-type="string" table:content-validation-name="val21" table:style-name="ce1">
            <text:p>en_US</text:p>
          </table:table-cell>
          <table:table-cell office:value-type="string" table:content-validation-name="val20" table:style-name="ce3">
            <text:p>Failed to query the flow information</text:p>
          </table:table-cell>
          <table:table-cell table:number-columns-repeated="16381"/>
        </table:table-row>
        <table:table-row table:style-name="ro2">
          <table:table-cell office:value-type="string" table:content-validation-name="val17" table:style-name="ce1">
            <text:p>monitor.alarmstrategy.ncg.description.11</text:p>
          </table:table-cell>
          <table:table-cell office:value-type="string" table:content-validation-name="val21" table:style-name="ce1">
            <text:p>en_US</text:p>
          </table:table-cell>
          <table:table-cell office:value-type="string" table:content-validation-name="val20" table:style-name="ce3">
            <text:p>Service port is occupied</text:p>
          </table:table-cell>
          <table:table-cell table:number-columns-repeated="16381"/>
        </table:table-row>
        <table:table-row table:style-name="ro2">
          <table:table-cell office:value-type="string" table:content-validation-name="val17" table:style-name="ce1">
            <text:p>monitor.alarmstrategy.ncg.description.12</text:p>
          </table:table-cell>
          <table:table-cell office:value-type="string" table:content-validation-name="val21" table:style-name="ce1">
            <text:p>en_US</text:p>
          </table:table-cell>
          <table:table-cell office:value-type="string" table:content-validation-name="val20" table:style-name="ce3">
            <text:p>Duplicate monitoring point code for different subordinate pushes</text:p>
          </table:table-cell>
          <table:table-cell table:number-columns-repeated="16381"/>
        </table:table-row>
        <table:table-row table:style-name="ro2">
          <table:table-cell office:value-type="string" table:content-validation-name="val17" table:style-name="ce1">
            <text:p>monitor.alarmstrategy.ncg.description.13</text:p>
          </table:table-cell>
          <table:table-cell office:value-type="string" table:content-validation-name="val21" table:style-name="ce1">
            <text:p>en_US</text:p>
          </table:table-cell>
          <table:table-cell office:value-type="string" table:content-validation-name="val20" table:style-name="ce3">
            <text:p>Cpu too high</text:p>
          </table:table-cell>
          <table:table-cell table:number-columns-repeated="16381"/>
        </table:table-row>
        <table:table-row table:style-name="ro2">
          <table:table-cell office:value-type="string" table:content-validation-name="val17" table:style-name="ce1">
            <text:p>monitor.alarmstrategy.ncg.description.14</text:p>
          </table:table-cell>
          <table:table-cell office:value-type="string" table:content-validation-name="val21" table:style-name="ce1">
            <text:p>en_US</text:p>
          </table:table-cell>
          <table:table-cell office:value-type="string" table:content-validation-name="val20" table:style-name="ce3">
            <text:p>Memory is too large</text:p>
          </table:table-cell>
          <table:table-cell table:number-columns-repeated="16381"/>
        </table:table-row>
        <table:table-row table:style-name="ro2">
          <table:table-cell office:value-type="string" table:content-validation-name="val17" table:style-name="ce1">
            <text:p>monitor.alarmstrategy.ncg.description.15</text:p>
          </table:table-cell>
          <table:table-cell office:value-type="string" table:content-validation-name="val21" table:style-name="ce1">
            <text:p>en_US</text:p>
          </table:table-cell>
          <table:table-cell office:value-type="string" table:content-validation-name="val20" table:style-name="ce3">
            <text:p>The network is too large</text:p>
          </table:table-cell>
          <table:table-cell table:number-columns-repeated="16381"/>
        </table:table-row>
        <table:table-row table:style-name="ro2">
          <table:table-cell office:value-type="string" table:content-validation-name="val17" table:style-name="ce1">
            <text:p>monitor.alarmstrategy.ncg.description.16</text:p>
          </table:table-cell>
          <table:table-cell office:value-type="string" table:content-validation-name="val21" table:style-name="ce1">
            <text:p>en_US</text:p>
          </table:table-cell>
          <table:table-cell office:value-type="string" table:content-validation-name="val20" table:style-name="ce3">
            <text:p>Busy protocol stack</text:p>
          </table:table-cell>
          <table:table-cell table:number-columns-repeated="16381"/>
        </table:table-row>
        <table:table-row table:style-name="ro2">
          <table:table-cell office:value-type="string" table:content-validation-name="val17" table:style-name="ce1">
            <text:p>monitor.alarmstrategy.ncg.description.17</text:p>
          </table:table-cell>
          <table:table-cell office:value-type="string" table:content-validation-name="val21" table:style-name="ce1">
            <text:p>en_US</text:p>
          </table:table-cell>
          <table:table-cell office:value-type="string" table:content-validation-name="val20" table:style-name="ce3">
            <text:p>All subordinate domains are offline</text:p>
          </table:table-cell>
          <table:table-cell table:number-columns-repeated="16381"/>
        </table:table-row>
        <table:table-row table:style-name="ro2">
          <table:table-cell office:value-type="string" table:content-validation-name="val17" table:style-name="ce1">
            <text:p>monitor.alarmstrategy.ncg.description.18</text:p>
          </table:table-cell>
          <table:table-cell office:value-type="string" table:content-validation-name="val21" table:style-name="ce1">
            <text:p>en_US</text:p>
          </table:table-cell>
          <table:table-cell office:value-type="string" table:content-validation-name="val20" table:style-name="ce3">
            <text:p>Failed to get the fetch URL frequently</text:p>
          </table:table-cell>
          <table:table-cell table:number-columns-repeated="16381"/>
        </table:table-row>
        <table:table-row table:style-name="ro2">
          <table:table-cell office:value-type="string" table:content-validation-name="val17" table:style-name="ce1">
            <text:p>monitor.alarmstrategy.ncg.description.19</text:p>
          </table:table-cell>
          <table:table-cell office:value-type="string" table:content-validation-name="val21" table:style-name="ce1">
            <text:p>en_US</text:p>
          </table:table-cell>
          <table:table-cell office:value-type="string" table:content-validation-name="val20" table:style-name="ce3">
            <text:p>Failed to get preview URL frequently</text:p>
          </table:table-cell>
          <table:table-cell table:number-columns-repeated="16381"/>
        </table:table-row>
        <table:table-row table:style-name="ro2">
          <table:table-cell office:value-type="string" table:content-validation-name="val17" table:style-name="ce1">
            <text:p>monitor.alarmstrategy.ncg.description.20</text:p>
          </table:table-cell>
          <table:table-cell office:value-type="string" table:content-validation-name="val21" table:style-name="ce1">
            <text:p>en_US</text:p>
          </table:table-cell>
          <table:table-cell office:value-type="string" table:content-validation-name="val20" table:style-name="ce3">
            <text:p>Frequently querying video failed</text:p>
          </table:table-cell>
          <table:table-cell table:number-columns-repeated="16381"/>
        </table:table-row>
        <table:table-row table:style-name="ro2">
          <table:table-cell office:value-type="string" table:content-validation-name="val17" table:style-name="ce1">
            <text:p>monitor.alarmstrategy.ncg.description.21</text:p>
          </table:table-cell>
          <table:table-cell office:value-type="string" table:content-validation-name="val21" table:style-name="ce1">
            <text:p>en_US</text:p>
          </table:table-cell>
          <table:table-cell office:value-type="string" table:content-validation-name="val20" table:style-name="ce3">
            <text:p>Frequent intercom URL failure</text:p>
          </table:table-cell>
          <table:table-cell table:number-columns-repeated="16381"/>
        </table:table-row>
        <table:table-row table:style-name="ro2">
          <table:table-cell office:value-type="string" table:content-validation-name="val17" table:style-name="ce1">
            <text:p>monitor.alarmstrategy.ncg.description.22</text:p>
          </table:table-cell>
          <table:table-cell office:value-type="string" table:content-validation-name="val21" table:style-name="ce1">
            <text:p>en_US</text:p>
          </table:table-cell>
          <table:table-cell office:value-type="string" table:content-validation-name="val20" table:style-name="ce3">
            <text:p>Query recording timeout</text:p>
          </table:table-cell>
          <table:table-cell table:number-columns-repeated="16381"/>
        </table:table-row>
        <table:table-row table:style-name="ro2">
          <table:table-cell office:value-type="string" table:content-validation-name="val17" table:style-name="ce1">
            <text:p>monitor.alarmstrategy.ncg.description.23</text:p>
          </table:table-cell>
          <table:table-cell office:value-type="string" table:content-validation-name="val21" table:style-name="ce1">
            <text:p>en_US</text:p>
          </table:table-cell>
          <table:table-cell office:value-type="string" table:content-validation-name="val20" table:style-name="ce3">
            <text:p>Downstream take timeout</text:p>
          </table:table-cell>
          <table:table-cell table:number-columns-repeated="16381"/>
        </table:table-row>
        <table:table-row table:style-name="ro2">
          <table:table-cell office:value-type="string" table:content-validation-name="val17" table:style-name="ce1">
            <text:p>monitor.alarmstrategy.ncg.description.24</text:p>
          </table:table-cell>
          <table:table-cell office:value-type="string" table:content-validation-name="val21" table:style-name="ce1">
            <text:p>en_US</text:p>
          </table:table-cell>
          <table:table-cell office:value-type="string" table:content-validation-name="val20" table:style-name="ce3">
            <text:p>Downstream take timeout</text:p>
          </table:table-cell>
          <table:table-cell table:number-columns-repeated="16381"/>
        </table:table-row>
        <table:table-row table:style-name="ro2">
          <table:table-cell office:value-type="string" table:content-validation-name="val17" table:style-name="ce1">
            <text:p>monitor.alarmstrategy.ncg.description.25</text:p>
          </table:table-cell>
          <table:table-cell office:value-type="string" table:content-validation-name="val21" table:style-name="ce1">
            <text:p>en_US</text:p>
          </table:table-cell>
          <table:table-cell office:value-type="string" table:content-validation-name="val20" table:style-name="ce3">
            <text:p>Received a reply to the superior reply failed</text:p>
          </table:table-cell>
          <table:table-cell table:number-columns-repeated="16381"/>
        </table:table-row>
        <table:table-row table:style-name="ro2">
          <table:table-cell office:value-type="string" table:content-validation-name="val17" table:style-name="ce1">
            <text:p>monitor.alarmstrategy.ncg.description.26</text:p>
          </table:table-cell>
          <table:table-cell office:value-type="string" table:content-validation-name="val21" table:style-name="ce1">
            <text:p>en_US</text:p>
          </table:table-cell>
          <table:table-cell office:value-type="string" table:content-validation-name="val20" table:style-name="ce3">
            <text:p>Fetch failure</text:p>
          </table:table-cell>
          <table:table-cell table:number-columns-repeated="16381"/>
        </table:table-row>
        <table:table-row table:style-name="ro2">
          <table:table-cell office:value-type="string" table:content-validation-name="val17" table:style-name="ce1">
            <text:p>monitor.alarmstrategy.ncg.description.27</text:p>
          </table:table-cell>
          <table:table-cell office:value-type="string" table:content-validation-name="val21" table:style-name="ce1">
            <text:p>en_US</text:p>
          </table:table-cell>
          <table:table-cell office:value-type="string" table:content-validation-name="val20" table:style-name="ce3">
            <text:p>Failed to query the flow information</text:p>
          </table:table-cell>
          <table:table-cell table:number-columns-repeated="16381"/>
        </table:table-row>
        <table:table-row table:style-name="ro2">
          <table:table-cell office:value-type="string" table:content-validation-name="val17" table:style-name="ce1">
            <text:p>monitor.alarmstrategy.ncg.description.28</text:p>
          </table:table-cell>
          <table:table-cell office:value-type="string" table:content-validation-name="val21" table:style-name="ce1">
            <text:p>en_US</text:p>
          </table:table-cell>
          <table:table-cell office:value-type="string" table:content-validation-name="val20" table:style-name="ce3">
            <text:p>Service port is occupied</text:p>
          </table:table-cell>
          <table:table-cell table:number-columns-repeated="16381"/>
        </table:table-row>
        <table:table-row table:style-name="ro2">
          <table:table-cell office:value-type="string" table:content-validation-name="val17" table:style-name="ce1">
            <text:p>monitor.alarmstrategy.ncg.description.29</text:p>
          </table:table-cell>
          <table:table-cell office:value-type="string" table:content-validation-name="val21" table:style-name="ce1">
            <text:p>en_US</text:p>
          </table:table-cell>
          <table:table-cell office:value-type="string" table:content-validation-name="val20" table:style-name="ce3">
            <text:p>Duplicate monitoring point code for different subordinate pushes</text:p>
          </table:table-cell>
          <table:table-cell table:number-columns-repeated="16381"/>
        </table:table-row>
        <table:table-row table:style-name="ro2">
          <table:table-cell office:value-type="string" table:content-validation-name="val17" table:style-name="ce1">
            <text:p>monitor.alarmstrategy.ncg.description.30</text:p>
          </table:table-cell>
          <table:table-cell office:value-type="string" table:content-validation-name="val21" table:style-name="ce1">
            <text:p>en_US</text:p>
          </table:table-cell>
          <table:table-cell office:value-type="string" table:content-validation-name="val20" table:style-name="ce3">
            <text:p>Cpu too high</text:p>
          </table:table-cell>
          <table:table-cell table:number-columns-repeated="16381"/>
        </table:table-row>
        <table:table-row table:style-name="ro2">
          <table:table-cell office:value-type="string" table:content-validation-name="val17" table:style-name="ce1">
            <text:p>monitor.alarmstrategy.ncg.description.31</text:p>
          </table:table-cell>
          <table:table-cell office:value-type="string" table:content-validation-name="val21" table:style-name="ce1">
            <text:p>en_US</text:p>
          </table:table-cell>
          <table:table-cell office:value-type="string" table:content-validation-name="val20" table:style-name="ce3">
            <text:p>Memory is too large</text:p>
          </table:table-cell>
          <table:table-cell table:number-columns-repeated="16381"/>
        </table:table-row>
        <table:table-row table:style-name="ro2">
          <table:table-cell office:value-type="string" table:content-validation-name="val17" table:style-name="ce1">
            <text:p>monitor.alarmstrategy.ncg.description.32</text:p>
          </table:table-cell>
          <table:table-cell office:value-type="string" table:content-validation-name="val21" table:style-name="ce1">
            <text:p>en_US</text:p>
          </table:table-cell>
          <table:table-cell office:value-type="string" table:content-validation-name="val20" table:style-name="ce3">
            <text:p>The network is too large</text:p>
          </table:table-cell>
          <table:table-cell table:number-columns-repeated="16381"/>
        </table:table-row>
        <table:table-row table:style-name="ro2">
          <table:table-cell office:value-type="string" table:content-validation-name="val17" table:style-name="ce1">
            <text:p>monitor.alarmstrategy.ncg.description.33</text:p>
          </table:table-cell>
          <table:table-cell office:value-type="string" table:content-validation-name="val21" table:style-name="ce1">
            <text:p>en_US</text:p>
          </table:table-cell>
          <table:table-cell office:value-type="string" table:content-validation-name="val20" table:style-name="ce3">
            <text:p>media process memory exceeds the upper limit</text:p>
          </table:table-cell>
          <table:table-cell table:number-columns-repeated="16381"/>
        </table:table-row>
        <table:table-row table:style-name="ro2">
          <table:table-cell office:value-type="string" table:content-validation-name="val17" table:style-name="ce1">
            <text:p>monitor.alarmstrategy.ncg.description.34</text:p>
          </table:table-cell>
          <table:table-cell office:value-type="string" table:content-validation-name="val21" table:style-name="ce1">
            <text:p>en_US</text:p>
          </table:table-cell>
          <table:table-cell office:value-type="string" table:content-validation-name="val20" table:style-name="ce3">
            <text:p>media Process occupies too much cpu, which may affect normal business</text:p>
          </table:table-cell>
          <table:table-cell table:number-columns-repeated="16381"/>
        </table:table-row>
        <table:table-row table:style-name="ro2">
          <table:table-cell office:value-type="string" table:content-validation-name="val17" table:style-name="ce1">
            <text:p>monitor.alarmstrategy.ncg.description.35</text:p>
          </table:table-cell>
          <table:table-cell office:value-type="string" table:content-validation-name="val21" table:style-name="ce1">
            <text:p>en_US</text:p>
          </table:table-cell>
          <table:table-cell office:value-type="string" table:content-validation-name="val20" table:style-name="ce3">
            <text:p>media's current business may have been abnormal, too many errors</text:p>
          </table:table-cell>
          <table:table-cell table:number-columns-repeated="16381"/>
        </table:table-row>
        <table:table-row table:style-name="ro2">
          <table:table-cell office:value-type="string" table:content-validation-name="val17" table:style-name="ce1">
            <text:p>monitor.alarmstrategy.ncg.description.36</text:p>
          </table:table-cell>
          <table:table-cell office:value-type="string" table:content-validation-name="val21" table:style-name="ce1">
            <text:p>en_US</text:p>
          </table:table-cell>
          <table:table-cell office:value-type="string" table:content-validation-name="val20" table:style-name="ce3">
            <text:p>If the number of idle threads of media is too small, the situation of not responding to the request of fetching stream may occur in time.</text:p>
          </table:table-cell>
          <table:table-cell table:number-columns-repeated="16381"/>
        </table:table-row>
        <table:table-row table:style-name="ro2">
          <table:table-cell office:value-type="string" table:content-validation-name="val17" table:style-name="ce1">
            <text:p>monitor.alarmstrategy.ncg.description.37</text:p>
          </table:table-cell>
          <table:table-cell office:value-type="string" table:content-validation-name="val21" table:style-name="ce1">
            <text:p>en_US</text:p>
          </table:table-cell>
          <table:table-cell office:value-type="string" table:content-validation-name="val20" table:style-name="ce3">
            <text:p>The excessive number of streaming routes may affect the normal streaming business because of the high pressure of media at present.</text:p>
          </table:table-cell>
          <table:table-cell table:number-columns-repeated="16381"/>
        </table:table-row>
        <table:table-row table:style-name="ro2">
          <table:table-cell office:value-type="string" table:content-validation-name="val17" table:style-name="ce1">
            <text:p>monitor.alarmstrategy.ncg.description.38</text:p>
          </table:table-cell>
          <table:table-cell office:value-type="string" table:content-validation-name="val21" table:style-name="ce1">
            <text:p>en_US</text:p>
          </table:table-cell>
          <table:table-cell office:value-type="string" table:content-validation-name="val20" table:style-name="ce3">
            <text:p>The excessive number of streaming routes may affect the normal streaming business because of the high pressure of media at present.</text:p>
          </table:table-cell>
          <table:table-cell table:number-columns-repeated="16381"/>
        </table:table-row>
        <table:table-row table:style-name="ro2">
          <table:table-cell office:value-type="string" table:content-validation-name="val17" table:style-name="ce1">
            <text:p>monitor.alarmstrategy.ncg.description.39</text:p>
          </table:table-cell>
          <table:table-cell office:value-type="string" table:content-validation-name="val21" table:style-name="ce1">
            <text:p>en_US</text:p>
          </table:table-cell>
          <table:table-cell office:value-type="string" table:content-validation-name="val20" table:style-name="ce3">
            <text:p>media's current business may have been abnormal, too many errors</text:p>
          </table:table-cell>
          <table:table-cell table:number-columns-repeated="16381"/>
        </table:table-row>
        <table:table-row table:style-name="ro2">
          <table:table-cell office:value-type="string" table:content-validation-name="val17" table:style-name="ce1">
            <text:p>monitor.alarmstrategy.ncg.description.40</text:p>
          </table:table-cell>
          <table:table-cell office:value-type="string" table:content-validation-name="val21" table:style-name="ce1">
            <text:p>en_US</text:p>
          </table:table-cell>
          <table:table-cell office:value-type="string" table:content-validation-name="val20" table:style-name="ce3">
            <text:p>Excessive number of cut-off paths in media in a certain period of time</text:p>
          </table:table-cell>
          <table:table-cell table:number-columns-repeated="16381"/>
        </table:table-row>
        <table:table-row table:style-name="ro2">
          <table:table-cell office:value-type="string" table:content-validation-name="val17" table:style-name="ce1">
            <text:p>monitor.alarmstrategy.ncg.suggestion.0</text:p>
          </table:table-cell>
          <table:table-cell office:value-type="string" table:content-validation-name="val21" table:style-name="ce1">
            <text:p>zh_CN</text:p>
          </table:table-cell>
          <table:table-cell office:value-type="string" table:content-validation-name="val20" table:style-name="ce3">
            <text:p>查看下级域的配置，检查IP、端口是否有误</text:p>
          </table:table-cell>
          <table:table-cell table:number-columns-repeated="16381"/>
        </table:table-row>
        <table:table-row table:style-name="ro2">
          <table:table-cell office:value-type="string" table:content-validation-name="val17" table:style-name="ce1">
            <text:p>monitor.alarmstrategy.ncg.suggestion.1</text:p>
          </table:table-cell>
          <table:table-cell office:value-type="string" table:content-validation-name="val21" table:style-name="ce1">
            <text:p>zh_CN</text:p>
          </table:table-cell>
          <table:table-cell office:value-type="string" table:content-validation-name="val20" table:style-name="ce2">
            <text:p>人工干预：排查网络、查看日志</text:p>
          </table:table-cell>
          <table:table-cell table:number-columns-repeated="16381"/>
        </table:table-row>
        <table:table-row table:style-name="ro2">
          <table:table-cell office:value-type="string" table:content-validation-name="val17" table:style-name="ce1">
            <text:p>monitor.alarmstrategy.ncg.suggestion.2</text:p>
          </table:table-cell>
          <table:table-cell office:value-type="string" table:content-validation-name="val21" table:style-name="ce1">
            <text:p>zh_CN</text:p>
          </table:table-cell>
          <table:table-cell office:value-type="string" table:content-validation-name="val20" table:style-name="ce3">
            <text:p>人工干预：排查网络、查看日志</text:p>
          </table:table-cell>
          <table:table-cell table:number-columns-repeated="16381"/>
        </table:table-row>
        <table:table-row table:style-name="ro2">
          <table:table-cell office:value-type="string" table:content-validation-name="val17" table:style-name="ce1">
            <text:p>monitor.alarmstrategy.ncg.suggestion.3</text:p>
          </table:table-cell>
          <table:table-cell office:value-type="string" table:content-validation-name="val21" table:style-name="ce1">
            <text:p>zh_CN</text:p>
          </table:table-cell>
          <table:table-cell office:value-type="string" table:content-validation-name="val20" table:style-name="ce3">
            <text:p>人工干预：排查网络、查看日志</text:p>
          </table:table-cell>
          <table:table-cell table:number-columns-repeated="16381"/>
        </table:table-row>
        <table:table-row table:style-name="ro2">
          <table:table-cell office:value-type="string" table:content-validation-name="val17" table:style-name="ce1">
            <text:p>monitor.alarmstrategy.ncg.suggestion.4</text:p>
          </table:table-cell>
          <table:table-cell office:value-type="string" table:content-validation-name="val21" table:style-name="ce1">
            <text:p>zh_CN</text:p>
          </table:table-cell>
          <table:table-cell office:value-type="string" table:content-validation-name="val20" table:style-name="ce3">
            <text:p>人工干预：排查网络、查看日志</text:p>
          </table:table-cell>
          <table:table-cell table:number-columns-repeated="16381"/>
        </table:table-row>
        <table:table-row table:style-name="ro2">
          <table:table-cell office:value-type="string" table:content-validation-name="val17" table:style-name="ce1">
            <text:p>monitor.alarmstrategy.ncg.suggestion.5</text:p>
          </table:table-cell>
          <table:table-cell office:value-type="string" table:content-validation-name="val21" table:style-name="ce1">
            <text:p>zh_CN</text:p>
          </table:table-cell>
          <table:table-cell office:value-type="string" table:content-validation-name="val20" table:style-name="ce3">
            <text:p>人工干预：排查网络、查看日志</text:p>
          </table:table-cell>
          <table:table-cell table:number-columns-repeated="16381"/>
        </table:table-row>
        <table:table-row table:style-name="ro2">
          <table:table-cell office:value-type="string" table:content-validation-name="val17" table:style-name="ce1">
            <text:p>monitor.alarmstrategy.ncg.suggestion.6</text:p>
          </table:table-cell>
          <table:table-cell office:value-type="string" table:content-validation-name="val21" table:style-name="ce1">
            <text:p>zh_CN</text:p>
          </table:table-cell>
          <table:table-cell office:value-type="string" table:content-validation-name="val20" table:style-name="ce3">
            <text:p>人工干预：排查网络、查看日志</text:p>
          </table:table-cell>
          <table:table-cell table:number-columns-repeated="16381"/>
        </table:table-row>
        <table:table-row table:style-name="ro2">
          <table:table-cell office:value-type="string" table:content-validation-name="val17" table:style-name="ce1">
            <text:p>monitor.alarmstrategy.ncg.suggestion.7</text:p>
          </table:table-cell>
          <table:table-cell office:value-type="string" table:content-validation-name="val21" table:style-name="ce1">
            <text:p>zh_CN</text:p>
          </table:table-cell>
          <table:table-cell office:value-type="string" table:content-validation-name="val20" table:style-name="ce3">
            <text:p>人工干预：排查网络、查看日志</text:p>
          </table:table-cell>
          <table:table-cell table:number-columns-repeated="16381"/>
        </table:table-row>
        <table:table-row table:style-name="ro2">
          <table:table-cell office:value-type="string" table:content-validation-name="val17" table:style-name="ce1">
            <text:p>monitor.alarmstrategy.ncg.suggestion.8</text:p>
          </table:table-cell>
          <table:table-cell office:value-type="string" table:content-validation-name="val21" table:style-name="ce1">
            <text:p>zh_CN</text:p>
          </table:table-cell>
          <table:table-cell office:value-type="string" table:content-validation-name="val20" table:style-name="ce3">
            <text:p>人工干预：排查日志、排查网络</text:p>
          </table:table-cell>
          <table:table-cell table:number-columns-repeated="16381"/>
        </table:table-row>
        <table:table-row table:style-name="ro2">
          <table:table-cell office:value-type="string" table:content-validation-name="val17" table:style-name="ce1">
            <text:p>monitor.alarmstrategy.ncg.suggestion.9</text:p>
          </table:table-cell>
          <table:table-cell office:value-type="string" table:content-validation-name="val21" table:style-name="ce1">
            <text:p>zh_CN</text:p>
          </table:table-cell>
          <table:table-cell office:value-type="string" table:content-validation-name="val20" table:style-name="ce3">
            <text:p>人工干预：排查日志、排查网络</text:p>
          </table:table-cell>
          <table:table-cell table:number-columns-repeated="16381"/>
        </table:table-row>
        <table:table-row table:style-name="ro2">
          <table:table-cell office:value-type="string" table:content-validation-name="val17" table:style-name="ce1">
            <text:p>monitor.alarmstrategy.ncg.suggestion.10</text:p>
          </table:table-cell>
          <table:table-cell office:value-type="string" table:content-validation-name="val21" table:style-name="ce1">
            <text:p>zh_CN</text:p>
          </table:table-cell>
          <table:table-cell office:value-type="string" table:content-validation-name="val20" table:style-name="ce3">
            <text:p>人工干预：排查日志、排查网络</text:p>
          </table:table-cell>
          <table:table-cell table:number-columns-repeated="16381"/>
        </table:table-row>
        <table:table-row table:style-name="ro2">
          <table:table-cell office:value-type="string" table:content-validation-name="val17" table:style-name="ce1">
            <text:p>monitor.alarmstrategy.ncg.suggestion.11</text:p>
          </table:table-cell>
          <table:table-cell office:value-type="string" table:content-validation-name="val21" table:style-name="ce1">
            <text:p>zh_CN</text:p>
          </table:table-cell>
          <table:table-cell office:value-type="string" table:content-validation-name="val20" table:style-name="ce3">
            <text:p>人工干预：排查端口占用情况</text:p>
          </table:table-cell>
          <table:table-cell table:number-columns-repeated="16381"/>
        </table:table-row>
        <table:table-row table:style-name="ro2">
          <table:table-cell office:value-type="string" table:content-validation-name="val17" table:style-name="ce1">
            <text:p>monitor.alarmstrategy.ncg.suggestion.12</text:p>
          </table:table-cell>
          <table:table-cell office:value-type="string" table:content-validation-name="val21" table:style-name="ce1">
            <text:p>zh_CN</text:p>
          </table:table-cell>
          <table:table-cell office:value-type="string" table:content-validation-name="val20" table:style-name="ce3">
            <text:p>人工干预：查看日志</text:p>
          </table:table-cell>
          <table:table-cell table:number-columns-repeated="16381"/>
        </table:table-row>
        <table:table-row table:style-name="ro2">
          <table:table-cell office:value-type="string" table:content-validation-name="val17" table:style-name="ce1">
            <text:p>monitor.alarmstrategy.ncg.suggestion.13</text:p>
          </table:table-cell>
          <table:table-cell office:value-type="string" table:content-validation-name="val21" table:style-name="ce1">
            <text:p>zh_CN</text:p>
          </table:table-cell>
          <table:table-cell office:value-type="string" table:content-validation-name="val20" table:style-name="ce3">
            <text:p>运管平台根据实际情况选择最大cpu使用率</text:p>
          </table:table-cell>
          <table:table-cell table:number-columns-repeated="16381"/>
        </table:table-row>
        <table:table-row table:style-name="ro2">
          <table:table-cell office:value-type="string" table:content-validation-name="val17" table:style-name="ce1">
            <text:p>monitor.alarmstrategy.ncg.suggestion.14</text:p>
          </table:table-cell>
          <table:table-cell office:value-type="string" table:content-validation-name="val21" table:style-name="ce1">
            <text:p>zh_CN</text:p>
          </table:table-cell>
          <table:table-cell office:value-type="string" table:content-validation-name="val20" table:style-name="ce3">
            <text:p>运管平台根据实际情况选择最大内存的值</text:p>
          </table:table-cell>
          <table:table-cell table:number-columns-repeated="16381"/>
        </table:table-row>
        <table:table-row table:style-name="ro2">
          <table:table-cell office:value-type="string" table:content-validation-name="val17" table:style-name="ce1">
            <text:p>monitor.alarmstrategy.ncg.suggestion.15</text:p>
          </table:table-cell>
          <table:table-cell office:value-type="string" table:content-validation-name="val21" table:style-name="ce1">
            <text:p>zh_CN</text:p>
          </table:table-cell>
          <table:table-cell office:value-type="string" table:content-validation-name="val20" table:style-name="ce3">
            <text:p>运管平台根据实际情况选择最大网络使用率</text:p>
          </table:table-cell>
          <table:table-cell table:number-columns-repeated="16381"/>
        </table:table-row>
        <table:table-row table:style-name="ro2">
          <table:table-cell office:value-type="string" table:content-validation-name="val17" table:style-name="ce1">
            <text:p>monitor.alarmstrategy.ncg.suggestion.16</text:p>
          </table:table-cell>
          <table:table-cell office:value-type="string" table:content-validation-name="val21" table:style-name="ce1">
            <text:p>zh_CN</text:p>
          </table:table-cell>
          <table:table-cell office:value-type="string" table:content-validation-name="val20" table:style-name="ce3">
            <text:p>运管平台根据实际情况选择最大网络使用率</text:p>
          </table:table-cell>
          <table:table-cell table:number-columns-repeated="16381"/>
        </table:table-row>
        <table:table-row table:style-name="ro2">
          <table:table-cell office:value-type="string" table:content-validation-name="val17" table:style-name="ce1">
            <text:p>monitor.alarmstrategy.ncg.suggestion.17</text:p>
          </table:table-cell>
          <table:table-cell office:value-type="string" table:content-validation-name="val21" table:style-name="ce1">
            <text:p>zh_CN</text:p>
          </table:table-cell>
          <table:table-cell office:value-type="string" table:content-validation-name="val20" table:style-name="ce3">
            <text:p>查看下级域的配置，检查IP、端口是否有误</text:p>
          </table:table-cell>
          <table:table-cell table:number-columns-repeated="16381"/>
        </table:table-row>
        <table:table-row table:style-name="ro2">
          <table:table-cell office:value-type="string" table:content-validation-name="val17" table:style-name="ce1">
            <text:p>monitor.alarmstrategy.ncg.suggestion.18</text:p>
          </table:table-cell>
          <table:table-cell office:value-type="string" table:content-validation-name="val21" table:style-name="ce1">
            <text:p>zh_CN</text:p>
          </table:table-cell>
          <table:table-cell office:value-type="string" table:content-validation-name="val20" table:style-name="ce3">
            <text:p>人工干预：排查网络、查看日志</text:p>
          </table:table-cell>
          <table:table-cell table:number-columns-repeated="16381"/>
        </table:table-row>
        <table:table-row table:style-name="ro2">
          <table:table-cell office:value-type="string" table:content-validation-name="val17" table:style-name="ce1">
            <text:p>monitor.alarmstrategy.ncg.suggestion.19</text:p>
          </table:table-cell>
          <table:table-cell office:value-type="string" table:content-validation-name="val21" table:style-name="ce1">
            <text:p>zh_CN</text:p>
          </table:table-cell>
          <table:table-cell office:value-type="string" table:content-validation-name="val20" table:style-name="ce3">
            <text:p>人工干预：排查网络、查看日志</text:p>
          </table:table-cell>
          <table:table-cell table:number-columns-repeated="16381"/>
        </table:table-row>
        <table:table-row table:style-name="ro2">
          <table:table-cell office:value-type="string" table:content-validation-name="val17" table:style-name="ce1">
            <text:p>monitor.alarmstrategy.ncg.suggestion.20</text:p>
          </table:table-cell>
          <table:table-cell office:value-type="string" table:content-validation-name="val21" table:style-name="ce1">
            <text:p>zh_CN</text:p>
          </table:table-cell>
          <table:table-cell office:value-type="string" table:content-validation-name="val20" table:style-name="ce3">
            <text:p>人工干预：排查网络、查看日志</text:p>
          </table:table-cell>
          <table:table-cell table:number-columns-repeated="16381"/>
        </table:table-row>
        <table:table-row table:style-name="ro2">
          <table:table-cell office:value-type="string" table:content-validation-name="val17" table:style-name="ce1">
            <text:p>monitor.alarmstrategy.ncg.suggestion.21</text:p>
          </table:table-cell>
          <table:table-cell office:value-type="string" table:content-validation-name="val21" table:style-name="ce1">
            <text:p>zh_CN</text:p>
          </table:table-cell>
          <table:table-cell office:value-type="string" table:content-validation-name="val20" table:style-name="ce3">
            <text:p>人工干预：排查网络、查看日志</text:p>
          </table:table-cell>
          <table:table-cell table:number-columns-repeated="16381"/>
        </table:table-row>
        <table:table-row table:style-name="ro2">
          <table:table-cell office:value-type="string" table:content-validation-name="val17" table:style-name="ce1">
            <text:p>monitor.alarmstrategy.ncg.suggestion.22</text:p>
          </table:table-cell>
          <table:table-cell office:value-type="string" table:content-validation-name="val21" table:style-name="ce1">
            <text:p>zh_CN</text:p>
          </table:table-cell>
          <table:table-cell office:value-type="string" table:content-validation-name="val20" table:style-name="ce3">
            <text:p>人工干预：排查网络、查看日志</text:p>
          </table:table-cell>
          <table:table-cell table:number-columns-repeated="16381"/>
        </table:table-row>
        <table:table-row table:style-name="ro2">
          <table:table-cell office:value-type="string" table:content-validation-name="val17" table:style-name="ce1">
            <text:p>monitor.alarmstrategy.ncg.suggestion.23</text:p>
          </table:table-cell>
          <table:table-cell office:value-type="string" table:content-validation-name="val21" table:style-name="ce1">
            <text:p>zh_CN</text:p>
          </table:table-cell>
          <table:table-cell office:value-type="string" table:content-validation-name="val20" table:style-name="ce3">
            <text:p>人工干预：排查网络、查看日志</text:p>
          </table:table-cell>
          <table:table-cell table:number-columns-repeated="16381"/>
        </table:table-row>
        <table:table-row table:style-name="ro2">
          <table:table-cell office:value-type="string" table:content-validation-name="val17" table:style-name="ce1">
            <text:p>monitor.alarmstrategy.ncg.suggestion.24</text:p>
          </table:table-cell>
          <table:table-cell office:value-type="string" table:content-validation-name="val21" table:style-name="ce1">
            <text:p>zh_CN</text:p>
          </table:table-cell>
          <table:table-cell office:value-type="string" table:content-validation-name="val20" table:style-name="ce3">
            <text:p>人工干预：排查网络、查看日志</text:p>
          </table:table-cell>
          <table:table-cell table:number-columns-repeated="16381"/>
        </table:table-row>
        <table:table-row table:style-name="ro2">
          <table:table-cell office:value-type="string" table:content-validation-name="val17" table:style-name="ce1">
            <text:p>monitor.alarmstrategy.ncg.suggestion.25</text:p>
          </table:table-cell>
          <table:table-cell office:value-type="string" table:content-validation-name="val21" table:style-name="ce1">
            <text:p>zh_CN</text:p>
          </table:table-cell>
          <table:table-cell office:value-type="string" table:content-validation-name="val20" table:style-name="ce3">
            <text:p>人工干预：排查日志、排查网络</text:p>
          </table:table-cell>
          <table:table-cell table:number-columns-repeated="16381"/>
        </table:table-row>
        <table:table-row table:style-name="ro2">
          <table:table-cell office:value-type="string" table:content-validation-name="val17" table:style-name="ce1">
            <text:p>monitor.alarmstrategy.ncg.suggestion.26</text:p>
          </table:table-cell>
          <table:table-cell office:value-type="string" table:content-validation-name="val21" table:style-name="ce1">
            <text:p>zh_CN</text:p>
          </table:table-cell>
          <table:table-cell office:value-type="string" table:content-validation-name="val20" table:style-name="ce3">
            <text:p>人工干预：排查日志、排查网络</text:p>
          </table:table-cell>
          <table:table-cell table:number-columns-repeated="16381"/>
        </table:table-row>
        <table:table-row table:style-name="ro2">
          <table:table-cell office:value-type="string" table:content-validation-name="val17" table:style-name="ce1">
            <text:p>monitor.alarmstrategy.ncg.suggestion.27</text:p>
          </table:table-cell>
          <table:table-cell office:value-type="string" table:content-validation-name="val21" table:style-name="ce1">
            <text:p>zh_CN</text:p>
          </table:table-cell>
          <table:table-cell office:value-type="string" table:content-validation-name="val20" table:style-name="ce3">
            <text:p>人工干预：排查日志、排查网络</text:p>
          </table:table-cell>
          <table:table-cell table:number-columns-repeated="16381"/>
        </table:table-row>
        <table:table-row table:style-name="ro2">
          <table:table-cell office:value-type="string" table:content-validation-name="val17" table:style-name="ce1">
            <text:p>monitor.alarmstrategy.ncg.suggestion.28</text:p>
          </table:table-cell>
          <table:table-cell office:value-type="string" table:content-validation-name="val21" table:style-name="ce1">
            <text:p>zh_CN</text:p>
          </table:table-cell>
          <table:table-cell office:value-type="string" table:content-validation-name="val20" table:style-name="ce3">
            <text:p>人工干预：排查端口占用情况</text:p>
          </table:table-cell>
          <table:table-cell table:number-columns-repeated="16381"/>
        </table:table-row>
        <table:table-row table:style-name="ro2">
          <table:table-cell office:value-type="string" table:content-validation-name="val17" table:style-name="ce1">
            <text:p>monitor.alarmstrategy.ncg.suggestion.29</text:p>
          </table:table-cell>
          <table:table-cell office:value-type="string" table:content-validation-name="val21" table:style-name="ce1">
            <text:p>zh_CN</text:p>
          </table:table-cell>
          <table:table-cell office:value-type="string" table:content-validation-name="val20" table:style-name="ce3">
            <text:p>人工干预：查看日志</text:p>
          </table:table-cell>
          <table:table-cell table:number-columns-repeated="16381"/>
        </table:table-row>
        <table:table-row table:style-name="ro2">
          <table:table-cell office:value-type="string" table:content-validation-name="val17" table:style-name="ce1">
            <text:p>monitor.alarmstrategy.ncg.suggestion.30</text:p>
          </table:table-cell>
          <table:table-cell office:value-type="string" table:content-validation-name="val21" table:style-name="ce1">
            <text:p>zh_CN</text:p>
          </table:table-cell>
          <table:table-cell office:value-type="string" table:content-validation-name="val20" table:style-name="ce3">
            <text:p>运管平台根据实际情况选择最大cpu使用率</text:p>
          </table:table-cell>
          <table:table-cell table:number-columns-repeated="16381"/>
        </table:table-row>
        <table:table-row table:style-name="ro2">
          <table:table-cell office:value-type="string" table:content-validation-name="val17" table:style-name="ce1">
            <text:p>monitor.alarmstrategy.ncg.suggestion.31</text:p>
          </table:table-cell>
          <table:table-cell office:value-type="string" table:content-validation-name="val21" table:style-name="ce1">
            <text:p>zh_CN</text:p>
          </table:table-cell>
          <table:table-cell office:value-type="string" table:content-validation-name="val20" table:style-name="ce3">
            <text:p>运管平台根据实际情况选择最大内存的值</text:p>
          </table:table-cell>
          <table:table-cell table:number-columns-repeated="16381"/>
        </table:table-row>
        <table:table-row table:style-name="ro2">
          <table:table-cell office:value-type="string" table:content-validation-name="val17" table:style-name="ce1">
            <text:p>monitor.alarmstrategy.ncg.suggestion.32</text:p>
          </table:table-cell>
          <table:table-cell office:value-type="string" table:content-validation-name="val21" table:style-name="ce1">
            <text:p>zh_CN</text:p>
          </table:table-cell>
          <table:table-cell office:value-type="string" table:content-validation-name="val20" table:style-name="ce3">
            <text:p>运管平台根据实际情况选择最大网络使用率</text:p>
          </table:table-cell>
          <table:table-cell table:number-columns-repeated="16381"/>
        </table:table-row>
        <table:table-row table:style-name="ro7">
          <table:table-cell office:value-type="string" table:content-validation-name="val17" table:style-name="ce1">
            <text:p>monitor.alarmstrategy.ncg.suggestion.33</text:p>
          </table:table-cell>
          <table:table-cell office:value-type="string" table:content-validation-name="val21" table:style-name="ce1">
            <text:p>zh_CN</text:p>
          </table:table-cell>
          <table:table-cell office:value-type="string" table:content-validation-name="val20" table:style-name="ce2">
            <text:p>1.media有内存泄漏的可能，请将保存好的日志和dmp保留，联系media交付或研发排查。\n2.如果未配置自动重启的操作，项目紧急情况下，可先手动重启以恢复业务。</text:p>
          </table:table-cell>
          <table:table-cell table:number-columns-repeated="16381"/>
        </table:table-row>
        <table:table-row table:style-name="ro2">
          <table:table-cell office:value-type="string" table:content-validation-name="val17" table:style-name="ce1">
            <text:p>monitor.alarmstrategy.ncg.suggestion.34</text:p>
          </table:table-cell>
          <table:table-cell office:value-type="string" table:content-validation-name="val21" table:style-name="ce1">
            <text:p>zh_CN</text:p>
          </table:table-cell>
          <table:table-cell office:value-type="string" table:content-validation-name="val20" table:style-name="ce3">
            <text:p>1.media有死循环或者卡死的风险，请将保存好的日志和dmp保留，联系media交付或研发排查。</text:p>
          </table:table-cell>
          <table:table-cell table:number-columns-repeated="16381"/>
        </table:table-row>
        <table:table-row table:style-name="ro2">
          <table:table-cell office:value-type="string" table:content-validation-name="val17" table:style-name="ce1">
            <text:p>monitor.alarmstrategy.ncg.suggestion.35</text:p>
          </table:table-cell>
          <table:table-cell office:value-type="string" table:content-validation-name="val21" table:style-name="ce1">
            <text:p>zh_CN</text:p>
          </table:table-cell>
          <table:table-cell office:value-type="string" table:content-validation-name="val20" table:style-name="ce3">
            <text:p>1.media业务异常有风险，请请将保存好的日志保留，联系media交付或研发排查</text:p>
          </table:table-cell>
          <table:table-cell table:number-columns-repeated="16381"/>
        </table:table-row>
        <table:table-row table:style-name="ro8">
          <table:table-cell office:value-type="string" table:content-validation-name="val17" table:style-name="ce1">
            <text:p>monitor.alarmstrategy.ncg.suggestion.36</text:p>
          </table:table-cell>
          <table:table-cell office:value-type="string" table:content-validation-name="val21" table:style-name="ce1">
            <text:p>zh_CN</text:p>
          </table:table-cell>
          <table:table-cell office:value-type="string" table:content-validation-name="val20" table:style-name="ce2">
            <text:p>1.media有卡死的风险\n2.请将保存好的日志和dmp保留，联系media交付或研发排查</text:p>
          </table:table-cell>
          <table:table-cell table:number-columns-repeated="16381"/>
        </table:table-row>
        <table:table-row table:style-name="ro9">
          <table:table-cell office:value-type="string" table:content-validation-name="val17" table:style-name="ce1">
            <text:p>monitor.alarmstrategy.ncg.suggestion.37</text:p>
          </table:table-cell>
          <table:table-cell office:value-type="string" table:content-validation-name="val21" table:style-name="ce1">
            <text:p>zh_CN</text:p>
          </table:table-cell>
          <table:table-cell office:value-type="string" table:content-validation-name="val20" table:style-name="ce2">
            <text:p>1.请查询日志确认目前的取流路数，并结合业务的使用情况评估该现象是否正常，同时需要联系项目相关同事判断项目的部署是否合理\n2.若实际取流路数并不多，请保存日志，需要联系media交付或者研发排查问题。</text:p>
          </table:table-cell>
          <table:table-cell table:number-columns-repeated="16381"/>
        </table:table-row>
        <table:table-row table:style-name="ro9">
          <table:table-cell office:value-type="string" table:content-validation-name="val17" table:style-name="ce1">
            <text:p>monitor.alarmstrategy.ncg.suggestion.38</text:p>
          </table:table-cell>
          <table:table-cell office:value-type="string" table:content-validation-name="val21" table:style-name="ce1">
            <text:p>zh_CN</text:p>
          </table:table-cell>
          <table:table-cell office:value-type="string" table:content-validation-name="val20" table:style-name="ce2">
            <text:p>1.请查询日志确认目前的取流路数，并结合业务的使用情况评估该现象是否正常，同时需要联系项目相关同事判断项目的部署是否合理.\n2.若实际取流路数并不多，请保存日志，需要联系media交付或者研发排查问题。</text:p>
          </table:table-cell>
          <table:table-cell table:number-columns-repeated="16381"/>
        </table:table-row>
        <table:table-row table:style-name="ro2">
          <table:table-cell office:value-type="string" table:content-validation-name="val17" table:style-name="ce1">
            <text:p>monitor.alarmstrategy.ncg.suggestion.39</text:p>
          </table:table-cell>
          <table:table-cell office:value-type="string" table:content-validation-name="val21" table:style-name="ce1">
            <text:p>zh_CN</text:p>
          </table:table-cell>
          <table:table-cell office:value-type="string" table:content-validation-name="val20" table:style-name="ce3">
            <text:p>1.media业务异常有风险，请请将保存好的日志保留，联系media交付或研发排查</text:p>
          </table:table-cell>
          <table:table-cell table:number-columns-repeated="16381"/>
        </table:table-row>
        <table:table-row table:style-name="ro8">
          <table:table-cell office:value-type="string" table:content-validation-name="val17" table:style-name="ce1">
            <text:p>monitor.alarmstrategy.ncg.suggestion.40</text:p>
          </table:table-cell>
          <table:table-cell office:value-type="string" table:content-validation-name="val21" table:style-name="ce1">
            <text:p>zh_CN</text:p>
          </table:table-cell>
          <table:table-cell office:value-type="string" table:content-validation-name="val20" table:style-name="ce2">
            <text:p>1.请查看服务器的网络情况\n2.若网络都正常，请查看media对应的断流日志，联系交付或者研发排查</text:p>
          </table:table-cell>
          <table:table-cell table:number-columns-repeated="16381"/>
        </table:table-row>
        <table:table-row table:style-name="ro2">
          <table:table-cell office:value-type="string" table:content-validation-name="val17" table:style-name="ce1">
            <text:p>monitor.alarmstrategy.ncg.suggestion.0</text:p>
          </table:table-cell>
          <table:table-cell office:value-type="string" table:content-validation-name="val21" table:style-name="ce1">
            <text:p>en_US</text:p>
          </table:table-cell>
          <table:table-cell office:value-type="string" table:content-validation-name="val20" table:style-name="ce3">
            <text:p>Check the configuration of the subordinate domain and check whether the IP address and port are incorrect.</text:p>
          </table:table-cell>
          <table:table-cell table:number-columns-repeated="16381"/>
        </table:table-row>
        <table:table-row table:style-name="ro2">
          <table:table-cell office:value-type="string" table:content-validation-name="val17" table:style-name="ce1">
            <text:p>monitor.alarmstrategy.ncg.suggestion.1</text:p>
          </table:table-cell>
          <table:table-cell office:value-type="string" table:content-validation-name="val21" table:style-name="ce1">
            <text:p>en_US</text:p>
          </table:table-cell>
          <table:table-cell office:value-type="string" table:content-validation-name="val20" table:style-name="ce3">
            <text:p>Manual intervention: troubleshooting the network, viewing the logs</text:p>
          </table:table-cell>
          <table:table-cell table:number-columns-repeated="16381"/>
        </table:table-row>
        <table:table-row table:style-name="ro2">
          <table:table-cell office:value-type="string" table:content-validation-name="val17" table:style-name="ce1">
            <text:p>monitor.alarmstrategy.ncg.suggestion.2</text:p>
          </table:table-cell>
          <table:table-cell office:value-type="string" table:content-validation-name="val21" table:style-name="ce1">
            <text:p>en_US</text:p>
          </table:table-cell>
          <table:table-cell office:value-type="string" table:content-validation-name="val20" table:style-name="ce3">
            <text:p>Manual intervention: troubleshooting the network, viewing the logs</text:p>
          </table:table-cell>
          <table:table-cell table:number-columns-repeated="16381"/>
        </table:table-row>
        <table:table-row table:style-name="ro2">
          <table:table-cell office:value-type="string" table:content-validation-name="val17" table:style-name="ce1">
            <text:p>monitor.alarmstrategy.ncg.suggestion.3</text:p>
          </table:table-cell>
          <table:table-cell office:value-type="string" table:content-validation-name="val21" table:style-name="ce1">
            <text:p>en_US</text:p>
          </table:table-cell>
          <table:table-cell office:value-type="string" table:content-validation-name="val20" table:style-name="ce3">
            <text:p>Manual intervention: troubleshooting the network, viewing the logs</text:p>
          </table:table-cell>
          <table:table-cell table:number-columns-repeated="16381"/>
        </table:table-row>
        <table:table-row table:style-name="ro2">
          <table:table-cell office:value-type="string" table:content-validation-name="val17" table:style-name="ce1">
            <text:p>monitor.alarmstrategy.ncg.suggestion.4</text:p>
          </table:table-cell>
          <table:table-cell office:value-type="string" table:content-validation-name="val21" table:style-name="ce1">
            <text:p>en_US</text:p>
          </table:table-cell>
          <table:table-cell office:value-type="string" table:content-validation-name="val20" table:style-name="ce3">
            <text:p>Manual intervention: troubleshooting the network, viewing the logs</text:p>
          </table:table-cell>
          <table:table-cell table:number-columns-repeated="16381"/>
        </table:table-row>
        <table:table-row table:style-name="ro2">
          <table:table-cell office:value-type="string" table:content-validation-name="val17" table:style-name="ce1">
            <text:p>monitor.alarmstrategy.ncg.suggestion.5</text:p>
          </table:table-cell>
          <table:table-cell office:value-type="string" table:content-validation-name="val21" table:style-name="ce1">
            <text:p>en_US</text:p>
          </table:table-cell>
          <table:table-cell office:value-type="string" table:content-validation-name="val20" table:style-name="ce3">
            <text:p>Manual intervention: troubleshooting the network, viewing the logs</text:p>
          </table:table-cell>
          <table:table-cell table:number-columns-repeated="16381"/>
        </table:table-row>
        <table:table-row table:style-name="ro2">
          <table:table-cell office:value-type="string" table:content-validation-name="val17" table:style-name="ce1">
            <text:p>monitor.alarmstrategy.ncg.suggestion.6</text:p>
          </table:table-cell>
          <table:table-cell office:value-type="string" table:content-validation-name="val21" table:style-name="ce1">
            <text:p>en_US</text:p>
          </table:table-cell>
          <table:table-cell office:value-type="string" table:content-validation-name="val20" table:style-name="ce3">
            <text:p>Manual intervention: troubleshooting the network, viewing the logs</text:p>
          </table:table-cell>
          <table:table-cell table:number-columns-repeated="16381"/>
        </table:table-row>
        <table:table-row table:style-name="ro2">
          <table:table-cell office:value-type="string" table:content-validation-name="val17" table:style-name="ce1">
            <text:p>monitor.alarmstrategy.ncg.suggestion.7</text:p>
          </table:table-cell>
          <table:table-cell office:value-type="string" table:content-validation-name="val21" table:style-name="ce1">
            <text:p>en_US</text:p>
          </table:table-cell>
          <table:table-cell office:value-type="string" table:content-validation-name="val20" table:style-name="ce3">
            <text:p>Manual intervention: troubleshooting the network, viewing the logs</text:p>
          </table:table-cell>
          <table:table-cell table:number-columns-repeated="16381"/>
        </table:table-row>
        <table:table-row table:style-name="ro2">
          <table:table-cell office:value-type="string" table:content-validation-name="val17" table:style-name="ce1">
            <text:p>monitor.alarmstrategy.ncg.suggestion.8</text:p>
          </table:table-cell>
          <table:table-cell office:value-type="string" table:content-validation-name="val21" table:style-name="ce1">
            <text:p>en_US</text:p>
          </table:table-cell>
          <table:table-cell office:value-type="string" table:content-validation-name="val20" table:style-name="ce3">
            <text:p>Manual intervention: troubleshooting logs, troubleshooting networks</text:p>
          </table:table-cell>
          <table:table-cell table:number-columns-repeated="16381"/>
        </table:table-row>
        <table:table-row table:style-name="ro2">
          <table:table-cell office:value-type="string" table:content-validation-name="val17" table:style-name="ce1">
            <text:p>monitor.alarmstrategy.ncg.suggestion.9</text:p>
          </table:table-cell>
          <table:table-cell office:value-type="string" table:content-validation-name="val21" table:style-name="ce1">
            <text:p>en_US</text:p>
          </table:table-cell>
          <table:table-cell office:value-type="string" table:content-validation-name="val20" table:style-name="ce3">
            <text:p>Manual intervention: troubleshooting logs, troubleshooting networks</text:p>
          </table:table-cell>
          <table:table-cell table:number-columns-repeated="16381"/>
        </table:table-row>
        <table:table-row table:style-name="ro2">
          <table:table-cell office:value-type="string" table:content-validation-name="val17" table:style-name="ce1">
            <text:p>monitor.alarmstrategy.ncg.suggestion.10</text:p>
          </table:table-cell>
          <table:table-cell office:value-type="string" table:content-validation-name="val21" table:style-name="ce1">
            <text:p>en_US</text:p>
          </table:table-cell>
          <table:table-cell office:value-type="string" table:content-validation-name="val20" table:style-name="ce3">
            <text:p>Manual intervention: troubleshooting logs, troubleshooting networks</text:p>
          </table:table-cell>
          <table:table-cell table:number-columns-repeated="16381"/>
        </table:table-row>
        <table:table-row table:style-name="ro2">
          <table:table-cell office:value-type="string" table:content-validation-name="val17" table:style-name="ce1">
            <text:p>monitor.alarmstrategy.ncg.suggestion.11</text:p>
          </table:table-cell>
          <table:table-cell office:value-type="string" table:content-validation-name="val21" table:style-name="ce1">
            <text:p>en_US</text:p>
          </table:table-cell>
          <table:table-cell office:value-type="string" table:content-validation-name="val20" table:style-name="ce3">
            <text:p>Manual intervention: check port occupancy</text:p>
          </table:table-cell>
          <table:table-cell table:number-columns-repeated="16381"/>
        </table:table-row>
        <table:table-row table:style-name="ro2">
          <table:table-cell office:value-type="string" table:content-validation-name="val17" table:style-name="ce1">
            <text:p>monitor.alarmstrategy.ncg.suggestion.12</text:p>
          </table:table-cell>
          <table:table-cell office:value-type="string" table:content-validation-name="val21" table:style-name="ce1">
            <text:p>en_US</text:p>
          </table:table-cell>
          <table:table-cell office:value-type="string" table:content-validation-name="val20" table:style-name="ce3">
            <text:p>Manual intervention: view the log</text:p>
          </table:table-cell>
          <table:table-cell table:number-columns-repeated="16381"/>
        </table:table-row>
        <table:table-row table:style-name="ro2">
          <table:table-cell office:value-type="string" table:content-validation-name="val17" table:style-name="ce1">
            <text:p>monitor.alarmstrategy.ncg.suggestion.13</text:p>
          </table:table-cell>
          <table:table-cell office:value-type="string" table:content-validation-name="val21" table:style-name="ce1">
            <text:p>en_US</text:p>
          </table:table-cell>
          <table:table-cell office:value-type="string" table:content-validation-name="val20" table:style-name="ce3">
            <text:p>The management platform selects the maximum cpu usage rate according to the actual situation.</text:p>
          </table:table-cell>
          <table:table-cell table:number-columns-repeated="16381"/>
        </table:table-row>
        <table:table-row table:style-name="ro2">
          <table:table-cell office:value-type="string" table:content-validation-name="val17" table:style-name="ce1">
            <text:p>monitor.alarmstrategy.ncg.suggestion.14</text:p>
          </table:table-cell>
          <table:table-cell office:value-type="string" table:content-validation-name="val21" table:style-name="ce1">
            <text:p>en_US</text:p>
          </table:table-cell>
          <table:table-cell office:value-type="string" table:content-validation-name="val20" table:style-name="ce3">
            <text:p>The management platform selects the maximum memory value according to the actual situation.</text:p>
          </table:table-cell>
          <table:table-cell table:number-columns-repeated="16381"/>
        </table:table-row>
        <table:table-row table:style-name="ro2">
          <table:table-cell office:value-type="string" table:content-validation-name="val17" table:style-name="ce1">
            <text:p>monitor.alarmstrategy.ncg.suggestion.15</text:p>
          </table:table-cell>
          <table:table-cell office:value-type="string" table:content-validation-name="val21" table:style-name="ce1">
            <text:p>en_US</text:p>
          </table:table-cell>
          <table:table-cell office:value-type="string" table:content-validation-name="val20" table:style-name="ce3">
            <text:p>The management platform selects the maximum network usage based on actual conditions.</text:p>
          </table:table-cell>
          <table:table-cell table:number-columns-repeated="16381"/>
        </table:table-row>
        <table:table-row table:style-name="ro2">
          <table:table-cell office:value-type="string" table:content-validation-name="val17" table:style-name="ce1">
            <text:p>monitor.alarmstrategy.ncg.suggestion.16</text:p>
          </table:table-cell>
          <table:table-cell office:value-type="string" table:content-validation-name="val21" table:style-name="ce1">
            <text:p>en_US</text:p>
          </table:table-cell>
          <table:table-cell office:value-type="string" table:content-validation-name="val20" table:style-name="ce3">
            <text:p>The management platform selects the maximum network usage based on actual conditions.</text:p>
          </table:table-cell>
          <table:table-cell table:number-columns-repeated="16381"/>
        </table:table-row>
        <table:table-row table:style-name="ro2">
          <table:table-cell office:value-type="string" table:content-validation-name="val17" table:style-name="ce1">
            <text:p>monitor.alarmstrategy.ncg.suggestion.17</text:p>
          </table:table-cell>
          <table:table-cell office:value-type="string" table:content-validation-name="val21" table:style-name="ce1">
            <text:p>en_US</text:p>
          </table:table-cell>
          <table:table-cell office:value-type="string" table:content-validation-name="val20" table:style-name="ce3">
            <text:p>Check the configuration of the subordinate domain and check whether the IP address and port are incorrect.</text:p>
          </table:table-cell>
          <table:table-cell table:number-columns-repeated="16381"/>
        </table:table-row>
        <table:table-row table:style-name="ro2">
          <table:table-cell office:value-type="string" table:content-validation-name="val17" table:style-name="ce1">
            <text:p>monitor.alarmstrategy.ncg.suggestion.18</text:p>
          </table:table-cell>
          <table:table-cell office:value-type="string" table:content-validation-name="val21" table:style-name="ce1">
            <text:p>en_US</text:p>
          </table:table-cell>
          <table:table-cell office:value-type="string" table:content-validation-name="val20" table:style-name="ce3">
            <text:p>Manual intervention: troubleshooting the network, viewing the logs</text:p>
          </table:table-cell>
          <table:table-cell table:number-columns-repeated="16381"/>
        </table:table-row>
        <table:table-row table:style-name="ro2">
          <table:table-cell office:value-type="string" table:content-validation-name="val17" table:style-name="ce1">
            <text:p>monitor.alarmstrategy.ncg.suggestion.19</text:p>
          </table:table-cell>
          <table:table-cell office:value-type="string" table:content-validation-name="val21" table:style-name="ce1">
            <text:p>en_US</text:p>
          </table:table-cell>
          <table:table-cell office:value-type="string" table:content-validation-name="val20" table:style-name="ce3">
            <text:p>Manual intervention: troubleshooting the network, viewing the logs</text:p>
          </table:table-cell>
          <table:table-cell table:number-columns-repeated="16381"/>
        </table:table-row>
        <table:table-row table:style-name="ro2">
          <table:table-cell office:value-type="string" table:content-validation-name="val17" table:style-name="ce1">
            <text:p>monitor.alarmstrategy.ncg.suggestion.20</text:p>
          </table:table-cell>
          <table:table-cell office:value-type="string" table:content-validation-name="val21" table:style-name="ce1">
            <text:p>en_US</text:p>
          </table:table-cell>
          <table:table-cell office:value-type="string" table:content-validation-name="val20" table:style-name="ce3">
            <text:p>Manual intervention: troubleshooting the network, viewing the logs</text:p>
          </table:table-cell>
          <table:table-cell table:number-columns-repeated="16381"/>
        </table:table-row>
        <table:table-row table:style-name="ro2">
          <table:table-cell office:value-type="string" table:content-validation-name="val17" table:style-name="ce1">
            <text:p>monitor.alarmstrategy.ncg.suggestion.21</text:p>
          </table:table-cell>
          <table:table-cell office:value-type="string" table:content-validation-name="val21" table:style-name="ce1">
            <text:p>en_US</text:p>
          </table:table-cell>
          <table:table-cell office:value-type="string" table:content-validation-name="val20" table:style-name="ce3">
            <text:p>Manual intervention: troubleshooting the network, viewing the logs</text:p>
          </table:table-cell>
          <table:table-cell table:number-columns-repeated="16381"/>
        </table:table-row>
        <table:table-row table:style-name="ro2">
          <table:table-cell office:value-type="string" table:content-validation-name="val17" table:style-name="ce1">
            <text:p>monitor.alarmstrategy.ncg.suggestion.22</text:p>
          </table:table-cell>
          <table:table-cell office:value-type="string" table:content-validation-name="val21" table:style-name="ce1">
            <text:p>en_US</text:p>
          </table:table-cell>
          <table:table-cell office:value-type="string" table:content-validation-name="val20" table:style-name="ce3">
            <text:p>Manual intervention: troubleshooting the network, viewing the logs</text:p>
          </table:table-cell>
          <table:table-cell table:number-columns-repeated="16381"/>
        </table:table-row>
        <table:table-row table:style-name="ro2">
          <table:table-cell office:value-type="string" table:content-validation-name="val17" table:style-name="ce1">
            <text:p>monitor.alarmstrategy.ncg.suggestion.23</text:p>
          </table:table-cell>
          <table:table-cell office:value-type="string" table:content-validation-name="val21" table:style-name="ce1">
            <text:p>en_US</text:p>
          </table:table-cell>
          <table:table-cell office:value-type="string" table:content-validation-name="val20" table:style-name="ce3">
            <text:p>Manual intervention: troubleshooting the network, viewing the logs</text:p>
          </table:table-cell>
          <table:table-cell table:number-columns-repeated="16381"/>
        </table:table-row>
        <table:table-row table:style-name="ro2">
          <table:table-cell office:value-type="string" table:content-validation-name="val17" table:style-name="ce1">
            <text:p>monitor.alarmstrategy.ncg.suggestion.24</text:p>
          </table:table-cell>
          <table:table-cell office:value-type="string" table:content-validation-name="val21" table:style-name="ce1">
            <text:p>en_US</text:p>
          </table:table-cell>
          <table:table-cell office:value-type="string" table:content-validation-name="val20" table:style-name="ce3">
            <text:p>Manual intervention: troubleshooting the network, viewing the logs</text:p>
          </table:table-cell>
          <table:table-cell table:number-columns-repeated="16381"/>
        </table:table-row>
        <table:table-row table:style-name="ro2">
          <table:table-cell office:value-type="string" table:content-validation-name="val17" table:style-name="ce1">
            <text:p>monitor.alarmstrategy.ncg.suggestion.25</text:p>
          </table:table-cell>
          <table:table-cell office:value-type="string" table:content-validation-name="val21" table:style-name="ce1">
            <text:p>en_US</text:p>
          </table:table-cell>
          <table:table-cell office:value-type="string" table:content-validation-name="val20" table:style-name="ce3">
            <text:p>Manual intervention: troubleshooting logs, troubleshooting networks</text:p>
          </table:table-cell>
          <table:table-cell table:number-columns-repeated="16381"/>
        </table:table-row>
        <table:table-row table:style-name="ro2">
          <table:table-cell office:value-type="string" table:content-validation-name="val17" table:style-name="ce1">
            <text:p>monitor.alarmstrategy.ncg.suggestion.26</text:p>
          </table:table-cell>
          <table:table-cell office:value-type="string" table:content-validation-name="val21" table:style-name="ce1">
            <text:p>en_US</text:p>
          </table:table-cell>
          <table:table-cell office:value-type="string" table:content-validation-name="val20" table:style-name="ce3">
            <text:p>Manual intervention: troubleshooting logs, troubleshooting networks</text:p>
          </table:table-cell>
          <table:table-cell table:number-columns-repeated="16381"/>
        </table:table-row>
        <table:table-row table:style-name="ro2">
          <table:table-cell office:value-type="string" table:content-validation-name="val17" table:style-name="ce1">
            <text:p>monitor.alarmstrategy.ncg.suggestion.27</text:p>
          </table:table-cell>
          <table:table-cell office:value-type="string" table:content-validation-name="val21" table:style-name="ce1">
            <text:p>en_US</text:p>
          </table:table-cell>
          <table:table-cell office:value-type="string" table:content-validation-name="val20" table:style-name="ce3">
            <text:p>Manual intervention: troubleshooting logs, troubleshooting networks</text:p>
          </table:table-cell>
          <table:table-cell table:number-columns-repeated="16381"/>
        </table:table-row>
        <table:table-row table:style-name="ro2">
          <table:table-cell office:value-type="string" table:content-validation-name="val17" table:style-name="ce1">
            <text:p>monitor.alarmstrategy.ncg.suggestion.28</text:p>
          </table:table-cell>
          <table:table-cell office:value-type="string" table:content-validation-name="val21" table:style-name="ce1">
            <text:p>en_US</text:p>
          </table:table-cell>
          <table:table-cell office:value-type="string" table:content-validation-name="val20" table:style-name="ce3">
            <text:p>Manual intervention: check port occupancy</text:p>
          </table:table-cell>
          <table:table-cell table:number-columns-repeated="16381"/>
        </table:table-row>
        <table:table-row table:style-name="ro2">
          <table:table-cell office:value-type="string" table:content-validation-name="val17" table:style-name="ce1">
            <text:p>monitor.alarmstrategy.ncg.suggestion.29</text:p>
          </table:table-cell>
          <table:table-cell office:value-type="string" table:content-validation-name="val21" table:style-name="ce1">
            <text:p>en_US</text:p>
          </table:table-cell>
          <table:table-cell office:value-type="string" table:content-validation-name="val20" table:style-name="ce3">
            <text:p>Manual intervention: view the log</text:p>
          </table:table-cell>
          <table:table-cell table:number-columns-repeated="16381"/>
        </table:table-row>
        <table:table-row table:style-name="ro2">
          <table:table-cell office:value-type="string" table:content-validation-name="val17" table:style-name="ce1">
            <text:p>monitor.alarmstrategy.ncg.suggestion.30</text:p>
          </table:table-cell>
          <table:table-cell office:value-type="string" table:content-validation-name="val21" table:style-name="ce1">
            <text:p>en_US</text:p>
          </table:table-cell>
          <table:table-cell office:value-type="string" table:content-validation-name="val20" table:style-name="ce3">
            <text:p>The management platform selects the maximum cpu usage rate according to the actual situation.</text:p>
          </table:table-cell>
          <table:table-cell table:number-columns-repeated="16381"/>
        </table:table-row>
        <table:table-row table:style-name="ro2">
          <table:table-cell office:value-type="string" table:content-validation-name="val17" table:style-name="ce1">
            <text:p>monitor.alarmstrategy.ncg.suggestion.31</text:p>
          </table:table-cell>
          <table:table-cell office:value-type="string" table:content-validation-name="val21" table:style-name="ce1">
            <text:p>en_US</text:p>
          </table:table-cell>
          <table:table-cell office:value-type="string" table:content-validation-name="val20" table:style-name="ce3">
            <text:p>The management platform selects the maximum memory value according to the actual situation.</text:p>
          </table:table-cell>
          <table:table-cell table:number-columns-repeated="16381"/>
        </table:table-row>
        <table:table-row table:style-name="ro2">
          <table:table-cell office:value-type="string" table:content-validation-name="val17" table:style-name="ce1">
            <text:p>monitor.alarmstrategy.ncg.suggestion.32</text:p>
          </table:table-cell>
          <table:table-cell office:value-type="string" table:content-validation-name="val21" table:style-name="ce1">
            <text:p>en_US</text:p>
          </table:table-cell>
          <table:table-cell office:value-type="string" table:content-validation-name="val20" table:style-name="ce3">
            <text:p>The management platform selects the maximum network usage based on actual conditions.</text:p>
          </table:table-cell>
          <table:table-cell table:number-columns-repeated="16381"/>
        </table:table-row>
        <table:table-row table:style-name="ro2">
          <table:table-cell office:value-type="string" table:content-validation-name="val17" table:style-name="ce1">
            <text:p>monitor.alarmstrategy.ncg.suggestion.33</text:p>
          </table:table-cell>
          <table:table-cell office:value-type="string" table:content-validation-name="val21" table:style-name="ce1">
            <text:p>en_US</text:p>
          </table:table-cell>
          <table:table-cell office:value-type="string" table:content-validation-name="val20" table:style-name="ce3">
            <text:p>1. media has the possibility of memory leak. Please keep the saved log and dmp, contact media delivery or research and development for investigation.</text:p>
          </table:table-cell>
          <table:table-cell table:number-columns-repeated="16381"/>
        </table:table-row>
        <table:table-row table:style-name="ro2">
          <table:table-cell office:value-type="string" table:content-validation-name="val17" table:style-name="ce1">
            <text:p>monitor.alarmstrategy.ncg.suggestion.34</text:p>
          </table:table-cell>
          <table:table-cell office:value-type="string" table:content-validation-name="val21" table:style-name="ce1">
            <text:p>en_US</text:p>
          </table:table-cell>
          <table:table-cell office:value-type="string" table:content-validation-name="val20" table:style-name="ce3">
            <text:p>1. media has the risk of dead cycle or blocking. Please keep the saved log and dmp, contact media delivery or research and development for investigation.</text:p>
          </table:table-cell>
          <table:table-cell table:number-columns-repeated="16381"/>
        </table:table-row>
        <table:table-row table:style-name="ro2">
          <table:table-cell office:value-type="string" table:content-validation-name="val17" table:style-name="ce1">
            <text:p>monitor.alarmstrategy.ncg.suggestion.35</text:p>
          </table:table-cell>
          <table:table-cell office:value-type="string" table:content-validation-name="val21" table:style-name="ce1">
            <text:p>en_US</text:p>
          </table:table-cell>
          <table:table-cell office:value-type="string" table:content-validation-name="val20" table:style-name="ce3">
            <text:p>1. media business is abnormal and risky. Please keep the saved logs and contact media delivery or research and development for investigation.</text:p>
          </table:table-cell>
          <table:table-cell table:number-columns-repeated="16381"/>
        </table:table-row>
        <table:table-row table:style-name="ro2">
          <table:table-cell office:value-type="string" table:content-validation-name="val17" table:style-name="ce1">
            <text:p>monitor.alarmstrategy.ncg.suggestion.36</text:p>
          </table:table-cell>
          <table:table-cell office:value-type="string" table:content-validation-name="val21" table:style-name="ce1">
            <text:p>en_US</text:p>
          </table:table-cell>
          <table:table-cell office:value-type="string" table:content-validation-name="val20" table:style-name="ce3">
            <text:p>1. media has the risk of card death</text:p>
          </table:table-cell>
          <table:table-cell table:number-columns-repeated="16381"/>
        </table:table-row>
        <table:table-row table:style-name="ro2">
          <table:table-cell office:value-type="string" table:content-validation-name="val17" table:style-name="ce1">
            <text:p>monitor.alarmstrategy.ncg.suggestion.37</text:p>
          </table:table-cell>
          <table:table-cell office:value-type="string" table:content-validation-name="val21" table:style-name="ce1">
            <text:p>en_US</text:p>
          </table:table-cell>
          <table:table-cell office:value-type="string" table:content-validation-name="val20" table:style-name="ce3">
            <text:p>1. Please check the log to confirm the current number of access routes, and assess whether the phenomenon is normal according to the business usage. At the same time, you need to contact the project colleagues to determine whether the project deployment is reasonable.</text:p>
          </table:table-cell>
          <table:table-cell table:number-columns-repeated="16381"/>
        </table:table-row>
        <table:table-row table:style-name="ro2">
          <table:table-cell office:value-type="string" table:content-validation-name="val17" table:style-name="ce1">
            <text:p>monitor.alarmstrategy.ncg.suggestion.38</text:p>
          </table:table-cell>
          <table:table-cell office:value-type="string" table:content-validation-name="val21" table:style-name="ce1">
            <text:p>en_US</text:p>
          </table:table-cell>
          <table:table-cell office:value-type="string" table:content-validation-name="val20" table:style-name="ce3">
            <text:p>1. Please check the log to confirm the current number of access routes, and assess whether the phenomenon is normal according to the business usage. At the same time, you need to contact the project colleagues to determine whether the project deployment is reasonable.</text:p>
          </table:table-cell>
          <table:table-cell table:number-columns-repeated="16381"/>
        </table:table-row>
        <table:table-row table:style-name="ro2">
          <table:table-cell office:value-type="string" table:content-validation-name="val17" table:style-name="ce1">
            <text:p>monitor.alarmstrategy.ncg.suggestion.39</text:p>
          </table:table-cell>
          <table:table-cell office:value-type="string" table:content-validation-name="val21" table:style-name="ce1">
            <text:p>en_US</text:p>
          </table:table-cell>
          <table:table-cell office:value-type="string" table:content-validation-name="val20" table:style-name="ce3">
            <text:p>1. media business is abnormal and risky. Please keep the saved logs and contact media delivery or research and development for investigation.</text:p>
          </table:table-cell>
          <table:table-cell table:number-columns-repeated="16381"/>
        </table:table-row>
        <table:table-row table:style-name="ro2">
          <table:table-cell office:value-type="string" table:content-validation-name="val17" table:style-name="ce1">
            <text:p>monitor.alarmstrategy.ncg.suggestion.40</text:p>
          </table:table-cell>
          <table:table-cell office:value-type="string" table:content-validation-name="val21" table:style-name="ce1">
            <text:p>en_US</text:p>
          </table:table-cell>
          <table:table-cell office:value-type="string" table:content-validation-name="val20" table:style-name="ce3">
            <text:p>1. Please check the network of the server.</text:p>
          </table:table-cell>
          <table:table-cell table:number-columns-repeated="16381"/>
        </table:table-row>
        <table:table-row table:number-rows-repeated="5" table:style-name="ro2">
          <table:table-cell table:content-validation-name="val17" table:style-name="ce2"/>
          <table:table-cell table:content-validation-name="val21" table:style-name="ce2"/>
          <table:table-cell table:content-validation-name="val16" table:style-name="ce2"/>
          <table:table-cell table:number-columns-repeated="16381"/>
        </table:table-row>
        <table:table-row table:number-rows-repeated="1048160" table:style-name="ro3">
          <table:table-cell table:content-validation-name="val17" table:style-name="ce2"/>
          <table:table-cell table:content-validation-name="val21" table:style-name="ce2"/>
          <table:table-cell table:content-validation-name="val16" table:style-name="ce2"/>
          <table:table-cell table:number-columns-repeated="16381"/>
        </table:table-row>
      </table:table>
      <table:table table:name="使用说明" table:style-name="ta3">
        <table:table-column table:style-name="co15" table:default-cell-style-name="ce1"/>
        <table:table-column table:style-name="co19" table:number-columns-repeated="1023" table:default-cell-style-name="ce1"/>
        <table:table-column table:style-name="co20" table:number-columns-repeated="15360" table:default-cell-style-name="ce1"/>
        <table:table-row table:number-rows-repeated="2" table:style-name="ro3">
          <table:table-cell table:number-columns-repeated="16384"/>
        </table:table-row>
        <table:table-row table:style-name="ro3">
          <table:table-cell table:style-name="ce1">
            <draw:frame draw:z-index="1" draw:id="id0" draw:style-name="a46" draw:name="TextBox 1" svg:x="0.88543in" svg:y="0.0311in" svg:width="9.02087in" svg:height="4.64567in">
              <draw:text-box>
                <text:p text:style-name="a2" text:class-names="" text:cond-style-name=""><text:span text:style-name="a0" text:class-names="">总体说明</text:span><text:span text:style-name="a1" text:class-names="">:</text:span></text:p>
                <text:p text:style-name="a7" text:class-names="" text:cond-style-name=""><text:span text:style-name="a3" text:class-names="">1.<text:s text:c="1"/></text:span><text:span text:style-name="a4" text:class-names="">导入数据建议控制在</text:span><text:span text:style-name="a5" text:class-names="">100</text:span><text:span text:style-name="a6" text:class-names="">条之内</text:span></text:p>
                <text:p text:style-name="a12" text:class-names="" text:cond-style-name=""><text:span text:style-name="a8" text:class-names="">2.<text:s text:c="1"/></text:span><text:span text:style-name="a9" text:class-names="">请严格按照字段规则录入数据</text:span><text:span text:style-name="a10" text:class-names="">,</text:span><text:span text:style-name="a11" text:class-names="">否则会造成导入不成功</text:span></text:p>
                <text:p text:style-name="a15" text:class-names="" text:cond-style-name=""><text:span text:style-name="a13" text:class-names="">3.</text:span><text:span text:style-name="a14" text:class-names="">本模板支持告警策略预置、告警策略导入</text:span></text:p>
                <text:p text:style-name="a20" text:class-names="" text:cond-style-name=""><text:span text:style-name="a16" text:class-names="">4.</text:span><text:span text:style-name="a17" text:class-names="">告警策略预置：策略名称、指标名称、告警规则描述、告警描述、处理意见等项需填写多语言</text:span><text:span text:style-name="a18" text:class-names="">key</text:span><text:span text:style-name="a19" text:class-names="">，多语言信息必须在“国际化”工作表录入</text:span></text:p>
                <text:p text:style-name="a34" text:class-names="" text:cond-style-name=""><text:span text:style-name="a21" text:class-names="">5.<text:s text:c="1"/></text:span><text:span text:style-name="a22" text:class-names="">多语言</text:span><text:span text:style-name="a23" text:class-names="">key</text:span><text:span text:style-name="a24" text:class-names="">请以</text:span><text:span text:style-name="a25" text:class-names="">"monitor.alarmstrategy."</text:span><text:span text:style-name="a26" text:class-names="">为前缀，并保证</text:span><text:span text:style-name="a27" text:class-names="">key</text:span><text:span text:style-name="a28" text:class-names="">的唯一性，否者多语言信息无效。多语言</text:span><text:span text:style-name="a29" text:class-names="">key</text:span><text:span text:style-name="a30" text:class-names="">定义示例如：</text:span><text:span text:style-name="a31" text:class-names="">monitor.alarmstrategy.&lt;</text:span><text:span text:style-name="a32" text:class-names="">段标识</text:span><text:span text:style-name="a33" text:class-names="">&gt;.name.0</text:span></text:p>
                <text:p text:style-name="a37" text:class-names="" text:cond-style-name=""><text:span text:style-name="a35" text:class-names="">6.</text:span><text:span text:style-name="a36" text:class-names="">告警策略导入：策略名称、指标名称、告警规则描述、告警描述、处理意见等项需填写用户期望看到的内容，“国际化”工作表可以不填</text:span></text:p>
                <text:p text:style-name="a40" text:class-names="" text:cond-style-name=""><text:span text:style-name="a38" text:class-names="">7.</text:span><text:span text:style-name="a39" text:class-names="">告警类型为错误码监控的告警策略无需填写指标名称、告警规则描述</text:span></text:p>
                <text:p text:style-name="a43" text:class-names="" text:cond-style-name=""><text:span text:style-name="a41" text:class-names="">8.</text:span><text:span text:style-name="a42" text:class-names="">触发方式为立即触发的告警策略无需填写持续时间、出现次数</text:span></text:p>
                <text:p text:style-name="a45" text:class-names="" text:cond-style-name=""><text:span text:style-name="a44" text:class-names=""/></text:p>
              </draw:text-box>
              <svg:title/>
              <svg:desc/>
            </draw:frame>
          </table:table-cell>
          <table:table-cell table:number-columns-repeated="16383"/>
        </table:table-row>
        <table:table-row table:number-rows-repeated="1048573"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宋体" svg:font-family="宋体"/>
  </office:font-face-decls>
  <office:styles>
    <number:number-style style:name="N0">
      <number:number number:min-integer-digits="1"/>
    </number:number-style>
    <number:currency-style style:name="N48P0" number:language="zh" number:country="CN">
      <number:currency-symbol number:language="zh" number:country="CN">￥</number:currency-symbol>
      <number:number number:decimal-places="2" number:min-integer-digits="1" number:grouping="true"/>
    </number:currency-style>
    <number:currency-style style:name="N48" number:language="zh" number:country="CN">
      <style:text-properties fo:color="#FF0000"/>
      <number:text>-</number:text>
      <number:currency-symbol number:language="zh" number:country="CN">￥</number:currency-symbol>
      <number:number number:decimal-places="2" number:min-integer-digits="1" number:grouping="true"/>
      <style:map style:condition="value()&gt;=0" style:apply-style-name="N48P0"/>
    </number:currency-style>
    <style:style style:name="_50_0_37__32_-_32__24378__35843__25991__23383__39068__33394__32_1" style:display-name="20% - 强调文字颜色 1" style:family="table-cell" style:data-style-name="N0">
      <style:table-cell-properties style:vertical-align="middle" fo:background-color="#DCE6F1"/>
    </style:style>
    <style:style style:name="_50_0_37__32_-_32__24378__35843__25991__23383__39068__33394__32_2" style:display-name="20% - 强调文字颜色 2" style:family="table-cell" style:data-style-name="N0">
      <style:table-cell-properties style:vertical-align="middle" fo:background-color="#F2DCDB"/>
    </style:style>
    <style:style style:name="_50_0_37__32_-_32__24378__35843__25991__23383__39068__33394__32_3" style:display-name="20% - 强调文字颜色 3" style:family="table-cell" style:data-style-name="N0">
      <style:table-cell-properties style:vertical-align="middle" fo:background-color="#EBF1DE"/>
    </style:style>
    <style:style style:name="_50_0_37__32_-_32__24378__35843__25991__23383__39068__33394__32_4" style:display-name="20% - 强调文字颜色 4" style:family="table-cell" style:data-style-name="N0">
      <style:table-cell-properties style:vertical-align="middle" fo:background-color="#E4DFEC"/>
    </style:style>
    <style:style style:name="_50_0_37__32_-_32__24378__35843__25991__23383__39068__33394__32_5" style:display-name="20% - 强调文字颜色 5" style:family="table-cell" style:data-style-name="N0">
      <style:table-cell-properties style:vertical-align="middle" fo:background-color="#DAEEF3"/>
    </style:style>
    <style:style style:name="_50_0_37__32_-_32__24378__35843__25991__23383__39068__33394__32_6" style:display-name="20% - 强调文字颜色 6" style:family="table-cell" style:data-style-name="N0">
      <style:table-cell-properties style:vertical-align="middle" fo:background-color="#FDE9D9"/>
    </style:style>
    <style:style style:name="_52_0_37__32_-_32__24378__35843__25991__23383__39068__33394__32_1" style:display-name="40% - 强调文字颜色 1" style:family="table-cell" style:data-style-name="N0">
      <style:table-cell-properties style:vertical-align="middle" fo:background-color="#B8CCE4"/>
    </style:style>
    <style:style style:name="_52_0_37__32_-_32__24378__35843__25991__23383__39068__33394__32_2" style:display-name="40% - 强调文字颜色 2" style:family="table-cell" style:data-style-name="N0">
      <style:table-cell-properties style:vertical-align="middle" fo:background-color="#E6B8B7"/>
    </style:style>
    <style:style style:name="_52_0_37__32_-_32__24378__35843__25991__23383__39068__33394__32_3" style:display-name="40% - 强调文字颜色 3" style:family="table-cell" style:data-style-name="N0">
      <style:table-cell-properties style:vertical-align="middle" fo:background-color="#D8E4BC"/>
    </style:style>
    <style:style style:name="_52_0_37__32_-_32__24378__35843__25991__23383__39068__33394__32_4" style:display-name="40% - 强调文字颜色 4" style:family="table-cell" style:data-style-name="N0">
      <style:table-cell-properties style:vertical-align="middle" fo:background-color="#CCC0DA"/>
    </style:style>
    <style:style style:name="_52_0_37__32_-_32__24378__35843__25991__23383__39068__33394__32_5" style:display-name="40% - 强调文字颜色 5" style:family="table-cell" style:data-style-name="N0">
      <style:table-cell-properties style:vertical-align="middle" fo:background-color="#B7DEE8"/>
    </style:style>
    <style:style style:name="_52_0_37__32_-_32__24378__35843__25991__23383__39068__33394__32_6" style:display-name="40% - 强调文字颜色 6" style:family="table-cell" style:data-style-name="N0">
      <style:table-cell-properties style:vertical-align="middle" fo:background-color="#FCD5B4"/>
    </style:style>
    <style:style style:name="_54_0_37__32_-_32__24378__35843__25991__23383__39068__33394__32_1" style:display-name="60% - 强调文字颜色 1" style:family="table-cell" style:data-style-name="N0">
      <style:table-cell-properties style:vertical-align="middle" fo:background-color="#95B3D7"/>
      <style:text-properties fo:color="#FFFFFF"/>
    </style:style>
    <style:style style:name="_54_0_37__32_-_32__24378__35843__25991__23383__39068__33394__32_2" style:display-name="60% - 强调文字颜色 2" style:family="table-cell" style:data-style-name="N0">
      <style:table-cell-properties style:vertical-align="middle" fo:background-color="#DA9694"/>
      <style:text-properties fo:color="#FFFFFF"/>
    </style:style>
    <style:style style:name="_54_0_37__32_-_32__24378__35843__25991__23383__39068__33394__32_3" style:display-name="60% - 强调文字颜色 3" style:family="table-cell" style:data-style-name="N0">
      <style:table-cell-properties style:vertical-align="middle" fo:background-color="#C4D79B"/>
      <style:text-properties fo:color="#FFFFFF"/>
    </style:style>
    <style:style style:name="_54_0_37__32_-_32__24378__35843__25991__23383__39068__33394__32_4" style:display-name="60% - 强调文字颜色 4" style:family="table-cell" style:data-style-name="N0">
      <style:table-cell-properties style:vertical-align="middle" fo:background-color="#B1A0C7"/>
      <style:text-properties fo:color="#FFFFFF"/>
    </style:style>
    <style:style style:name="_54_0_37__32_-_32__24378__35843__25991__23383__39068__33394__32_5" style:display-name="60% - 强调文字颜色 5" style:family="table-cell" style:data-style-name="N0">
      <style:table-cell-properties style:vertical-align="middle" fo:background-color="#92CDDC"/>
      <style:text-properties fo:color="#FFFFFF"/>
    </style:style>
    <style:style style:name="_54_0_37__32_-_32__24378__35843__25991__23383__39068__33394__32_6" style:display-name="60% - 强调文字颜色 6" style:family="table-cell" style:data-style-name="N0">
      <style:table-cell-properties style:vertical-align="middle" fo:background-color="#FABF8F"/>
      <style:text-properties fo:color="#FFFFFF"/>
    </style:style>
    <style:style style:name="Heading" style:family="table-cell" style:data-style-name="N0">
      <style:table-cell-properties style:vertical-align="middle" fo:background-color="transparent"/>
      <style:text-properties fo:color="#1F497D" fo:font-size="18pt" style:font-size-asian="18pt" style:font-size-complex="18pt" fo:font-weight="bold" style:font-weight-asian="bold" style:font-weight-complex="bold"/>
    </style:style>
    <style:style style:name="Heading1" style:family="table-cell" style:data-style-name="N0">
      <style:table-cell-properties fo:border-top="none" fo:border-bottom="thin solid #4F81BD" fo:border-left="none" fo:border-right="none" style:vertical-align="middle" fo:background-color="transparent"/>
      <style:text-properties fo:color="#1F497D" fo:font-size="15pt" style:font-size-asian="15pt" style:font-size-complex="15pt"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8">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_26631__39064__32_2" style:display-name="标题 2" style:family="table-cell" style:data-style-name="N0">
      <style:table-cell-properties fo:border-top="none" fo:border-bottom="thin solid #A7BFDE" fo:border-left="none" fo:border-right="none" style:vertical-align="middle" fo:background-color="transparent"/>
      <style:text-properties fo:color="#1F497D" fo:font-size="13pt" style:font-size-asian="13pt" style:font-size-complex="13pt" fo:font-weight="bold" style:font-weight-asian="bold" style:font-weight-complex="bold"/>
    </style:style>
    <style:style style:name="_26631__39064__32_3" style:display-name="标题 3" style:family="table-cell" style:data-style-name="N0">
      <style:table-cell-properties fo:border-top="none" fo:border-bottom="thin solid #95B3D7" fo:border-left="none" fo:border-right="none" style:vertical-align="middle" fo:background-color="transparent"/>
      <style:text-properties fo:color="#1F497D" fo:font-weight="bold" style:font-weight-asian="bold" style:font-weight-complex="bold"/>
    </style:style>
    <style:style style:name="_26631__39064__32_4" style:display-name="标题 4" style:family="table-cell" style:data-style-name="N0">
      <style:table-cell-properties style:vertical-align="middle" fo:background-color="transparent"/>
      <style:text-properties fo:color="#1F497D" fo:font-weight="bold" style:font-weight-asian="bold" style:font-weight-complex="bold"/>
    </style:style>
    <style:style style:name="_24046_" style:display-name="差" style:family="table-cell" style:data-style-name="N0">
      <style:table-cell-properties style:vertical-align="middle" fo:background-color="#FFC7CE"/>
      <style:text-properties fo:color="#9C0006"/>
    </style:style>
    <style:style style:name="Default" style:family="table-cell" style:data-style-name="N0">
      <style:table-cell-properties style:vertical-align="middle" fo:background-color="transparent"/>
      <style:text-properties fo:color="#000000" style:font-name="宋体" style:font-name-asian="宋体" style:font-name-complex="宋体" fo:font-size="11pt" style:font-size-asian="11pt" style:font-size-complex="11pt"/>
    </style:style>
    <style:style style:name="_22909_" style:display-name="好" style:family="table-cell" style:data-style-name="N0">
      <style:table-cell-properties style:vertical-align="middle" fo:background-color="#C6EFCE"/>
      <style:text-properties fo:color="#006100"/>
    </style:style>
    <style:style style:name="_27719__24635_" style:display-name="汇总" style:family="table-cell" style:data-style-name="N0">
      <style:table-cell-properties fo:border-top="thin solid #4F81BD" fo:border-bottom="thin double #4F81BD" fo:border-left="none" fo:border-right="none" style:vertical-align="middle" fo:background-color="transparent"/>
      <style:text-properties fo:font-weight="bold" style:font-weight-asian="bold" style:font-weight-complex="bold"/>
    </style:style>
    <style:style style:name="_35745__31639_" style:display-name="计算" style:family="table-cell" style:data-style-name="N0">
      <style:table-cell-properties fo:border="thin solid #7F7F7F" style:vertical-align="middle" fo:background-color="#F2F2F2"/>
      <style:text-properties fo:color="#FA7D00" fo:font-weight="bold" style:font-weight-asian="bold" style:font-weight-complex="bold"/>
    </style:style>
    <style:style style:name="_26816__26597__21333__20803__26684_" style:display-name="检查单元格" style:family="table-cell" style:data-style-name="N0">
      <style:table-cell-properties fo:border="thin double #3F3F3F" style:vertical-align="middle" fo:background-color="#A5A5A5"/>
      <style:text-properties fo:color="#FFFFFF" fo:font-weight="bold" style:font-weight-asian="bold" style:font-weight-complex="bold"/>
    </style:style>
    <style:style style:name="_35299__37322__24615__25991__26412_" style:display-name="解释性文本" style:family="table-cell" style:data-style-name="N0">
      <style:table-cell-properties style:vertical-align="middle" fo:background-color="transparent"/>
      <style:text-properties fo:color="#7F7F7F" fo:font-style="italic" style:font-style-asian="italic" style:font-style-complex="italic"/>
    </style:style>
    <style:style style:name="_35686__21578__25991__26412_" style:display-name="警告文本" style:family="table-cell" style:data-style-name="N0">
      <style:table-cell-properties style:vertical-align="middle" fo:background-color="transparent"/>
      <style:text-properties fo:color="#FF0000"/>
    </style:style>
    <style:style style:name="_38142__25509__21333__20803__26684_" style:display-name="链接单元格" style:family="table-cell" style:data-style-name="N0">
      <style:table-cell-properties fo:border-top="none" fo:border-bottom="thin double #FF8001" fo:border-left="none" fo:border-right="none" style:vertical-align="middle" fo:background-color="transparent"/>
      <style:text-properties fo:color="#FA7D00"/>
    </style:style>
    <style:style style:name="_24378__35843__25991__23383__39068__33394__32_1" style:display-name="强调文字颜色 1" style:family="table-cell" style:data-style-name="N0">
      <style:table-cell-properties style:vertical-align="middle" fo:background-color="#4F81BD"/>
      <style:text-properties fo:color="#FFFFFF"/>
    </style:style>
    <style:style style:name="_24378__35843__25991__23383__39068__33394__32_2" style:display-name="强调文字颜色 2" style:family="table-cell" style:data-style-name="N0">
      <style:table-cell-properties style:vertical-align="middle" fo:background-color="#C0504D"/>
      <style:text-properties fo:color="#FFFFFF"/>
    </style:style>
    <style:style style:name="_24378__35843__25991__23383__39068__33394__32_3" style:display-name="强调文字颜色 3" style:family="table-cell" style:data-style-name="N0">
      <style:table-cell-properties style:vertical-align="middle" fo:background-color="#9BBB59"/>
      <style:text-properties fo:color="#FFFFFF"/>
    </style:style>
    <style:style style:name="_24378__35843__25991__23383__39068__33394__32_4" style:display-name="强调文字颜色 4" style:family="table-cell" style:data-style-name="N0">
      <style:table-cell-properties style:vertical-align="middle" fo:background-color="#8064A2"/>
      <style:text-properties fo:color="#FFFFFF"/>
    </style:style>
    <style:style style:name="_24378__35843__25991__23383__39068__33394__32_5" style:display-name="强调文字颜色 5" style:family="table-cell" style:data-style-name="N0">
      <style:table-cell-properties style:vertical-align="middle" fo:background-color="#4BACC6"/>
      <style:text-properties fo:color="#FFFFFF"/>
    </style:style>
    <style:style style:name="_24378__35843__25991__23383__39068__33394__32_6" style:display-name="强调文字颜色 6" style:family="table-cell" style:data-style-name="N0">
      <style:table-cell-properties style:vertical-align="middle" fo:background-color="#F79646"/>
      <style:text-properties fo:color="#FFFFFF"/>
    </style:style>
    <style:style style:name="_36866__20013_" style:display-name="适中" style:family="table-cell" style:data-style-name="N0">
      <style:table-cell-properties style:vertical-align="middle" fo:background-color="#FFEB9C"/>
      <style:text-properties fo:color="#9C6500"/>
    </style:style>
    <style:style style:name="_36755__20986_" style:display-name="输出" style:family="table-cell" style:data-style-name="N0">
      <style:table-cell-properties fo:border="thin solid #3F3F3F" style:vertical-align="middle" fo:background-color="#F2F2F2"/>
      <style:text-properties fo:color="#3F3F3F" fo:font-weight="bold" style:font-weight-asian="bold" style:font-weight-complex="bold"/>
    </style:style>
    <style:style style:name="_36755__20837_" style:display-name="输入" style:family="table-cell" style:data-style-name="N0">
      <style:table-cell-properties fo:border="thin solid #7F7F7F" style:vertical-align="middle" fo:background-color="#FFCC99"/>
      <style:text-properties fo:color="#3F3F76"/>
    </style:style>
    <style:style style:name="_27880__37322_" style:display-name="注释" style:family="table-cell" style:data-style-name="N0">
      <style:table-cell-properties fo:border="thin solid #B2B2B2" style:vertical-align="middle" fo:background-color="#FFFFCC"/>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3">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text:p><text:sheet-name>???</text:sheet-name></text:p>
      </style:header>
      <style:header-left style:display="false"/>
      <style:footer>
        <text:p>页<text:s/><text:page-number>1</text:page-number></text:p>
      </style:footer>
      <style:footer-left style:display="false"/>
    </style:master-page>
    <style:master-page style:name="mp3" style:page-layout-name="pm3">
      <style:header>
        <text:p><text:sheet-name>???</text:sheet-name></text:p>
      </style:header>
      <style:header-left style:display="false"/>
      <style:footer>
        <text:p>页<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王晶33</meta:initial-creator>
    <dc:creator>deeplm</dc:creator>
    <meta:creation-date>2019-02-18T11:41:34Z</meta:creation-date>
    <dc:date>2019-12-21T11:54:09Z</dc:date>
    <meta:editing-cycles>116</meta:editing-cycles>
    <meta:editing-duration>PT18003S</meta:editing-duration>
  </office:meta>
</office:document-meta>
</file>